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75">
      <style:drawing-page-properties draw:fill="bitmap" draw:fill-image-name="a2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2">
      <style:drawing-page-properties draw:fill="bitmap" draw:fill-image-name="a26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1" style:parent-style-name="Graphics">
      <style:graphic-properties draw:fill="none" draw:stroke="none"/>
    </style:style>
    <style:style style:family="text" style:name="a2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6">
      <style:drawing-page-properties draw:fill="bitmap" draw:fill-image-name="a2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4">
      <style:graphic-properties draw:fill="none" draw:stroke="solid" svg:stroke-width="0.01389in" svg:stroke-color="#000000" svg:stroke-opacity="100%"/>
    </style:style>
    <style:style style:family="presentation" style:name="a2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5">
      <style:drawing-page-properties draw:fill="bitmap" draw:fill-image-name="a25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53">
      <style:drawing-page-properties draw:fill="bitmap" draw:fill-image-name="a2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05" style:parent-style-name="Graphics">
      <style:graphic-properties draw:fill="none" draw:stroke="non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7">
      <style:drawing-page-properties draw:fill="bitmap" draw:fill-image-name="a27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0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0">
      <style:drawing-page-properties draw:fill="bitmap" draw:fill-image-name="a25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8">
      <style:drawing-page-properties draw:fill="bitmap" draw:fill-image-name="a26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8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9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4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5">
      <style:drawing-page-properties draw:fill="bitmap" draw:fill-image-name="a27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15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8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7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7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6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8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5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58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2525" draw:master-page-name="Master1-Layout2-tx-Title-Slide" presentation:presentation-page-layout-name="Master1-PPL2" draw:id="Slide-256">
        <draw:frame draw:id="id170" draw:style-name="a2530" draw:name="TextShape 1" svg:x="0.55118in" svg:y="0.88583in" svg:width="9.92087in" svg:height="1.41732in">
          <draw:text-box>
            <text:p text:style-name="a2529" text:class-names="" text:cond-style-name=""><text:span text:style-name="a2526" text:class-names="">電影評論分</text:span><text:span text:style-name="a2527" text:class-names="">析</text:span><text:span text:style-name="a2528" text:class-names=""/></text:p>
          </draw:text-box>
          <svg:title/>
          <svg:desc/>
        </draw:frame>
        <draw:frame draw:id="id171" draw:style-name="a2548" draw:name="TextShape 2" svg:x="0.55118in" svg:y="2.96921in" svg:width="9.92087in" svg:height="3.01181in">
          <draw:text-box>
            <text:p text:style-name="a2532" text:class-names="" text:cond-style-name=""><text:span text:style-name="a2531" text:class-names="">Potato</text:span></text:p>
            <text:p text:style-name="a2534" text:class-names="" text:cond-style-name=""><text:span text:style-name="a2533" text:class-names=""/></text:p>
            <text:p text:style-name="a2537" text:class-names="" text:cond-style-name=""><text:span text:style-name="a2535" text:class-names="">楊家明</text:span><text:span text:style-name="a2536" text:class-names="">/40647003S</text:span></text:p>
            <text:p text:style-name="a2540" text:class-names="" text:cond-style-name=""><text:span text:style-name="a2538" text:class-names="">鍾暿峒</text:span><text:span text:style-name="a2539" text:class-names="">/40647004S</text:span></text:p>
            <text:p text:style-name="a2544" text:class-names="" text:cond-style-name=""><text:span text:style-name="a2541" text:class-names="">劉怡萱</text:span><text:span text:style-name="a2542" text:class-names="">/40647012S</text:span><text:span text:style-name="a2543" text:class-names=""/></text:p>
            <text:p text:style-name="a2547" text:class-names="" text:cond-style-name=""><text:span text:style-name="a2545" text:class-names="">偕為昭</text:span><text:span text:style-name="a2546" text:class-names="">/40647021S</text:span></text:p>
          </draw:text-box>
          <svg:title/>
          <svg:desc/>
        </draw:frame>
      </draw:page>
      <draw:page draw:name="Slide2" draw:style-name="a2550" draw:master-page-name="Master2-Layout3-obj-Title,-Content" presentation:presentation-page-layout-name="Master2-PPL3" draw:id="Slide-257">
        <draw:frame draw:id="id172" draw:style-name="a2553" draw:name="TextShape 1" svg:x="0.55118in" svg:y="0.24685in" svg:width="9.92087in" svg:height="1.03543in">
          <draw:text-box>
            <text:p text:style-name="a2552" text:class-names="" text:cond-style-name=""><text:span text:style-name="a2551" text:class-names="">What is the problem?</text:span></text:p>
          </draw:text-box>
          <svg:title/>
          <svg:desc/>
        </draw:frame>
        <draw:frame draw:id="id173" draw:style-name="a2573" draw:name="TextShape 2" svg:x="0.55118in" svg:y="1.45079in" svg:width="9.92087in" svg:height="3.59606in">
          <draw:text-box>
            <text:list text:style-name="a2558">
              <text:list-item>
                <text:p text:style-name="a2557" text:class-names="" text:cond-style-name=""><text:span text:style-name="a2554" text:class-names="">這個題目是什麼，它能解決什麼問題</text:span><text:span text:style-name="a2555" text:class-names="">？</text:span><text:span text:style-name="a2556" text:class-names=""/></text:p>
              </text:list-item>
            </text:list>
            <text:p text:style-name="a2560" text:class-names="" text:cond-style-name=""><text:span text:style-name="a2559" text:class-names=""/></text:p>
            <text:p text:style-name="a2565" text:class-names="" text:cond-style-name=""><text:span text:style-name="a2561" text:class-names="">爬</text:span><text:span text:style-name="a2562" text:class-names="">取</text:span><text:span text:style-name="a2563" text:class-names="">影評來分析人們對每部電影的評價</text:span><text:span text:style-name="a2564" text:class-names=""/></text:p>
            <text:p text:style-name="a2569" text:class-names="" text:cond-style-name=""><text:span text:style-name="a2566" text:class-names="">能夠讓觀影者在觀影前大致理解大眾對此部電影的看</text:span><text:span text:style-name="a2567" text:class-names="">法</text:span><text:span text:style-name="a2568" text:class-names=""/></text:p>
            <text:p text:style-name="a2572" text:class-names="" text:cond-style-name=""><text:span text:style-name="a2570" text:class-names=""><text:line-break/></text:span><text:span text:style-name="a2571" text:class-names=""/></text:p>
          </draw:text-box>
          <svg:title/>
          <svg:desc/>
        </draw:frame>
      </draw:page>
      <draw:page draw:name="Slide3" draw:style-name="a2575" draw:master-page-name="Master2-Layout3-obj-Title,-Content" presentation:presentation-page-layout-name="Master2-PPL3" draw:id="Slide-258">
        <draw:frame draw:id="id174" draw:style-name="a2578" draw:name="TextShape 1" svg:x="0.55118in" svg:y="0.24685in" svg:width="9.92087in" svg:height="1.03543in">
          <draw:text-box>
            <text:p text:style-name="a2577" text:class-names="" text:cond-style-name=""><text:span text:style-name="a2576" text:class-names="">Why this is important?</text:span></text:p>
          </draw:text-box>
          <svg:title/>
          <svg:desc/>
        </draw:frame>
        <draw:frame draw:id="id175" draw:style-name="a2606" draw:name="TextShape 2" svg:x="0.55118in" svg:y="1.45079in" svg:width="9.92087in" svg:height="3.59606in">
          <draw:text-box>
            <text:list text:style-name="a2582">
              <text:list-item>
                <text:p text:style-name="a2581" text:class-names="" text:cond-style-name=""><text:span text:style-name="a2579" text:class-names="">這個題目的緣起動機是什麼？</text:span><text:span text:style-name="a2580" text:class-names=""/></text:p>
              </text:list-item>
            </text:list>
            <text:list text:style-name="a2586">
              <text:list-item>
                <text:p text:style-name="a2585" text:class-names="" text:cond-style-name=""><text:span text:style-name="a2583" text:class-names="">你注意到什麼需求、現象、問題？</text:span><text:span text:style-name="a2584" text:class-names=""/></text:p>
              </text:list-item>
            </text:list>
            <text:list text:style-name="a2591">
              <text:list-item>
                <text:p text:style-name="a2590" text:class-names="" text:cond-style-name=""><text:span text:style-name="a2587" text:class-names="">為什麼這個問題值得被解決</text:span><text:span text:style-name="a2588" text:class-names="">？</text:span><text:span text:style-name="a2589" text:class-names=""/></text:p>
              </text:list-item>
            </text:list>
            <text:p text:style-name="a2593" text:class-names="" text:cond-style-name=""><text:span text:style-name="a2592" text:class-names=""/></text:p>
            <text:p text:style-name="a2596" text:class-names="" text:cond-style-name=""><text:span text:style-name="a2594" text:class-names=""><text:s text:c="1"/>時常</text:span><text:span text:style-name="a2595" text:class-names="">被電影預告所吸引，真正進電影院看或是線上看的時候卻踩雷</text:span></text:p>
            <text:p text:style-name="a2601" text:class-names="" text:cond-style-name=""><text:span text:style-name="a2597" text:class-names=""><text:s text:c="1"/>因此</text:span><text:span text:style-name="a2598" text:class-names="">我們希望能透過大部分人對此部電影的評價來作為是否觀影</text:span><text:span text:style-name="a2599" text:class-names="">的</text:span><text:span text:style-name="a2600" text:class-names=""/></text:p>
            <text:p text:style-name="a2605" text:class-names="" text:cond-style-name=""><text:span text:style-name="a2602" text:class-names=""><text:s text:c="1"/>依據</text:span><text:span text:style-name="a2603" text:class-names=""><text:line-break/></text:span><text:span text:style-name="a2604" text:class-names=""/></text:p>
          </draw:text-box>
          <svg:title/>
          <svg:desc/>
        </draw:frame>
      </draw:page>
      <draw:page draw:name="Slide4" draw:style-name="a2608" draw:master-page-name="Master2-Layout3-obj-Title,-Content" presentation:presentation-page-layout-name="Master2-PPL3" draw:id="Slide-259">
        <draw:frame draw:id="id176" draw:style-name="a2611" draw:name="TextShape 1" svg:x="0.55118in" svg:y="0.24685in" svg:width="9.92087in" svg:height="1.03543in">
          <draw:text-box>
            <text:p text:style-name="a2610" text:class-names="" text:cond-style-name=""><text:span text:style-name="a2609" text:class-names="">What to do and how you do it?</text:span></text:p>
          </draw:text-box>
          <svg:title/>
          <svg:desc/>
        </draw:frame>
        <draw:frame draw:id="id177" draw:style-name="a2651" draw:name="TextShape 2" svg:x="0.55118in" svg:y="1.45079in" svg:width="9.92087in" svg:height="3.59606in">
          <draw:text-box>
            <text:list text:style-name="a2615">
              <text:list-item>
                <text:p text:style-name="a2614" text:class-names="" text:cond-style-name=""><text:span text:style-name="a2612" text:class-names="">你需要做什麼來解決這個問題？</text:span><text:span text:style-name="a2613" text:class-names=""/></text:p>
              </text:list-item>
            </text:list>
            <text:list text:style-name="a2620">
              <text:list-item>
                <text:p text:style-name="a2619" text:class-names="" text:cond-style-name=""><text:span text:style-name="a2616" text:class-names="">你要做的這些事情裡的先後順序是什麼</text:span><text:span text:style-name="a2617" text:class-names="">？</text:span><text:span text:style-name="a2618" text:class-names=""/></text:p>
              </text:list-item>
            </text:list>
            <text:p text:style-name="a2632" text:class-names="" text:cond-style-name=""><text:span text:style-name="a2621" text:class-names="">蒐集</text:span><text:span text:style-name="a2622" text:class-names="">ptt</text:span><text:span text:style-name="a2623" text:class-names="">電影版評論標題及內容</text:span><text:span text:style-name="a2624" text:class-names="">-&gt;</text:span><text:span text:style-name="a2625" text:class-names="">分析文本</text:span><text:span text:style-name="a2626" text:class-names="">-&gt;</text:span><text:span text:style-name="a2627" text:class-names="">呈現結果</text:span><text:span text:style-name="a2628" text:class-names="">(</text:span><text:span text:style-name="a2629" text:class-names="">圖形化</text:span><text:span text:style-name="a2630" text:class-names="">)</text:span><text:span text:style-name="a2631" text:class-names=""/></text:p>
            <text:list text:style-name="a2637">
              <text:list-item>
                <text:p text:style-name="a2636" text:class-names="" text:cond-style-name=""><text:span text:style-name="a2633" text:class-names="">你會需要哪些工具</text:span><text:span text:style-name="a2634" text:class-names="">？</text:span><text:span text:style-name="a2635" text:class-names=""/></text:p>
              </text:list-item>
            </text:list>
            <text:p text:style-name="a2647" text:class-names="" text:cond-style-name=""><text:span text:style-name="a2638" text:class-names="">需要</text:span><text:span text:style-name="a2639" text:class-names="">Python<text:s text:c="1"/></text:span><text:span text:style-name="a2640" text:class-names="">BeautifulSoup</text:span><text:span text:style-name="a2641" text:class-names="">,<text:s text:c="1"/></text:span><text:span text:style-name="a2642" text:class-names="">Jieba</text:span><text:span text:style-name="a2643" text:class-names="">,<text:s text:c="1"/></text:span><text:span text:style-name="a2644" text:class-names="">matplotlib</text:span><text:span text:style-name="a2645" text:class-names=""><text:s text:c="1"/></text:span><text:span text:style-name="a2646" text:class-names="">套件</text:span></text:p>
            <text:p text:style-name="a2650" text:class-names="" text:cond-style-name=""><text:span text:style-name="a2648" text:class-names=""><text:line-break/></text:span><text:span text:style-name="a2649" text:class-names=""/></text:p>
          </draw:text-box>
          <svg:title/>
          <svg:desc/>
        </draw:frame>
      </draw:page>
      <draw:page draw:name="Slide5" draw:style-name="a2653" draw:master-page-name="Master2-Layout3-obj-Title,-Content" presentation:presentation-page-layout-name="Master2-PPL3" draw:id="Slide-260">
        <draw:frame draw:id="id178" draw:style-name="a2656" draw:name="TextShape 1" svg:x="0.55118in" svg:y="0.24685in" svg:width="9.92087in" svg:height="1.03543in">
          <draw:text-box>
            <text:p text:style-name="a2655" text:class-names="" text:cond-style-name=""><text:span text:style-name="a2654" text:class-names="">Where do the data come from?</text:span></text:p>
          </draw:text-box>
          <svg:title/>
          <svg:desc/>
        </draw:frame>
        <draw:frame draw:id="id179" draw:style-name="a2690" draw:name="TextShape 2" svg:x="0.55118in" svg:y="1.45079in" svg:width="9.92087in" svg:height="3.59606in">
          <draw:text-box>
            <text:list text:style-name="a2661">
              <text:list-item>
                <text:p text:style-name="a2660" text:class-names="" text:cond-style-name=""><text:span text:style-name="a2657" text:class-names="">你的資料從哪裡來</text:span><text:span text:style-name="a2658" text:class-names="">？</text:span><text:span text:style-name="a2659" text:class-names=""/></text:p>
              </text:list-item>
            </text:list>
            <text:p text:style-name="a2666" text:class-names="" text:cond-style-name=""><text:span text:style-name="a2662" text:class-names="">p</text:span><text:span text:style-name="a2663" text:class-names="">tt</text:span><text:span text:style-name="a2664" text:class-names="">電影版</text:span><text:span text:style-name="a2665" text:class-names=""/></text:p>
            <text:list text:style-name="a2671">
              <text:list-item>
                <text:p text:style-name="a2670" text:class-names="" text:cond-style-name=""><text:span text:style-name="a2667" text:class-names="">怎麼收集</text:span><text:span text:style-name="a2668" text:class-names="">？</text:span><text:span text:style-name="a2669" text:class-names=""/></text:p>
              </text:list-item>
            </text:list>
            <text:p text:style-name="a2678" text:class-names="" text:cond-style-name=""><text:span text:style-name="a2672" text:class-names="">利用</text:span><text:span text:style-name="a2673" text:class-names="">Python</text:span><text:span text:style-name="a2674" text:class-names=""><text:s text:c="1"/>的<text:s text:c="1"/></text:span><text:span text:style-name="a2675" text:class-names="">BeautifulSoup</text:span><text:span text:style-name="a2676" text:class-names=""><text:s text:c="1"/>套件撰寫爬蟲程式蒐集資料</text:span><text:span text:style-name="a2677" text:class-names=""/></text:p>
            <text:list text:style-name="a2683">
              <text:list-item>
                <text:p text:style-name="a2682" text:class-names="" text:cond-style-name=""><text:span text:style-name="a2679" text:class-names="">怎麼知道量夠不夠</text:span><text:span text:style-name="a2680" text:class-names="">？</text:span><text:span text:style-name="a2681" text:class-names=""/></text:p>
              </text:list-item>
            </text:list>
            <text:p text:style-name="a2686" text:class-names="" text:cond-style-name=""><text:span text:style-name="a2684" text:class-names="">比較不同電影蒐集資料筆數，數量明顯較少的可能是較冷門電影</text:span><text:span text:style-name="a2685" text:class-names=""/></text:p>
            <text:p text:style-name="a2689" text:class-names="" text:cond-style-name=""><text:span text:style-name="a2687" text:class-names=""><text:line-break/></text:span><text:span text:style-name="a2688" text:class-names=""/></text:p>
          </draw:text-box>
          <svg:title/>
          <svg:desc/>
        </draw:frame>
      </draw:page>
      <draw:page draw:name="Slide6" draw:style-name="a2692" draw:master-page-name="Master2-Layout3-obj-Title,-Content" presentation:presentation-page-layout-name="Master2-PPL3" draw:id="Slide-261">
        <draw:frame draw:id="id180" draw:style-name="a2695" draw:name="TextShape 1" svg:x="0.55118in" svg:y="0.24685in" svg:width="9.92087in" svg:height="1.03543in">
          <draw:text-box>
            <text:p text:style-name="a2694" text:class-names="" text:cond-style-name=""><text:span text:style-name="a2693" text:class-names="">Work flow</text:span></text:p>
          </draw:text-box>
          <svg:title/>
          <svg:desc/>
        </draw:frame>
        <draw:frame draw:id="id181" draw:style-name="a2704" draw:name="TextShape 2" svg:x="0.55118in" svg:y="1.45079in" svg:width="9.92087in" svg:height="3.59606in">
          <draw:text-box>
            <text:list text:style-name="a2700">
              <text:list-item>
                <text:p text:style-name="a2699" text:class-names="" text:cond-style-name=""><text:span text:style-name="a2696" text:class-names="">程式流程方塊</text:span><text:span text:style-name="a2697" text:class-names="">圖</text:span><text:span text:style-name="a2698" text:class-names=""/></text:p>
              </text:list-item>
            </text:list>
            <text:list text:style-name="a2703">
              <text:list-item>
                <text:p text:style-name="a2702" text:class-names="" text:cond-style-name=""><text:span text:style-name="a2701" text:class-names=""/></text:p>
              </text:list-item>
            </text:list>
          </draw:text-box>
          <svg:title/>
          <svg:desc/>
        </draw:frame>
        <draw:frame draw:id="id182" draw:style-name="a2705" draw:name="圖片 2" svg:x="0.65182in" svg:y="3.05182in" svg:width="9.89888in" svg:height="0.97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7" draw:style-name="a2707" draw:master-page-name="Master2-Layout3-obj-Title,-Content" presentation:presentation-page-layout-name="Master2-PPL3" draw:id="Slide-262">
        <draw:frame draw:id="id183" draw:style-name="a2710" draw:name="TextShape 1" svg:x="0.55118in" svg:y="0.24685in" svg:width="9.92087in" svg:height="1.03543in">
          <draw:text-box>
            <text:p text:style-name="a2709" text:class-names="" text:cond-style-name=""><text:span text:style-name="a2708" text:class-names="">Who did what in your team</text:span></text:p>
          </draw:text-box>
          <svg:title/>
          <svg:desc/>
        </draw:frame>
        <draw:frame draw:id="id184" draw:style-name="a2733" draw:name="TextShape 2" svg:x="0.55118in" svg:y="1.45079in" svg:width="9.92087in" svg:height="3.59606in">
          <draw:text-box>
            <text:list text:style-name="a2715">
              <text:list-item>
                <text:p text:style-name="a2714" text:class-names="" text:cond-style-name=""><text:span text:style-name="a2711" text:class-names="">請介紹你的組員工作</text:span><text:span text:style-name="a2712" text:class-names="">分配</text:span><text:span text:style-name="a2713" text:class-names=""/></text:p>
              </text:list-item>
            </text:list>
            <text:p text:style-name="a2717" text:class-names="" text:cond-style-name=""><text:span text:style-name="a2716" text:class-names=""/></text:p>
            <text:p text:style-name="a2719" text:class-names="" text:cond-style-name=""><text:span text:style-name="a2718" text:class-names="">蒐集資料：偕為昭、鍾暿峒</text:span></text:p>
            <text:p text:style-name="a2721" text:class-names="" text:cond-style-name=""><text:span text:style-name="a2720" text:class-names="">文本分析：楊家明、劉怡萱</text:span></text:p>
            <text:p text:style-name="a2725" text:class-names="" text:cond-style-name=""><text:span text:style-name="a2722" text:class-names="">結果分析：楊家明、鍾暿</text:span><text:span text:style-name="a2723" text:class-names="">峒</text:span><text:span text:style-name="a2724" text:class-names=""/></text:p>
            <text:p text:style-name="a2729" text:class-names="" text:cond-style-name=""><text:span text:style-name="a2726" text:class-names="">結果呈現</text:span><text:span text:style-name="a2727" text:class-names="">：劉怡萱、偕</text:span><text:span text:style-name="a2728" text:class-names="">為昭</text:span></text:p>
            <text:p text:style-name="a2732" text:class-names="" text:cond-style-name=""><text:span text:style-name="a2730" text:class-names=""><text:line-break/></text:span><text:span text:style-name="a2731" text:class-names=""/></text:p>
          </draw:text-box>
          <svg:title/>
          <svg:desc/>
        </draw:frame>
      </draw:page>
      <draw:page draw:name="Slide8" draw:style-name="a2735" draw:master-page-name="Master1-Layout1-blank-Blank-Slide" presentation:presentation-page-layout-name="Master1-PPL1" draw:id="Slide-263">
        <draw:frame draw:id="id185" draw:style-name="a2740" draw:name="TextShape 1" svg:x="1.37795in" svg:y="5.70866in" svg:width="7.87402in" svg:height="0.32244in">
          <draw:text-box>
            <text:p text:style-name="a2739" text:class-names="" text:cond-style-name=""><text:span text:style-name="a2736" text:class-names="">This work is licensed under a Creative Commons Attribution-ShareAlike 3.0 Unported License.</text:span><text:span text:style-name="a2737" text:class-names=""><text:line-break/></text:span><text:span text:style-name="a2738" text:class-names="">It makes use of the works of Mateus Machado Luna.</text:span></text:p>
          </draw:text-box>
          <svg:title/>
          <svg:desc/>
        </draw:frame>
        <draw:frame draw:id="id186" draw:style-name="a2741" draw:name="圖片 178" svg:x="1.1811in" svg:y="5.70866in" svg:width="0.91614in" svg:height="0.32244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2744" draw:name="TextShape 2" svg:x="2.16535in" svg:y="2.20276in" svg:width="5.90551in" svg:height="1.34055in">
          <draw:text-box>
            <text:p text:style-name="a2743" text:class-names="" text:cond-style-name=""><text:span text:style-name="a2742" text:class-names="">Q &amp; A</text:span></text:p>
          </draw:text-box>
          <svg:title/>
          <svg:desc/>
        </draw:frame>
      </draw:page>
      <draw:page draw:name="Slide11" draw:style-name="a2746" draw:master-page-name="Master2-Layout3-obj-Title,-Content" presentation:presentation-page-layout-name="Master2-PPL3" draw:id="Slide-266">
        <draw:frame draw:id="id188" presentation:style-name="a2750" draw:name="標題 1" svg:x="0.55118in" svg:y="0.15549in" svg:width="9.92087in" svg:height="1.01305in" presentation:class="title" presentation:placeholder="false">
          <draw:text-box>
            <text:p text:style-name="a2749" text:class-names="" text:cond-style-name=""><text:span text:style-name="a2747" text:class-names="">Q&amp;A</text:span><text:span text:style-name="a2748" text:class-names=""/></text:p>
          </draw:text-box>
          <svg:title/>
          <svg:desc/>
        </draw:frame>
        <draw:frame draw:id="id189" presentation:style-name="a2803" draw:name="文字版面配置區 2" svg:x="0.55118in" svg:y="1.16854in" svg:width="9.92087in" svg:height="4.61798in" presentation:class="outline" presentation:placeholder="false">
          <draw:text-box>
            <text:list text:style-name="a2758">
              <text:list-item>
                <text:p text:style-name="a2757" text:class-names="" text:cond-style-name=""><text:span text:style-name="a2751" text:class-names="">如何過濾電影</text:span><text:span text:style-name="a2752" text:class-names="">工讀生</text:span><text:span text:style-name="a2753" text:class-names="">來</text:span><text:span text:style-name="a2754" text:class-names="">ptt</text:span><text:span text:style-name="a2755" text:class-names="">宣傳一事</text:span><text:span text:style-name="a2756" text:class-names="">?</text:span></text:p>
              </text:list-item>
            </text:list>
            <text:list text:style-name="a2763">
              <text:list-item>
                <text:p text:style-name="a2762" text:class-names="" text:cond-style-name=""><text:span text:style-name="a2759" text:class-names="">單純宣傳將不算在樣本中，若是心得文章就</text:span><text:span text:style-name="a2760" text:class-names="">列入</text:span><text:span text:style-name="a2761" text:class-names=""/></text:p>
              </text:list-item>
            </text:list>
            <text:list text:style-name="a2766">
              <text:list-item>
                <text:p text:style-name="a2765" text:class-names="" text:cond-style-name=""><text:span text:style-name="a2764" text:class-names=""/></text:p>
              </text:list-item>
            </text:list>
            <text:list text:style-name="a2772">
              <text:list-item>
                <text:p text:style-name="a2771" text:class-names="" text:cond-style-name=""><text:span text:style-name="a2767" text:class-names="">如何區分</text:span><text:span text:style-name="a2768" text:class-names="">宣傳</text:span><text:span text:style-name="a2769" text:class-names="">和心得</text:span><text:span text:style-name="a2770" text:class-names="">?</text:span></text:p>
              </text:list-item>
            </text:list>
            <text:list text:style-name="a2777">
              <text:list-item>
                <text:p text:style-name="a2776" text:class-names="" text:cond-style-name=""><text:span text:style-name="a2773" text:class-names="">擷取一些關鍵字，如：我覺得、我</text:span><text:span text:style-name="a2774" text:class-names="">認為</text:span><text:span text:style-name="a2775" text:class-names=""/></text:p>
              </text:list-item>
            </text:list>
            <text:list text:style-name="a2780">
              <text:list-item>
                <text:p text:style-name="a2779" text:class-names="" text:cond-style-name=""><text:span text:style-name="a2778" text:class-names=""/></text:p>
              </text:list-item>
            </text:list>
            <text:list text:style-name="a2784">
              <text:list-item>
                <text:p text:style-name="a2783" text:class-names="" text:cond-style-name=""><text:span text:style-name="a2781" text:class-names="">電影時常出現在上映當下評價與後來評價落差巨大問題</text:span><text:span text:style-name="a2782" text:class-names="">?</text:span></text:p>
              </text:list-item>
            </text:list>
            <text:list text:style-name="a2789">
              <text:list-item>
                <text:p text:style-name="a2788" text:class-names="" text:cond-style-name=""><text:span text:style-name="a2785" text:class-names="">將評論時間納入</text:span><text:span text:style-name="a2786" text:class-names="">考量</text:span><text:span text:style-name="a2787" text:class-names=""/></text:p>
              </text:list-item>
            </text:list>
            <text:list text:style-name="a2792">
              <text:list-item>
                <text:p text:style-name="a2791" text:class-names="" text:cond-style-name=""><text:span text:style-name="a2790" text:class-names=""/></text:p>
              </text:list-item>
            </text:list>
            <text:list text:style-name="a2796">
              <text:list-item>
                <text:p text:style-name="a2795" text:class-names="" text:cond-style-name=""><text:span text:style-name="a2793" text:class-names="">如果以單一網站為來源，會不會出現評價標準偏差無法推及網站用戶以外使用者的問題</text:span><text:span text:style-name="a2794" text:class-names="">?</text:span></text:p>
              </text:list-item>
            </text:list>
            <text:list text:style-name="a2799">
              <text:list-item>
                <text:p text:style-name="a2798" text:class-names="" text:cond-style-name=""><text:span text:style-name="a2797" text:class-names="">若能列入不同網站來參考當然能讓評價更全面</text:span></text:p>
              </text:list-item>
            </text:list>
            <text:list text:style-name="a2802">
              <text:list-item>
                <text:p text:style-name="a2801" text:class-names="" text:cond-style-name=""><text:span text:style-name="a2800" text:class-names=""/></text:p>
              </text:list-item>
            </text:list>
          </draw:text-box>
          <svg:title/>
          <svg:desc/>
        </draw:frame>
        <presentation:notes draw:style-name="a2810">
          <draw:page-thumbnail draw:page-number="9" svg:x="0.62674in" svg:y="1.46181in" svg:width="7.01389in" svg:height="3.94618in" presentation:class="page" draw:id="id190" presentation:style-name="a2804" draw:name="投影片圖像版面配置區 1">
            <svg:title/>
            <svg:desc/>
          </draw:page-thumbnail>
          <draw:frame draw:id="id191" presentation:style-name="a2805" draw:name="備忘稿版面配置區 2" svg:x="0.82639in" svg:y="5.62674in" svg:width="6.61458in" svg:height="4.60417in" presentation:class="notes" presentation:placeholder="true">
            <draw:text-box/>
            <svg:title/>
            <svg:desc/>
          </draw:frame>
          <draw:frame draw:id="id192" draw:style-name="a2809" draw:name="投影片編號版面配置區 3" svg:x="4.68229in" svg:y="11.1059in" svg:width="3.58333in" svg:height="0.58681in">
            <draw:text-box>
              <text:p text:style-name="a2808" text:class-names="" text:cond-style-name=""><text:span text:style-name="a2806" text:class-names=""><text:page-number style:num-format="1" text:fixed="false"/></text:span><text:span text:style-name="a280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1-PPL3" style:display-name="Title,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</style:presentation-page-layout>
    <style:presentation-page-layout style:name="Master1-PPL4" style:display-name="Title,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3.01181in"/>
    </style:presentation-page-layout>
    <style:presentation-page-layout style:name="Master1-PPL5" style:display-name="Title Only">
      <presentation:placeholder presentation:object="title" svg:x="0.55118in" svg:y="0.88583in" svg:width="9.92087in" svg:height="1.41732in"/>
    </style:presentation-page-layout>
    <style:presentation-page-layout style:name="Master1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1-PPL7" style:display-name="Title, 2 Content and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3.01181in"/>
      <presentation:placeholder presentation:object="outline" svg:x="0.55118in" svg:y="4.17205in" svg:width="4.84134in" svg:height="1.43661in"/>
    </style:presentation-page-layout>
    <style:presentation-page-layout style:name="Master1-PPL8" style:display-name="Title Content and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1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9.92087in" svg:height="1.43661in"/>
    </style:presentation-page-layout>
    <style:presentation-page-layout style:name="Master1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utline" svg:x="0.55118in" svg:y="4.17205in" svg:width="9.92087in" svg:height="1.43661in"/>
    </style:presentation-page-layout>
    <style:presentation-page-layout style:name="Master1-PPL11" style:display-name="Title, 4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1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2-PPL3" style:display-name="Title,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</style:presentation-page-layout>
    <style:presentation-page-layout style:name="Master2-PPL4" style:display-name="Title,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3.01181in"/>
    </style:presentation-page-layout>
    <style:presentation-page-layout style:name="Master2-PPL5" style:display-name="Title Only">
      <presentation:placeholder presentation:object="title" svg:x="0.55118in" svg:y="0.88583in" svg:width="9.92087in" svg:height="1.41732in"/>
    </style:presentation-page-layout>
    <style:presentation-page-layout style:name="Master2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2-PPL7" style:display-name="Title, 2 Content and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3.01181in"/>
      <presentation:placeholder presentation:object="outline" svg:x="0.55118in" svg:y="4.17205in" svg:width="4.84134in" svg:height="1.43661in"/>
    </style:presentation-page-layout>
    <style:presentation-page-layout style:name="Master2-PPL8" style:display-name="Title Content and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2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9.92087in" svg:height="1.43661in"/>
    </style:presentation-page-layout>
    <style:presentation-page-layout style:name="Master2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utline" svg:x="0.55118in" svg:y="4.17205in" svg:width="9.92087in" svg:height="1.43661in"/>
    </style:presentation-page-layout>
    <style:presentation-page-layout style:name="Master2-PPL11" style:display-name="Title, 4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2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3-PPL3" style:display-name="Title,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</style:presentation-page-layout>
    <style:presentation-page-layout style:name="Master3-PPL4" style:display-name="Title,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3.01181in"/>
    </style:presentation-page-layout>
    <style:presentation-page-layout style:name="Master3-PPL5" style:display-name="Title Only">
      <presentation:placeholder presentation:object="title" svg:x="0.55118in" svg:y="0.88583in" svg:width="9.92087in" svg:height="1.41732in"/>
    </style:presentation-page-layout>
    <style:presentation-page-layout style:name="Master3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3-PPL7" style:display-name="Title, 2 Content and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3.01181in"/>
      <presentation:placeholder presentation:object="outline" svg:x="0.55118in" svg:y="4.17205in" svg:width="4.84134in" svg:height="1.43661in"/>
    </style:presentation-page-layout>
    <style:presentation-page-layout style:name="Master3-PPL8" style:display-name="Title Content and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3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9.92087in" svg:height="1.43661in"/>
    </style:presentation-page-layout>
    <style:presentation-page-layout style:name="Master3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utline" svg:x="0.55118in" svg:y="4.17205in" svg:width="9.92087in" svg:height="1.43661in"/>
    </style:presentation-page-layout>
    <style:presentation-page-layout style:name="Master3-PPL11" style:display-name="Title, 4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3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4-PPL1" style:display-name="Blank Slide"/>
    <style:presentation-page-layout style:name="Master4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4-PPL3" style:display-name="Title,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</style:presentation-page-layout>
    <style:presentation-page-layout style:name="Master4-PPL4" style:display-name="Title,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3.01181in"/>
    </style:presentation-page-layout>
    <style:presentation-page-layout style:name="Master4-PPL5" style:display-name="Title Only">
      <presentation:placeholder presentation:object="title" svg:x="0.55118in" svg:y="0.88583in" svg:width="9.92087in" svg:height="1.41732in"/>
    </style:presentation-page-layout>
    <style:presentation-page-layout style:name="Master4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4-PPL7" style:display-name="Title, 2 Content and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3.01181in"/>
      <presentation:placeholder presentation:object="outline" svg:x="0.55118in" svg:y="4.17205in" svg:width="4.84134in" svg:height="1.43661in"/>
    </style:presentation-page-layout>
    <style:presentation-page-layout style:name="Master4-PPL8" style:display-name="Title Content and 2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3.01181in"/>
      <presentation:placeholder presentation:object="outline" svg:x="5.63504in" svg:y="2.59843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4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9.92087in" svg:height="1.43661in"/>
    </style:presentation-page-layout>
    <style:presentation-page-layout style:name="Master4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utline" svg:x="0.55118in" svg:y="4.17205in" svg:width="9.92087in" svg:height="1.43661in"/>
    </style:presentation-page-layout>
    <style:presentation-page-layout style:name="Master4-PPL11" style:display-name="Title, 4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utline" svg:x="5.63504in" svg:y="2.59843in" svg:width="4.84134in" svg:height="1.43661in"/>
      <presentation:placeholder presentation:object="outline" svg:x="0.55118in" svg:y="4.17205in" svg:width="4.84134in" svg:height="1.43661in"/>
      <presentation:placeholder presentation:object="outline" svg:x="5.63504in" svg:y="4.17205in" svg:width="4.84134in" svg:height="1.43661in"/>
    </style:presentation-page-layout>
    <style:presentation-page-layout style:name="Master4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46" xlink:href="media/image3.png" xlink:show="embed" xlink:actuate="onLoad"/>
    <draw:fill-image draw:name="a2607" xlink:href="media/image3.png" xlink:show="embed" xlink:actuate="onLoad"/>
    <draw:fill-image draw:name="a1970" xlink:href="media/image4.png" xlink:show="embed" xlink:actuate="onLoad"/>
    <draw:fill-image draw:name="a1050" xlink:href="media/image3.png" xlink:show="embed" xlink:actuate="onLoad"/>
    <draw:fill-image draw:name="a2462" xlink:href="media/image4.png" xlink:show="embed" xlink:actuate="onLoad"/>
    <draw:fill-image draw:name="a2212" xlink:href="media/image4.png" xlink:show="embed" xlink:actuate="onLoad"/>
    <draw:fill-image draw:name="a1374" xlink:href="media/image5.png" xlink:show="embed" xlink:actuate="onLoad"/>
    <draw:fill-image draw:name="a1100" xlink:href="media/image3.png" xlink:show="embed" xlink:actuate="onLoad"/>
    <draw:fill-image draw:name="a112" xlink:href="media/image6.png" xlink:show="embed" xlink:actuate="onLoad"/>
    <draw:fill-image draw:name="a2691" xlink:href="media/image3.png" xlink:show="embed" xlink:actuate="onLoad"/>
    <draw:fill-image draw:name="a77" xlink:href="media/image6.png" xlink:show="embed" xlink:actuate="onLoad"/>
    <draw:fill-image draw:name="a1581" xlink:href="media/image5.png" xlink:show="embed" xlink:actuate="onLoad"/>
    <draw:fill-image draw:name="a1631" xlink:href="media/image5.png" xlink:show="embed" xlink:actuate="onLoad"/>
    <draw:fill-image draw:name="a369" xlink:href="media/image6.png" xlink:show="embed" xlink:actuate="onLoad"/>
    <draw:fill-image draw:name="a419" xlink:href="media/image6.png" xlink:show="embed" xlink:actuate="onLoad"/>
    <draw:fill-image draw:name="a2745" xlink:href="media/image3.png" xlink:show="embed" xlink:actuate="onLoad"/>
    <draw:fill-image draw:name="a1262" xlink:href="media/image5.png" xlink:show="embed" xlink:actuate="onLoad"/>
    <draw:fill-image draw:name="a873" xlink:href="media/image3.png" xlink:show="embed" xlink:actuate="onLoad"/>
    <draw:fill-image draw:name="a1339" xlink:href="media/image5.png" xlink:show="embed" xlink:actuate="onLoad"/>
    <draw:fill-image draw:name="a2652" xlink:href="media/image3.png" xlink:show="embed" xlink:actuate="onLoad"/>
    <draw:fill-image draw:name="a1542" xlink:href="media/image5.png" xlink:show="embed" xlink:actuate="onLoad"/>
    <draw:fill-image draw:name="a2706" xlink:href="media/image3.png" xlink:show="embed" xlink:actuate="onLoad"/>
    <draw:fill-image draw:name="a2408" xlink:href="media/image4.png" xlink:show="embed" xlink:actuate="onLoad"/>
    <draw:fill-image draw:name="a2262" xlink:href="media/image4.png" xlink:show="embed" xlink:actuate="onLoad"/>
    <draw:fill-image draw:name="a785" xlink:href="media/image3.png" xlink:show="embed" xlink:actuate="onLoad"/>
    <draw:fill-image draw:name="a2312" xlink:href="media/image4.png" xlink:show="embed" xlink:actuate="onLoad"/>
    <draw:fill-image draw:name="a1200" xlink:href="media/image3.png" xlink:show="embed" xlink:actuate="onLoad"/>
    <draw:fill-image draw:name="a1777" xlink:href="media/image5.png" xlink:show="embed" xlink:actuate="onLoad"/>
    <draw:fill-image draw:name="a515" xlink:href="media/image6.png" xlink:show="embed" xlink:actuate="onLoad"/>
    <draw:fill-image draw:name="a1504" xlink:href="media/image5.png" xlink:show="embed" xlink:actuate="onLoad"/>
    <draw:fill-image draw:name="a1681" xlink:href="media/image5.png" xlink:show="embed" xlink:actuate="onLoad"/>
    <draw:fill-image draw:name="a743" xlink:href="media/image3.png" xlink:show="embed" xlink:actuate="onLoad"/>
    <draw:fill-image draw:name="a469" xlink:href="media/image6.png" xlink:show="embed" xlink:actuate="onLoad"/>
    <draw:fill-image draw:name="a1731" xlink:href="media/image5.png" xlink:show="embed" xlink:actuate="onLoad"/>
    <draw:fill-image draw:name="a1458" xlink:href="media/image5.png" xlink:show="embed" xlink:actuate="onLoad"/>
    <draw:fill-image draw:name="a2173" xlink:href="media/image4.png" xlink:show="embed" xlink:actuate="onLoad"/>
    <draw:fill-image draw:name="a2524" xlink:href="media/image6.png" xlink:show="embed" xlink:actuate="onLoad"/>
    <draw:fill-image draw:name="a2549" xlink:href="media/image3.png" xlink:show="embed" xlink:actuate="onLoad"/>
    <draw:fill-image draw:name="a950" xlink:href="media/image3.png" xlink:show="embed" xlink:actuate="onLoad"/>
    <draw:fill-image draw:name="a1416" xlink:href="media/image5.png" xlink:show="embed" xlink:actuate="onLoad"/>
    <draw:fill-image draw:name="a280" xlink:href="media/image6.png" xlink:show="embed" xlink:actuate="onLoad"/>
    <draw:fill-image draw:name="a1893" xlink:href="media/image4.png" xlink:show="embed" xlink:actuate="onLoad"/>
    <draw:fill-image draw:name="a631" xlink:href="media/image3.png" xlink:show="embed" xlink:actuate="onLoad"/>
    <draw:fill-image draw:name="a2135" xlink:href="media/image4.png" xlink:show="embed" xlink:actuate="onLoad"/>
    <draw:fill-image draw:name="a2734" xlink:href="media/image6.png" xlink:show="embed" xlink:actuate="onLoad"/>
    <draw:fill-image draw:name="a708" xlink:href="media/image3.png" xlink:show="embed" xlink:actuate="onLoad"/>
    <draw:fill-image draw:name="a2362" xlink:href="media/image4.png" xlink:show="embed" xlink:actuate="onLoad"/>
    <draw:fill-image draw:name="a1000" xlink:href="media/image3.png" xlink:show="embed" xlink:actuate="onLoad"/>
    <draw:fill-image draw:name="a2089" xlink:href="media/image4.png" xlink:show="embed" xlink:actuate="onLoad"/>
    <draw:fill-image draw:name="a911" xlink:href="media/image3.png" xlink:show="embed" xlink:actuate="onLoad"/>
    <draw:fill-image draw:name="a0" xlink:href="media/image6.png" xlink:show="embed" xlink:actuate="onLoad"/>
    <draw:fill-image draw:name="a242" xlink:href="media/image6.png" xlink:show="embed" xlink:actuate="onLoad"/>
    <draw:fill-image draw:name="a1831" xlink:href="media/image5.png" xlink:show="embed" xlink:actuate="onLoad"/>
    <draw:fill-image draw:name="a319" xlink:href="media/image6.png" xlink:show="embed" xlink:actuate="onLoad"/>
    <draw:fill-image draw:name="a569" xlink:href="media/image6.png" xlink:show="embed" xlink:actuate="onLoad"/>
    <draw:fill-image draw:name="a2047" xlink:href="media/image4.png" xlink:show="embed" xlink:actuate="onLoad"/>
    <draw:fill-image draw:name="a196" xlink:href="media/image6.png" xlink:show="embed" xlink:actuate="onLoad"/>
    <draw:fill-image draw:name="a2574" xlink:href="media/image3.png" xlink:show="embed" xlink:actuate="onLoad"/>
    <draw:fill-image draw:name="a154" xlink:href="media/image6.png" xlink:show="embed" xlink:actuate="onLoad"/>
    <draw:fill-image draw:name="a2005" xlink:href="media/image4.png" xlink:show="embed" xlink:actuate="onLoad"/>
    <draw:fill-image draw:name="a827" xlink:href="media/image3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1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bitmap" draw:fill-image-name="a1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bitmap" draw:fill-image-name="a10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1">
      <style:drawing-page-properties draw:fill="bitmap" draw:fill-image-name="a19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6">
      <style:drawing-page-properties draw:fill="bitmap" draw:fill-image-name="a21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bitmap" draw:fill-image-name="a8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2">
      <style:drawing-page-properties draw:fill="bitmap" draw:fill-image-name="a17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4">
      <style:drawing-page-properties draw:fill="bitmap" draw:fill-image-name="a21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bitmap" draw:fill-image-name="a8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8">
      <style:drawing-page-properties draw:fill="bitmap" draw:fill-image-name="a1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5">
      <style:drawing-page-properties draw:fill="bitmap" draw:fill-image-name="a15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bitmap" draw:fill-image-name="a631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bitmap" draw:fill-image-name="a15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2">
      <style:drawing-page-properties draw:fill="bitmap" draw:fill-image-name="a15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bitmap" draw:fill-image-name="a1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09">
      <style:drawing-page-properties draw:fill="bitmap" draw:fill-image-name="a2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bitmap" draw:fill-image-name="a4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bitmap" draw:fill-image-name="a13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1">
      <style:drawing-page-properties draw:fill="bitmap" draw:fill-image-name="a1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3">
      <style:drawing-page-properties draw:fill="bitmap" draw:fill-image-name="a2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bitmap" draw:fill-image-name="a11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3">
      <style:drawing-page-properties draw:fill="bitmap" draw:fill-image-name="a2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bitmap" draw:fill-image-name="a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bitmap" draw:fill-image-name="a9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3">
      <style:drawing-page-properties draw:fill="bitmap" draw:fill-image-name="a2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2">
      <style:drawing-page-properties draw:fill="bitmap" draw:fill-image-name="a18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bitmap" draw:fill-image-name="a9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6">
      <style:drawing-page-properties draw:fill="bitmap" draw:fill-image-name="a2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bitmap" draw:fill-image-name="a7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4">
      <style:drawing-page-properties draw:fill="bitmap" draw:fill-image-name="a1893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8">
      <style:drawing-page-properties draw:fill="bitmap" draw:fill-image-name="a20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bitmap" draw:fill-image-name="a16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bitmap" draw:fill-image-name="a7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0">
      <style:drawing-page-properties draw:fill="bitmap" draw:fill-image-name="a20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bitmap" draw:fill-image-name="a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2">
      <style:drawing-page-properties draw:fill="bitmap" draw:fill-image-name="a16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bitmap" draw:fill-image-name="a5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bitmap" draw:fill-image-name="a14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bitmap" draw:fill-image-name="a1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bitmap" draw:fill-image-name="a3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3">
      <style:drawing-page-properties draw:fill="bitmap" draw:fill-image-name="a23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bitmap" draw:fill-image-name="a1262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bitmap" draw:fill-image-name="a3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1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bitmap" draw:fill-image-name="a10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bitmap" draw:fill-image-name="a1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1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3">
      <style:drawing-page-properties draw:fill="bitmap" draw:fill-image-name="a23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2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2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2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2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1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2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918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6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7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7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0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1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2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1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7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0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0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7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8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7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0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1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9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7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1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7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0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9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Theme" style:page-layout-name="pageLayout1" draw:style-name="a1">
      <draw:frame draw:id="id0" presentation:style-name="a5" draw:name="PlaceHolder 1" svg:x="0.55118in" svg:y="0.88583in" svg:width="9.92087in" svg:height="1.41732in" presentation:class="title" presentation:placeholder="false">
        <draw:text-box>
          <text:p text:style-name="a4" text:class-names="" text:cond-style-name=""><text:span text:style-name="a2" text:class-names="">請按這裡編輯題名文字格式</text:span><text:span text:style-name="a3" text:class-names=""/></text:p>
        </draw:text-box>
        <svg:title/>
        <svg:desc/>
      </draw:frame>
      <draw:frame draw:id="id1" presentation:style-name="a34" draw:name="PlaceHolder 2" svg:x="0.55118in" svg:y="2.59843in" svg:width="9.92087in" svg:height="3.01181in" presentation:class="outline" presentation:placeholder="false">
        <draw:text-box>
          <text:list text:style-name="a9">
            <text:list-item>
              <text:p text:style-name="a8" text:class-names="" text:cond-style-name=""><text:span text:style-name="a6" text:class-names="">請按這裡編輯大綱文字格式</text:span><text:span text:style-name="a7" text:class-names=""/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0" text:class-names="">第二個大綱層次</text:span><text:span text:style-name="a11" text:class-names=""/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4" text:class-names="">第三個大綱層次</text:span><text:span text:style-name="a15" text:class-names=""/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8" text:class-names="">第四個大綱層次</text:span><text:span text:style-name="a1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第五個大綱層次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p text:style-name="a28" text:class-names="" text:cond-style-name=""><text:span text:style-name="a26" text:class-names="">第六個大綱層次</text:span><text:span text:style-name="a27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list text:style-name="a33">
                                    <text:list-item>
                                      <text:p text:style-name="a32" text:class-names="" text:cond-style-name=""><text:span text:style-name="a30" text:class-names="">第七個大綱層次</text:span><text:span text:style-name="a31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7" draw:name="PlaceHolder 3" svg:x="0.55118in" svg:y="5.64843in" svg:width="2.56811in" svg:height="0.42717in" presentation:class="date-time" presentation:placeholder="false">
        <draw:text-box>
          <text:p text:style-name="a36" text:class-names="" text:cond-style-name=""><text:span text:style-name="a35" text:class-names="">&lt;日期/時間&gt;</text:span></text:p>
        </draw:text-box>
        <svg:title/>
        <svg:desc/>
      </draw:frame>
      <draw:frame draw:id="id3" presentation:style-name="a40" draw:name="PlaceHolder 4" svg:x="3.77008in" svg:y="5.64843in" svg:width="3.49409in" svg:height="0.42717in" presentation:class="footer" presentation:placeholder="false">
        <draw:text-box>
          <text:p text:style-name="a39" text:class-names="" text:cond-style-name=""><text:span text:style-name="a38" text:class-names="">&lt;頁尾&gt;</text:span></text:p>
        </draw:text-box>
        <svg:title/>
        <svg:desc/>
      </draw:frame>
      <draw:frame draw:id="id4" presentation:style-name="a43" draw:name="PlaceHolder 5" svg:x="7.90394in" svg:y="5.64843in" svg:width="2.56811in" svg:height="0.42717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">
        <draw:frame draw:id="id5" presentation:style-name="a46" draw:name="頁首版面配置區 1" svg:x="0in" svg:y="0in" svg:width="3.58333in" svg:height="0.58681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6" presentation:style-name="a51" draw:name="日期版面配置區 2" svg:x="4.68229in" svg:y="0in" svg:width="3.58333in" svg:height="0.58681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2" draw:name="投影片圖像版面配置區 3">
          <svg:title/>
          <svg:desc/>
        </draw:page-thumbnail>
        <draw:frame draw:id="id8" presentation:style-name="a68" draw:name="備忘稿版面配置區 4" svg:x="0.82639in" svg:y="5.62674in" svg:width="6.61458in" svg:height="4.60417in" presentation:class="notes" presentation:placeholder="false">
          <draw:text-box>
            <text:p text:style-name="a54" text:class-names="" text:cond-style-name=""><text:span text:style-name="a53" text:class-names="">編輯母片文字樣式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第二層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第五層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" draw:name="頁尾版面配置區 5" svg:x="0in" svg:y="11.1059in" svg:width="3.58333in" svg:height="0.58681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0" presentation:style-name="a75" draw:name="投影片編號版面配置區 6" svg:x="4.68229in" svg:y="11.1059in" svg:width="3.58333in" svg:height="0.58681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78">
      <presentation:notes style:page-layout-name="pageLayout2" draw:style-name="a111">
        <draw:frame draw:id="id5" presentation:style-name="a81" draw:name="頁首版面配置區 1" svg:x="0in" svg:y="0in" svg:width="3.58333in" svg:height="0.58681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6" draw:name="日期版面配置區 2" svg:x="4.68229in" svg:y="0in" svg:width="3.58333in" svg:height="0.58681in" presentation:class="date-time" presentation:placeholder="false">
          <draw:text-box>
            <text:p text:style-name="a85" text:class-names="" text:cond-style-name=""><text:span text:style-name="a82" text:class-names=""><text:date text:fixed="false" style:data-style-name="a83"/></text:span><text:span text:style-name="a8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7" draw:name="投影片圖像版面配置區 3">
          <svg:title/>
          <svg:desc/>
        </draw:page-thumbnail>
        <draw:frame draw:id="id8" presentation:style-name="a103" draw:name="備忘稿版面配置區 4" svg:x="0.82639in" svg:y="5.62674in" svg:width="6.61458in" svg:height="4.60417in" presentation:class="notes" presentation:placeholder="false">
          <draw:text-box>
            <text:p text:style-name="a89" text:class-names="" text:cond-style-name=""><text:span text:style-name="a88" text:class-names="">編輯母片文字樣式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第二層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99" text:class-names="">第五層</text:span><text:span text:style-name="a1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頁尾版面配置區 5" svg:x="0in" svg:y="11.1059in" svg:width="3.58333in" svg:height="0.58681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10" draw:name="投影片編號版面配置區 6" svg:x="4.68229in" svg:y="11.1059in" svg:width="3.58333in" svg:height="0.58681in" presentation:class="page-number" presentation:placeholder="false">
          <draw:text-box>
            <text:p text:style-name="a109" text:class-names="" text:cond-style-name=""><text:span text:style-name="a107" text:class-names=""><text:page-number style:num-format="1" text:fixed="false"/></text:span><text:span text:style-name="a108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113">
      <draw:frame draw:id="id11" presentation:style-name="a116" draw:name="PlaceHolder 1" svg:x="0.55118in" svg:y="0.88583in" svg:width="9.92087in" svg:height="1.41732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12" presentation:style-name="a120" draw:name="PlaceHolder 2" svg:x="0.55118in" svg:y="2.59843in" svg:width="9.92087in" svg:height="3.01181in" presentation:class="subtitle" presentation:placeholder="false">
        <draw:text-box>
          <text:list text:style-name="a119">
            <text:list-item>
              <text:p text:style-name="a118" text:class-names="" text:cond-style-name=""><text:span text:style-name="a117" text:class-names=""/></text:p>
            </text:list-item>
          </text:list>
        </draw:text-box>
        <svg:title/>
        <svg:desc/>
      </draw:frame>
      <presentation:notes style:page-layout-name="pageLayout2" draw:style-name="a153">
        <draw:frame draw:id="id5" presentation:style-name="a123" draw:name="頁首版面配置區 1" svg:x="0in" svg:y="0in" svg:width="3.58333in" svg:height="0.58681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6" presentation:style-name="a128" draw:name="日期版面配置區 2" svg:x="4.68229in" svg:y="0in" svg:width="3.58333in" svg:height="0.58681in" presentation:class="date-time" presentation:placeholder="false">
          <draw:text-box>
            <text:p text:style-name="a127" text:class-names="" text:cond-style-name=""><text:span text:style-name="a124" text:class-names=""><text:date text:fixed="false" style:data-style-name="a125"/></text:span><text:span text:style-name="a126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29" draw:name="投影片圖像版面配置區 3">
          <svg:title/>
          <svg:desc/>
        </draw:page-thumbnail>
        <draw:frame draw:id="id8" presentation:style-name="a145" draw:name="備忘稿版面配置區 4" svg:x="0.82639in" svg:y="5.62674in" svg:width="6.61458in" svg:height="4.60417in" presentation:class="notes" presentation:placeholder="false">
          <draw:text-box>
            <text:p text:style-name="a131" text:class-names="" text:cond-style-name=""><text:span text:style-name="a130" text:class-names="">編輯母片文字樣式</text:span></text:p>
            <text:list text:style-name="a134">
              <text:list-item>
                <text:list text:style-name="a134">
                  <text:list-item>
                    <text:p text:style-name="a133" text:class-names="" text:cond-style-name=""><text:span text:style-name="a132" text:class-names="">第二層</text:span></text:p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p text:style-name="a136" text:class-names="" text:cond-style-name=""><text:span text:style-name="a13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p text:style-name="a139" text:class-names="" text:cond-style-name=""><text:span text:style-name="a13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list text:style-name="a144">
                              <text:list-item>
                                <text:p text:style-name="a143" text:class-names="" text:cond-style-name=""><text:span text:style-name="a141" text:class-names="">第五層</text:span><text:span text:style-name="a1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8" draw:name="頁尾版面配置區 5" svg:x="0in" svg:y="11.1059in" svg:width="3.58333in" svg:height="0.58681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0" presentation:style-name="a152" draw:name="投影片編號版面配置區 6" svg:x="4.68229in" svg:y="11.1059in" svg:width="3.58333in" svg:height="0.58681in" presentation:class="page-number" presentation:placeholder="false">
          <draw:text-box>
  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55">
      <draw:frame draw:id="id13" presentation:style-name="a158" draw:name="PlaceHolder 1" svg:x="0.55118in" svg:y="0.88583in" svg:width="9.92087in" svg:height="1.41732in" presentation:class="titl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14" presentation:style-name="a162" draw:name="PlaceHolder 2" svg:x="0.55118in" svg:y="2.59843in" svg:width="9.92087in" svg:height="3.01181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/></text:p>
            </text:list-item>
          </text:list>
        </draw:text-box>
        <svg:title/>
        <svg:desc/>
      </draw:frame>
      <presentation:notes style:page-layout-name="pageLayout2" draw:style-name="a195">
        <draw:frame draw:id="id5" presentation:style-name="a165" draw:name="頁首版面配置區 1" svg:x="0in" svg:y="0in" svg:width="3.58333in" svg:height="0.58681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6" presentation:style-name="a170" draw:name="日期版面配置區 2" svg:x="4.68229in" svg:y="0in" svg:width="3.58333in" svg:height="0.58681in" presentation:class="date-time" presentation:placeholder="false">
          <draw:text-box>
            <text:p text:style-name="a169" text:class-names="" text:cond-style-name=""><text:span text:style-name="a166" text:class-names=""><text:date text:fixed="false" style:data-style-name="a167"/></text:span><text:span text:style-name="a168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1" draw:name="投影片圖像版面配置區 3">
          <svg:title/>
          <svg:desc/>
        </draw:page-thumbnail>
        <draw:frame draw:id="id8" presentation:style-name="a187" draw:name="備忘稿版面配置區 4" svg:x="0.82639in" svg:y="5.62674in" svg:width="6.61458in" svg:height="4.60417in" presentation:class="notes" presentation:placeholder="false">
          <draw:text-box>
            <text:p text:style-name="a173" text:class-names="" text:cond-style-name=""><text:span text:style-name="a172" text:class-names="">編輯母片文字樣式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第二層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3" text:class-names="">第五層</text:span><text:span text:style-name="a1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0" draw:name="頁尾版面配置區 5" svg:x="0in" svg:y="11.1059in" svg:width="3.58333in" svg:height="0.58681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0" presentation:style-name="a194" draw:name="投影片編號版面配置區 6" svg:x="4.68229in" svg:y="11.1059in" svg:width="3.58333in" svg:height="0.58681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/></text:span><text:span text:style-name="a192" text:class-names=""/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97">
      <draw:frame draw:id="id15" presentation:style-name="a200" draw:name="PlaceHolder 1" svg:x="0.55118in" svg:y="0.88583in" svg:width="9.92087in" svg:height="1.41732in" presentation:class="titl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16" presentation:style-name="a204" draw:name="PlaceHolder 2" svg:x="0.55118in" svg:y="2.59843in" svg:width="4.84134in" svg:height="3.0118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/></text:p>
            </text:list-item>
          </text:list>
        </draw:text-box>
        <svg:title/>
        <svg:desc/>
      </draw:frame>
      <draw:frame draw:id="id17" presentation:style-name="a208" draw:name="PlaceHolder 3" svg:x="5.63504in" svg:y="2.59843in" svg:width="4.84134in" svg:height="3.0118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presentation:notes style:page-layout-name="pageLayout2" draw:style-name="a241">
        <draw:frame draw:id="id5" presentation:style-name="a211" draw:name="頁首版面配置區 1" svg:x="0in" svg:y="0in" svg:width="3.58333in" svg:height="0.58681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日期版面配置區 2" svg:x="4.68229in" svg:y="0in" svg:width="3.58333in" svg:height="0.58681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17" draw:name="投影片圖像版面配置區 3">
          <svg:title/>
          <svg:desc/>
        </draw:page-thumbnail>
        <draw:frame draw:id="id8" presentation:style-name="a233" draw:name="備忘稿版面配置區 4" svg:x="0.82639in" svg:y="5.62674in" svg:width="6.61458in" svg:height="4.60417in" presentation:class="notes" presentation:placeholder="false">
          <draw:text-box>
            <text:p text:style-name="a219" text:class-names="" text:cond-style-name=""><text:span text:style-name="a218" text:class-names="">編輯母片文字樣式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第二層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第五層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頁尾版面配置區 5" svg:x="0in" svg:y="11.1059in" svg:width="3.58333in" svg:height="0.58681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投影片編號版面配置區 6" svg:x="4.68229in" svg:y="11.1059in" svg:width="3.58333in" svg:height="0.58681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243">
      <draw:frame draw:id="id18" presentation:style-name="a246" draw:name="PlaceHolder 1" svg:x="0.55118in" svg:y="0.88583in" svg:width="9.92087in" svg:height="1.41732in" presentation:class="title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presentation:notes style:page-layout-name="pageLayout2" draw:style-name="a279">
        <draw:frame draw:id="id5" presentation:style-name="a249" draw:name="頁首版面配置區 1" svg:x="0in" svg:y="0in" svg:width="3.58333in" svg:height="0.58681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6" presentation:style-name="a254" draw:name="日期版面配置區 2" svg:x="4.68229in" svg:y="0in" svg:width="3.58333in" svg:height="0.58681in" presentation:class="date-time" presentation:placeholder="false">
          <draw:text-box>
            <text:p text:style-name="a253" text:class-names="" text:cond-style-name=""><text:span text:style-name="a250" text:class-names=""><text:date text:fixed="false" style:data-style-name="a251"/></text:span><text:span text:style-name="a25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55" draw:name="投影片圖像版面配置區 3">
          <svg:title/>
          <svg:desc/>
        </draw:page-thumbnail>
        <draw:frame draw:id="id8" presentation:style-name="a271" draw:name="備忘稿版面配置區 4" svg:x="0.82639in" svg:y="5.62674in" svg:width="6.61458in" svg:height="4.60417in" presentation:class="notes" presentation:placeholder="false">
          <draw:text-box>
            <text:p text:style-name="a257" text:class-names="" text:cond-style-name=""><text:span text:style-name="a256" text:class-names="">編輯母片文字樣式</text:span></text:p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8" text:class-names="">第二層</text:span></text:p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p text:style-name="a262" text:class-names="" text:cond-style-name=""><text:span text:style-name="a26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p text:style-name="a265" text:class-names="" text:cond-style-name=""><text:span text:style-name="a26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7" text:class-names="">第五層</text:span><text:span text:style-name="a2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4" draw:name="頁尾版面配置區 5" svg:x="0in" svg:y="11.1059in" svg:width="3.58333in" svg:height="0.58681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0" presentation:style-name="a278" draw:name="投影片編號版面配置區 6" svg:x="4.68229in" svg:y="11.1059in" svg:width="3.58333in" svg:height="0.58681in" presentation:class="page-number" presentation:placeholder="false">
          <draw:text-box>
  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81">
      <draw:frame draw:id="id19" presentation:style-name="a285" draw:name="PlaceHolder 1" svg:x="0.55118in" svg:y="0.88583in" svg:width="9.92087in" svg:height="6.57126in" presentation:class="subtitle" presentation:placeholder="false">
        <draw:text-box>
          <text:list text:style-name="a284">
            <text:list-item>
              <text:p text:style-name="a283" text:class-names="" text:cond-style-name=""><text:span text:style-name="a282" text:class-names=""/></text:p>
            </text:list-item>
          </text:list>
        </draw:text-box>
        <svg:title/>
        <svg:desc/>
      </draw:frame>
      <presentation:notes style:page-layout-name="pageLayout2" draw:style-name="a318">
        <draw:frame draw:id="id5" presentation:style-name="a288" draw:name="頁首版面配置區 1" svg:x="0in" svg:y="0in" svg:width="3.58333in" svg:height="0.58681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6" presentation:style-name="a293" draw:name="日期版面配置區 2" svg:x="4.68229in" svg:y="0in" svg:width="3.58333in" svg:height="0.58681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/></text:span><text:span text:style-name="a29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94" draw:name="投影片圖像版面配置區 3">
          <svg:title/>
          <svg:desc/>
        </draw:page-thumbnail>
        <draw:frame draw:id="id8" presentation:style-name="a310" draw:name="備忘稿版面配置區 4" svg:x="0.82639in" svg:y="5.62674in" svg:width="6.61458in" svg:height="4.60417in" presentation:class="notes" presentation:placeholder="false">
          <draw:text-box>
            <text:p text:style-name="a296" text:class-names="" text:cond-style-name=""><text:span text:style-name="a295" text:class-names="">編輯母片文字樣式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第二層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list text:style-name="a309">
                              <text:list-item>
                                <text:p text:style-name="a308" text:class-names="" text:cond-style-name=""><text:span text:style-name="a306" text:class-names="">第五層</text:span><text:span text:style-name="a3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3" draw:name="頁尾版面配置區 5" svg:x="0in" svg:y="11.1059in" svg:width="3.58333in" svg:height="0.58681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7" draw:name="投影片編號版面配置區 6" svg:x="4.68229in" svg:y="11.1059in" svg:width="3.58333in" svg:height="0.58681in" presentation:class="page-number" presentation:placeholder="false">
          <draw:text-box>
  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320">
      <draw:frame draw:id="id20" presentation:style-name="a323" draw:name="PlaceHolder 1" svg:x="0.55118in" svg:y="0.88583in" svg:width="9.92087in" svg:height="1.41732in" presentation:class="title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21" presentation:style-name="a327" draw:name="PlaceHolder 2" svg:x="0.55118in" svg:y="2.59843in" svg:width="4.84134in" svg:height="1.4366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/></text:p>
            </text:list-item>
          </text:list>
        </draw:text-box>
        <svg:title/>
        <svg:desc/>
      </draw:frame>
      <draw:frame draw:id="id22" presentation:style-name="a331" draw:name="PlaceHolder 3" svg:x="5.63504in" svg:y="2.59843in" svg:width="4.84134in" svg:height="3.0118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/></text:p>
            </text:list-item>
          </text:list>
        </draw:text-box>
        <svg:title/>
        <svg:desc/>
      </draw:frame>
      <draw:frame draw:id="id23" presentation:style-name="a335" draw:name="PlaceHolder 4" svg:x="0.55118in" svg:y="4.17205in" svg:width="4.84134in" svg:height="1.43661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/></text:p>
            </text:list-item>
          </text:list>
        </draw:text-box>
        <svg:title/>
        <svg:desc/>
      </draw:frame>
      <presentation:notes style:page-layout-name="pageLayout2" draw:style-name="a368">
        <draw:frame draw:id="id5" presentation:style-name="a338" draw:name="頁首版面配置區 1" svg:x="0in" svg:y="0in" svg:width="3.58333in" svg:height="0.58681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6" presentation:style-name="a343" draw:name="日期版面配置區 2" svg:x="4.68229in" svg:y="0in" svg:width="3.58333in" svg:height="0.58681in" presentation:class="date-time" presentation:placeholder="false">
          <draw:text-box>
            <text:p text:style-name="a342" text:class-names="" text:cond-style-name=""><text:span text:style-name="a339" text:class-names=""><text:date text:fixed="false" style:data-style-name="a340"/></text:span><text:span text:style-name="a34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44" draw:name="投影片圖像版面配置區 3">
          <svg:title/>
          <svg:desc/>
        </draw:page-thumbnail>
        <draw:frame draw:id="id8" presentation:style-name="a360" draw:name="備忘稿版面配置區 4" svg:x="0.82639in" svg:y="5.62674in" svg:width="6.61458in" svg:height="4.60417in" presentation:class="notes" presentation:placeholder="false">
          <draw:text-box>
            <text:p text:style-name="a346" text:class-names="" text:cond-style-name=""><text:span text:style-name="a345" text:class-names="">編輯母片文字樣式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第二層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6" text:class-names="">第五層</text:span><text:span text:style-name="a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3" draw:name="頁尾版面配置區 5" svg:x="0in" svg:y="11.1059in" svg:width="3.58333in" svg:height="0.58681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7" draw:name="投影片編號版面配置區 6" svg:x="4.68229in" svg:y="11.1059in" svg:width="3.58333in" svg:height="0.58681in" presentation:class="page-number" presentation:placeholder="false">
          <draw:text-box>
  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370">
      <draw:frame draw:id="id24" presentation:style-name="a373" draw:name="PlaceHolder 1" svg:x="0.55118in" svg:y="0.88583in" svg:width="9.92087in" svg:height="1.41732in" presentation:class="titl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25" presentation:style-name="a377" draw:name="PlaceHolder 2" svg:x="0.55118in" svg:y="2.59843in" svg:width="4.84134in" svg:height="3.01181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/></text:p>
            </text:list-item>
          </text:list>
        </draw:text-box>
        <svg:title/>
        <svg:desc/>
      </draw:frame>
      <draw:frame draw:id="id26" presentation:style-name="a381" draw:name="PlaceHolder 3" svg:x="5.63504in" svg:y="2.59843in" svg:width="4.84134in" svg:height="1.4366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/></text:p>
            </text:list-item>
          </text:list>
        </draw:text-box>
        <svg:title/>
        <svg:desc/>
      </draw:frame>
      <draw:frame draw:id="id27" presentation:style-name="a385" draw:name="PlaceHolder 4" svg:x="5.63504in" svg:y="4.17205in" svg:width="4.84134in" svg:height="1.43661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/></text:p>
            </text:list-item>
          </text:list>
        </draw:text-box>
        <svg:title/>
        <svg:desc/>
      </draw:frame>
      <presentation:notes style:page-layout-name="pageLayout2" draw:style-name="a418">
        <draw:frame draw:id="id5" presentation:style-name="a388" draw:name="頁首版面配置區 1" svg:x="0in" svg:y="0in" svg:width="3.58333in" svg:height="0.58681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3" draw:name="日期版面配置區 2" svg:x="4.68229in" svg:y="0in" svg:width="3.58333in" svg:height="0.58681in" presentation:class="date-time" presentation:placeholder="false">
          <draw:text-box>
            <text:p text:style-name="a392" text:class-names="" text:cond-style-name=""><text:span text:style-name="a389" text:class-names=""><text:date text:fixed="false" style:data-style-name="a390"/></text:span><text:span text:style-name="a39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94" draw:name="投影片圖像版面配置區 3">
          <svg:title/>
          <svg:desc/>
        </draw:page-thumbnail>
        <draw:frame draw:id="id8" presentation:style-name="a410" draw:name="備忘稿版面配置區 4" svg:x="0.82639in" svg:y="5.62674in" svg:width="6.61458in" svg:height="4.60417in" presentation:class="notes" presentation:placeholder="false">
          <draw:text-box>
            <text:p text:style-name="a396" text:class-names="" text:cond-style-name=""><text:span text:style-name="a395" text:class-names="">編輯母片文字樣式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第二層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第五層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頁尾版面配置區 5" svg:x="0in" svg:y="11.1059in" svg:width="3.58333in" svg:height="0.58681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7" draw:name="投影片編號版面配置區 6" svg:x="4.68229in" svg:y="11.1059in" svg:width="3.58333in" svg:height="0.58681in" presentation:class="page-number" presentation:placeholder="false">
          <draw:text-box>
  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420">
      <draw:frame draw:id="id28" presentation:style-name="a423" draw:name="PlaceHolder 1" svg:x="0.55118in" svg:y="0.88583in" svg:width="9.92087in" svg:height="1.41732in" presentation:class="title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29" presentation:style-name="a427" draw:name="PlaceHolder 2" svg:x="0.55118in" svg:y="2.59843in" svg:width="4.84134in" svg:height="1.4366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/></text:p>
            </text:list-item>
          </text:list>
        </draw:text-box>
        <svg:title/>
        <svg:desc/>
      </draw:frame>
      <draw:frame draw:id="id30" presentation:style-name="a431" draw:name="PlaceHolder 3" svg:x="5.63504in" svg:y="2.59843in" svg:width="4.84134in" svg:height="1.43661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/></text:p>
            </text:list-item>
          </text:list>
        </draw:text-box>
        <svg:title/>
        <svg:desc/>
      </draw:frame>
      <draw:frame draw:id="id31" presentation:style-name="a435" draw:name="PlaceHolder 4" svg:x="0.55118in" svg:y="4.17205in" svg:width="9.92087in" svg:height="1.4366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/></text:p>
            </text:list-item>
          </text:list>
        </draw:text-box>
        <svg:title/>
        <svg:desc/>
      </draw:frame>
      <presentation:notes style:page-layout-name="pageLayout2" draw:style-name="a468">
        <draw:frame draw:id="id5" presentation:style-name="a438" draw:name="頁首版面配置區 1" svg:x="0in" svg:y="0in" svg:width="3.58333in" svg:height="0.58681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3" draw:name="日期版面配置區 2" svg:x="4.68229in" svg:y="0in" svg:width="3.58333in" svg:height="0.58681in" presentation:class="date-time" presentation:placeholder="false">
          <draw:text-box>
  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44" draw:name="投影片圖像版面配置區 3">
          <svg:title/>
          <svg:desc/>
        </draw:page-thumbnail>
        <draw:frame draw:id="id8" presentation:style-name="a460" draw:name="備忘稿版面配置區 4" svg:x="0.82639in" svg:y="5.62674in" svg:width="6.61458in" svg:height="4.60417in" presentation:class="notes" presentation:placeholder="false">
          <draw:text-box>
            <text:p text:style-name="a446" text:class-names="" text:cond-style-name=""><text:span text:style-name="a445" text:class-names="">編輯母片文字樣式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第二層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第五層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頁尾版面配置區 5" svg:x="0in" svg:y="11.1059in" svg:width="3.58333in" svg:height="0.58681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7" draw:name="投影片編號版面配置區 6" svg:x="4.68229in" svg:y="11.1059in" svg:width="3.58333in" svg:height="0.58681in" presentation:class="page-number" presentation:placeholder="false">
          <draw:text-box>
  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470">
      <draw:frame draw:id="id32" presentation:style-name="a473" draw:name="PlaceHolder 1" svg:x="0.55118in" svg:y="0.88583in" svg:width="9.92087in" svg:height="1.41732in" presentation:class="titl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33" presentation:style-name="a477" draw:name="PlaceHolder 2" svg:x="0.55118in" svg:y="2.59843in" svg:width="9.92087in" svg:height="1.4366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/></text:p>
            </text:list-item>
          </text:list>
        </draw:text-box>
        <svg:title/>
        <svg:desc/>
      </draw:frame>
      <draw:frame draw:id="id34" presentation:style-name="a481" draw:name="PlaceHolder 3" svg:x="0.55118in" svg:y="4.17205in" svg:width="9.92087in" svg:height="1.436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/></text:p>
            </text:list-item>
          </text:list>
        </draw:text-box>
        <svg:title/>
        <svg:desc/>
      </draw:frame>
      <presentation:notes style:page-layout-name="pageLayout2" draw:style-name="a514">
        <draw:frame draw:id="id5" presentation:style-name="a484" draw:name="頁首版面配置區 1" svg:x="0in" svg:y="0in" svg:width="3.58333in" svg:height="0.58681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6" presentation:style-name="a489" draw:name="日期版面配置區 2" svg:x="4.68229in" svg:y="0in" svg:width="3.58333in" svg:height="0.58681in" presentation:class="date-time" presentation:placeholder="false">
          <draw:text-box>
            <text:p text:style-name="a488" text:class-names="" text:cond-style-name=""><text:span text:style-name="a485" text:class-names=""><text:date text:fixed="false" style:data-style-name="a486"/></text:span><text:span text:style-name="a487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90" draw:name="投影片圖像版面配置區 3">
          <svg:title/>
          <svg:desc/>
        </draw:page-thumbnail>
        <draw:frame draw:id="id8" presentation:style-name="a506" draw:name="備忘稿版面配置區 4" svg:x="0.82639in" svg:y="5.62674in" svg:width="6.61458in" svg:height="4.60417in" presentation:class="notes" presentation:placeholder="false">
          <draw:text-box>
            <text:p text:style-name="a492" text:class-names="" text:cond-style-name=""><text:span text:style-name="a491" text:class-names="">編輯母片文字樣式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第二層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第五層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9" draw:name="頁尾版面配置區 5" svg:x="0in" svg:y="11.1059in" svg:width="3.58333in" svg:height="0.58681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3" draw:name="投影片編號版面配置區 6" svg:x="4.68229in" svg:y="11.1059in" svg:width="3.58333in" svg:height="0.58681in" presentation:class="page-number" presentation:placeholder="false">
          <draw:text-box>
  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516">
      <draw:frame draw:id="id35" presentation:style-name="a519" draw:name="PlaceHolder 1" svg:x="0.55118in" svg:y="0.88583in" svg:width="9.92087in" svg:height="1.41732in" presentation:class="titl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36" presentation:style-name="a523" draw:name="PlaceHolder 2" svg:x="0.55118in" svg:y="2.59843in" svg:width="4.84134in" svg:height="1.4366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/></text:p>
            </text:list-item>
          </text:list>
        </draw:text-box>
        <svg:title/>
        <svg:desc/>
      </draw:frame>
      <draw:frame draw:id="id37" presentation:style-name="a527" draw:name="PlaceHolder 3" svg:x="5.63504in" svg:y="2.59843in" svg:width="4.84134in" svg:height="1.4366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/></text:p>
            </text:list-item>
          </text:list>
        </draw:text-box>
        <svg:title/>
        <svg:desc/>
      </draw:frame>
      <draw:frame draw:id="id38" presentation:style-name="a531" draw:name="PlaceHolder 4" svg:x="0.55118in" svg:y="4.17205in" svg:width="4.84134in" svg:height="1.4366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/></text:p>
            </text:list-item>
          </text:list>
        </draw:text-box>
        <svg:title/>
        <svg:desc/>
      </draw:frame>
      <draw:frame draw:id="id39" presentation:style-name="a535" draw:name="PlaceHolder 5" svg:x="5.63504in" svg:y="4.17205in" svg:width="4.84134in" svg:height="1.43661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/></text:p>
            </text:list-item>
          </text:list>
        </draw:text-box>
        <svg:title/>
        <svg:desc/>
      </draw:frame>
      <presentation:notes style:page-layout-name="pageLayout2" draw:style-name="a568">
        <draw:frame draw:id="id5" presentation:style-name="a538" draw:name="頁首版面配置區 1" svg:x="0in" svg:y="0in" svg:width="3.58333in" svg:height="0.58681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3" draw:name="日期版面配置區 2" svg:x="4.68229in" svg:y="0in" svg:width="3.58333in" svg:height="0.58681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44" draw:name="投影片圖像版面配置區 3">
          <svg:title/>
          <svg:desc/>
        </draw:page-thumbnail>
        <draw:frame draw:id="id8" presentation:style-name="a560" draw:name="備忘稿版面配置區 4" svg:x="0.82639in" svg:y="5.62674in" svg:width="6.61458in" svg:height="4.60417in" presentation:class="notes" presentation:placeholder="false">
          <draw:text-box>
            <text:p text:style-name="a546" text:class-names="" text:cond-style-name=""><text:span text:style-name="a545" text:class-names="">編輯母片文字樣式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第二層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第五層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頁尾版面配置區 5" svg:x="0in" svg:y="11.1059in" svg:width="3.58333in" svg:height="0.58681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投影片編號版面配置區 6" svg:x="4.68229in" svg:y="11.1059in" svg:width="3.58333in" svg:height="0.58681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570">
      <draw:frame draw:id="id40" presentation:style-name="a573" draw:name="PlaceHolder 1" svg:x="0.55118in" svg:y="0.88583in" svg:width="9.92087in" svg:height="1.41732in" presentation:class="title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41" presentation:style-name="a577" draw:name="PlaceHolder 2" svg:x="0.55118in" svg:y="2.59843in" svg:width="3.19409in" svg:height="1.43661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/></text:p>
            </text:list-item>
          </text:list>
        </draw:text-box>
        <svg:title/>
        <svg:desc/>
      </draw:frame>
      <draw:frame draw:id="id42" presentation:style-name="a581" draw:name="PlaceHolder 3" svg:x="3.90551in" svg:y="2.59843in" svg:width="3.19409in" svg:height="1.43661in" presentation:class="outline" presentation:placeholder="false">
        <draw:text-box>
          <text:list text:style-name="a580">
            <text:list-item>
              <text:p text:style-name="a579" text:class-names="" text:cond-style-name=""><text:span text:style-name="a578" text:class-names=""/></text:p>
            </text:list-item>
          </text:list>
        </draw:text-box>
        <svg:title/>
        <svg:desc/>
      </draw:frame>
      <draw:frame draw:id="id43" presentation:style-name="a585" draw:name="PlaceHolder 4" svg:x="7.25945in" svg:y="2.59843in" svg:width="3.19409in" svg:height="1.4366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/></text:p>
            </text:list-item>
          </text:list>
        </draw:text-box>
        <svg:title/>
        <svg:desc/>
      </draw:frame>
      <draw:frame draw:id="id44" presentation:style-name="a589" draw:name="PlaceHolder 5" svg:x="0.55118in" svg:y="4.17205in" svg:width="3.19409in" svg:height="1.43661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/></text:p>
            </text:list-item>
          </text:list>
        </draw:text-box>
        <svg:title/>
        <svg:desc/>
      </draw:frame>
      <draw:frame draw:id="id45" presentation:style-name="a593" draw:name="PlaceHolder 6" svg:x="3.90551in" svg:y="4.17205in" svg:width="3.19409in" svg:height="1.43661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/></text:p>
            </text:list-item>
          </text:list>
        </draw:text-box>
        <svg:title/>
        <svg:desc/>
      </draw:frame>
      <draw:frame draw:id="id46" presentation:style-name="a597" draw:name="PlaceHolder 7" svg:x="7.25945in" svg:y="4.17205in" svg:width="3.19409in" svg:height="1.4366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/></text:p>
            </text:list-item>
          </text:list>
        </draw:text-box>
        <svg:title/>
        <svg:desc/>
      </draw:frame>
      <presentation:notes style:page-layout-name="pageLayout2" draw:style-name="a630">
        <draw:frame draw:id="id5" presentation:style-name="a600" draw:name="頁首版面配置區 1" svg:x="0in" svg:y="0in" svg:width="3.58333in" svg:height="0.58681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6" presentation:style-name="a605" draw:name="日期版面配置區 2" svg:x="4.68229in" svg:y="0in" svg:width="3.58333in" svg:height="0.58681in" presentation:class="date-time" presentation:placeholder="false">
          <draw:text-box>
            <text:p text:style-name="a604" text:class-names="" text:cond-style-name=""><text:span text:style-name="a601" text:class-names=""><text:date text:fixed="false" style:data-style-name="a602"/></text:span><text:span text:style-name="a60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06" draw:name="投影片圖像版面配置區 3">
          <svg:title/>
          <svg:desc/>
        </draw:page-thumbnail>
        <draw:frame draw:id="id8" presentation:style-name="a622" draw:name="備忘稿版面配置區 4" svg:x="0.82639in" svg:y="5.62674in" svg:width="6.61458in" svg:height="4.60417in" presentation:class="notes" presentation:placeholder="false">
          <draw:text-box>
            <text:p text:style-name="a608" text:class-names="" text:cond-style-name=""><text:span text:style-name="a607" text:class-names="">編輯母片文字樣式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第二層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8" text:class-names="">第五層</text:span><text:span text:style-name="a6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頁尾版面配置區 5" svg:x="0in" svg:y="11.1059in" svg:width="3.58333in" svg:height="0.58681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9" draw:name="投影片編號版面配置區 6" svg:x="4.68229in" svg:y="11.1059in" svg:width="3.58333in" svg:height="0.58681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/></text:span><text:span text:style-name="a627" text:class-names=""/></text:p>
          </draw:text-box>
          <svg:title/>
          <svg:desc/>
        </draw:frame>
      </presentation:notes>
    </style:master-page>
    <style:master-page style:name="Master2-Office-Theme" style:page-layout-name="pageLayout1" draw:style-name="a632">
      <draw:frame draw:id="id47" presentation:style-name="a636" draw:name="PlaceHolder 1" svg:x="0.55118in" svg:y="0.24685in" svg:width="9.92087in" svg:height="1.03543in" presentation:class="title" presentation:placeholder="false">
        <draw:text-box>
          <text:p text:style-name="a635" text:class-names="" text:cond-style-name=""><text:span text:style-name="a633" text:class-names="">請按這裡編輯題名文字格式</text:span><text:span text:style-name="a634" text:class-names=""/></text:p>
        </draw:text-box>
        <svg:title/>
        <svg:desc/>
      </draw:frame>
      <draw:frame draw:id="id48" presentation:style-name="a665" draw:name="PlaceHolder 2" svg:x="0.55118in" svg:y="1.45079in" svg:width="9.92087in" svg:height="3.59606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7" text:class-names="">請按這裡編輯大綱文字格式</text:span><text:span text:style-name="a638" text:class-names=""/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1" text:class-names="">第二個大綱層次</text:span><text:span text:style-name="a642" text:class-names=""/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5" text:class-names="">第三個大綱層次</text:span><text:span text:style-name="a646" text:class-names=""/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49" text:class-names="">第四個大綱層次</text:span><text:span text:style-name="a650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第五個大綱層次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list text:style-name="a660">
                                <text:list-item>
                                  <text:p text:style-name="a659" text:class-names="" text:cond-style-name=""><text:span text:style-name="a657" text:class-names="">第六個大綱層次</text:span><text:span text:style-name="a658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list text:style-name="a664">
                                <text:list-item>
                                  <text:list text:style-name="a664">
                                    <text:list-item>
                                      <text:p text:style-name="a663" text:class-names="" text:cond-style-name=""><text:span text:style-name="a661" text:class-names="">第七個大綱層次</text:span><text:span text:style-name="a662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668" draw:name="PlaceHolder 3" svg:x="0.55118in" svg:y="5.64882in" svg:width="2.56811in" svg:height="0.42756in" presentation:class="date-time" presentation:placeholder="false">
        <draw:text-box>
          <text:p text:style-name="a667" text:class-names="" text:cond-style-name=""><text:span text:style-name="a666" text:class-names="">&lt;日期/時間&gt;</text:span></text:p>
        </draw:text-box>
        <svg:title/>
        <svg:desc/>
      </draw:frame>
      <draw:frame draw:id="id50" presentation:style-name="a671" draw:name="PlaceHolder 4" svg:x="3.77008in" svg:y="5.64882in" svg:width="3.49409in" svg:height="0.42756in" presentation:class="footer" presentation:placeholder="false">
        <draw:text-box>
          <text:p text:style-name="a670" text:class-names="" text:cond-style-name=""><text:span text:style-name="a669" text:class-names="">&lt;頁尾&gt;</text:span></text:p>
        </draw:text-box>
        <svg:title/>
        <svg:desc/>
      </draw:frame>
      <draw:frame draw:id="id51" presentation:style-name="a674" draw:name="PlaceHolder 5" svg:x="7.90394in" svg:y="5.64882in" svg:width="2.56811in" svg:height="0.42756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07">
        <draw:frame draw:id="id5" presentation:style-name="a677" draw:name="頁首版面配置區 1" svg:x="0in" svg:y="0in" svg:width="3.58333in" svg:height="0.58681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6" presentation:style-name="a682" draw:name="日期版面配置區 2" svg:x="4.68229in" svg:y="0in" svg:width="3.58333in" svg:height="0.58681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/></text:span><text:span text:style-name="a680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83" draw:name="投影片圖像版面配置區 3">
          <svg:title/>
          <svg:desc/>
        </draw:page-thumbnail>
        <draw:frame draw:id="id8" presentation:style-name="a699" draw:name="備忘稿版面配置區 4" svg:x="0.82639in" svg:y="5.62674in" svg:width="6.61458in" svg:height="4.60417in" presentation:class="notes" presentation:placeholder="false">
          <draw:text-box>
            <text:p text:style-name="a685" text:class-names="" text:cond-style-name=""><text:span text:style-name="a684" text:class-names="">編輯母片文字樣式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第二層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第五層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頁尾版面配置區 5" svg:x="0in" svg:y="11.1059in" svg:width="3.58333in" svg:height="0.58681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6" draw:name="投影片編號版面配置區 6" svg:x="4.68229in" svg:y="11.1059in" svg:width="3.58333in" svg:height="0.58681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709">
      <presentation:notes style:page-layout-name="pageLayout2" draw:style-name="a742">
        <draw:frame draw:id="id5" presentation:style-name="a712" draw:name="頁首版面配置區 1" svg:x="0in" svg:y="0in" svg:width="3.58333in" svg:height="0.58681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6" presentation:style-name="a717" draw:name="日期版面配置區 2" svg:x="4.68229in" svg:y="0in" svg:width="3.58333in" svg:height="0.58681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718" draw:name="投影片圖像版面配置區 3">
          <svg:title/>
          <svg:desc/>
        </draw:page-thumbnail>
        <draw:frame draw:id="id8" presentation:style-name="a734" draw:name="備忘稿版面配置區 4" svg:x="0.82639in" svg:y="5.62674in" svg:width="6.61458in" svg:height="4.60417in" presentation:class="notes" presentation:placeholder="false">
          <draw:text-box>
            <text:p text:style-name="a720" text:class-names="" text:cond-style-name=""><text:span text:style-name="a719" text:class-names="">編輯母片文字樣式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第二層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第五層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頁尾版面配置區 5" svg:x="0in" svg:y="11.1059in" svg:width="3.58333in" svg:height="0.58681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投影片編號版面配置區 6" svg:x="4.68229in" svg:y="11.1059in" svg:width="3.58333in" svg:height="0.58681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744">
      <draw:frame draw:id="id52" presentation:style-name="a747" draw:name="PlaceHolder 1" svg:x="0.55118in" svg:y="0.88583in" svg:width="9.92087in" svg:height="1.41732in" presentation:class="title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53" presentation:style-name="a751" draw:name="PlaceHolder 2" svg:x="0.55118in" svg:y="2.59843in" svg:width="9.92087in" svg:height="3.01181in" presentation:class="subtitle" presentation:placeholder="false">
        <draw:text-box>
          <text:list text:style-name="a750">
            <text:list-item>
              <text:p text:style-name="a749" text:class-names="" text:cond-style-name=""><text:span text:style-name="a748" text:class-names=""/></text:p>
            </text:list-item>
          </text:list>
        </draw:text-box>
        <svg:title/>
        <svg:desc/>
      </draw:frame>
      <presentation:notes style:page-layout-name="pageLayout2" draw:style-name="a784">
        <draw:frame draw:id="id5" presentation:style-name="a754" draw:name="頁首版面配置區 1" svg:x="0in" svg:y="0in" svg:width="3.58333in" svg:height="0.58681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6" presentation:style-name="a759" draw:name="日期版面配置區 2" svg:x="4.68229in" svg:y="0in" svg:width="3.58333in" svg:height="0.58681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/></text:span><text:span text:style-name="a757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760" draw:name="投影片圖像版面配置區 3">
          <svg:title/>
          <svg:desc/>
        </draw:page-thumbnail>
        <draw:frame draw:id="id8" presentation:style-name="a776" draw:name="備忘稿版面配置區 4" svg:x="0.82639in" svg:y="5.62674in" svg:width="6.61458in" svg:height="4.60417in" presentation:class="notes" presentation:placeholder="false">
          <draw:text-box>
            <text:p text:style-name="a762" text:class-names="" text:cond-style-name=""><text:span text:style-name="a761" text:class-names="">編輯母片文字樣式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第二層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2" text:class-names="">第五層</text:span><text:span text:style-name="a7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9" draw:name="頁尾版面配置區 5" svg:x="0in" svg:y="11.1059in" svg:width="3.58333in" svg:height="0.58681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0" presentation:style-name="a783" draw:name="投影片編號版面配置區 6" svg:x="4.68229in" svg:y="11.1059in" svg:width="3.58333in" svg:height="0.58681in" presentation:class="page-number" presentation:placeholder="false">
          <draw:text-box>
            <text:p text:style-name="a782" text:class-names="" text:cond-style-name=""><text:span text:style-name="a780" text:class-names=""><text:page-number style:num-format="1" text:fixed="false"/></text:span><text:span text:style-name="a781" text:class-names=""/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786">
      <draw:frame draw:id="id54" presentation:style-name="a789" draw:name="PlaceHolder 1" svg:x="0.55118in" svg:y="0.88583in" svg:width="9.92087in" svg:height="1.41732in" presentation:class="titl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55" presentation:style-name="a793" draw:name="PlaceHolder 2" svg:x="0.55118in" svg:y="2.59843in" svg:width="9.92087in" svg:height="3.01181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/></text:p>
            </text:list-item>
          </text:list>
        </draw:text-box>
        <svg:title/>
        <svg:desc/>
      </draw:frame>
      <presentation:notes style:page-layout-name="pageLayout2" draw:style-name="a826">
        <draw:frame draw:id="id5" presentation:style-name="a796" draw:name="頁首版面配置區 1" svg:x="0in" svg:y="0in" svg:width="3.58333in" svg:height="0.58681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6" presentation:style-name="a801" draw:name="日期版面配置區 2" svg:x="4.68229in" svg:y="0in" svg:width="3.58333in" svg:height="0.58681in" presentation:class="date-time" presentation:placeholder="false">
          <draw:text-box>
            <text:p text:style-name="a800" text:class-names="" text:cond-style-name=""><text:span text:style-name="a797" text:class-names=""><text:date text:fixed="false" style:data-style-name="a798"/></text:span><text:span text:style-name="a799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02" draw:name="投影片圖像版面配置區 3">
          <svg:title/>
          <svg:desc/>
        </draw:page-thumbnail>
        <draw:frame draw:id="id8" presentation:style-name="a818" draw:name="備忘稿版面配置區 4" svg:x="0.82639in" svg:y="5.62674in" svg:width="6.61458in" svg:height="4.60417in" presentation:class="notes" presentation:placeholder="false">
          <draw:text-box>
            <text:p text:style-name="a804" text:class-names="" text:cond-style-name=""><text:span text:style-name="a803" text:class-names="">編輯母片文字樣式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第二層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list text:style-name="a817">
                          <text:list-item>
                            <text:list text:style-name="a817">
                              <text:list-item>
                                <text:p text:style-name="a816" text:class-names="" text:cond-style-name=""><text:span text:style-name="a814" text:class-names="">第五層</text:span><text:span text:style-name="a8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1" draw:name="頁尾版面配置區 5" svg:x="0in" svg:y="11.1059in" svg:width="3.58333in" svg:height="0.58681in" presentation:class="foot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0" presentation:style-name="a825" draw:name="投影片編號版面配置區 6" svg:x="4.68229in" svg:y="11.1059in" svg:width="3.58333in" svg:height="0.58681in" presentation:class="page-number" presentation:placeholder="false">
          <draw:text-box>
  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828">
      <draw:frame draw:id="id56" presentation:style-name="a831" draw:name="PlaceHolder 1" svg:x="0.55118in" svg:y="0.88583in" svg:width="9.92087in" svg:height="1.41732in" presentation:class="title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57" presentation:style-name="a835" draw:name="PlaceHolder 2" svg:x="0.55118in" svg:y="2.59843in" svg:width="4.84134in" svg:height="3.01181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/></text:p>
            </text:list-item>
          </text:list>
        </draw:text-box>
        <svg:title/>
        <svg:desc/>
      </draw:frame>
      <draw:frame draw:id="id58" presentation:style-name="a839" draw:name="PlaceHolder 3" svg:x="5.63504in" svg:y="2.59843in" svg:width="4.84134in" svg:height="3.01181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/></text:p>
            </text:list-item>
          </text:list>
        </draw:text-box>
        <svg:title/>
        <svg:desc/>
      </draw:frame>
      <presentation:notes style:page-layout-name="pageLayout2" draw:style-name="a872">
        <draw:frame draw:id="id5" presentation:style-name="a842" draw:name="頁首版面配置區 1" svg:x="0in" svg:y="0in" svg:width="3.58333in" svg:height="0.58681in" presentation:class="head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6" presentation:style-name="a847" draw:name="日期版面配置區 2" svg:x="4.68229in" svg:y="0in" svg:width="3.58333in" svg:height="0.58681in" presentation:class="date-time" presentation:placeholder="false">
          <draw:text-box>
            <text:p text:style-name="a846" text:class-names="" text:cond-style-name=""><text:span text:style-name="a843" text:class-names=""><text:date text:fixed="false" style:data-style-name="a844"/></text:span><text:span text:style-name="a845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48" draw:name="投影片圖像版面配置區 3">
          <svg:title/>
          <svg:desc/>
        </draw:page-thumbnail>
        <draw:frame draw:id="id8" presentation:style-name="a864" draw:name="備忘稿版面配置區 4" svg:x="0.82639in" svg:y="5.62674in" svg:width="6.61458in" svg:height="4.60417in" presentation:class="notes" presentation:placeholder="false">
          <draw:text-box>
            <text:p text:style-name="a850" text:class-names="" text:cond-style-name=""><text:span text:style-name="a849" text:class-names="">編輯母片文字樣式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第二層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list text:style-name="a863">
                              <text:list-item>
                                <text:p text:style-name="a862" text:class-names="" text:cond-style-name=""><text:span text:style-name="a860" text:class-names="">第五層</text:span><text:span text:style-name="a8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7" draw:name="頁尾版面配置區 5" svg:x="0in" svg:y="11.1059in" svg:width="3.58333in" svg:height="0.58681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0" presentation:style-name="a871" draw:name="投影片編號版面配置區 6" svg:x="4.68229in" svg:y="11.1059in" svg:width="3.58333in" svg:height="0.58681in" presentation:class="page-number" presentation:placeholder="false">
          <draw:text-box>
            <text:p text:style-name="a870" text:class-names="" text:cond-style-name=""><text:span text:style-name="a868" text:class-names=""><text:page-number style:num-format="1" text:fixed="false"/></text:span><text:span text:style-name="a869" text:class-names=""/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874">
      <draw:frame draw:id="id59" presentation:style-name="a877" draw:name="PlaceHolder 1" svg:x="0.55118in" svg:y="0.88583in" svg:width="9.92087in" svg:height="1.41732in" presentation:class="title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presentation:notes style:page-layout-name="pageLayout2" draw:style-name="a910">
        <draw:frame draw:id="id5" presentation:style-name="a880" draw:name="頁首版面配置區 1" svg:x="0in" svg:y="0in" svg:width="3.58333in" svg:height="0.58681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6" presentation:style-name="a885" draw:name="日期版面配置區 2" svg:x="4.68229in" svg:y="0in" svg:width="3.58333in" svg:height="0.58681in" presentation:class="date-time" presentation:placeholder="false">
          <draw:text-box>
            <text:p text:style-name="a884" text:class-names="" text:cond-style-name=""><text:span text:style-name="a881" text:class-names=""><text:date text:fixed="false" style:data-style-name="a882"/></text:span><text:span text:style-name="a88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86" draw:name="投影片圖像版面配置區 3">
          <svg:title/>
          <svg:desc/>
        </draw:page-thumbnail>
        <draw:frame draw:id="id8" presentation:style-name="a902" draw:name="備忘稿版面配置區 4" svg:x="0.82639in" svg:y="5.62674in" svg:width="6.61458in" svg:height="4.60417in" presentation:class="notes" presentation:placeholder="false">
          <draw:text-box>
            <text:p text:style-name="a888" text:class-names="" text:cond-style-name=""><text:span text:style-name="a887" text:class-names="">編輯母片文字樣式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第二層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8" text:class-names="">第五層</text:span><text:span text:style-name="a8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5" draw:name="頁尾版面配置區 5" svg:x="0in" svg:y="11.1059in" svg:width="3.58333in" svg:height="0.58681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0" presentation:style-name="a909" draw:name="投影片編號版面配置區 6" svg:x="4.68229in" svg:y="11.1059in" svg:width="3.58333in" svg:height="0.58681in" presentation:class="page-number" presentation:placeholder="false">
          <draw:text-box>
  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912">
      <draw:frame draw:id="id60" presentation:style-name="a916" draw:name="PlaceHolder 1" svg:x="0.55118in" svg:y="0.88583in" svg:width="9.92087in" svg:height="6.57126in" presentation:class="subtitle" presentation:placeholder="false">
        <draw:text-box>
          <text:list text:style-name="a915">
            <text:list-item>
              <text:p text:style-name="a914" text:class-names="" text:cond-style-name=""><text:span text:style-name="a913" text:class-names=""/></text:p>
            </text:list-item>
          </text:list>
        </draw:text-box>
        <svg:title/>
        <svg:desc/>
      </draw:frame>
      <presentation:notes style:page-layout-name="pageLayout2" draw:style-name="a949">
        <draw:frame draw:id="id5" presentation:style-name="a919" draw:name="頁首版面配置區 1" svg:x="0in" svg:y="0in" svg:width="3.58333in" svg:height="0.58681in" presentation:class="head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6" presentation:style-name="a924" draw:name="日期版面配置區 2" svg:x="4.68229in" svg:y="0in" svg:width="3.58333in" svg:height="0.58681in" presentation:class="date-time" presentation:placeholder="false">
          <draw:text-box>
            <text:p text:style-name="a923" text:class-names="" text:cond-style-name=""><text:span text:style-name="a920" text:class-names=""><text:date text:fixed="false" style:data-style-name="a921"/></text:span><text:span text:style-name="a92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925" draw:name="投影片圖像版面配置區 3">
          <svg:title/>
          <svg:desc/>
        </draw:page-thumbnail>
        <draw:frame draw:id="id8" presentation:style-name="a941" draw:name="備忘稿版面配置區 4" svg:x="0.82639in" svg:y="5.62674in" svg:width="6.61458in" svg:height="4.60417in" presentation:class="notes" presentation:placeholder="false">
          <draw:text-box>
            <text:p text:style-name="a927" text:class-names="" text:cond-style-name=""><text:span text:style-name="a926" text:class-names="">編輯母片文字樣式</text:span></text:p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第二層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p text:style-name="a935" text:class-names="" text:cond-style-name=""><text:span text:style-name="a93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list text:style-name="a940">
                          <text:list-item>
                            <text:list text:style-name="a940">
                              <text:list-item>
                                <text:p text:style-name="a939" text:class-names="" text:cond-style-name=""><text:span text:style-name="a937" text:class-names="">第五層</text:span><text:span text:style-name="a9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4" draw:name="頁尾版面配置區 5" svg:x="0in" svg:y="11.1059in" svg:width="3.58333in" svg:height="0.58681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0" presentation:style-name="a948" draw:name="投影片編號版面配置區 6" svg:x="4.68229in" svg:y="11.1059in" svg:width="3.58333in" svg:height="0.58681in" presentation:class="page-number" presentation:placeholder="false">
          <draw:text-box>
            <text:p text:style-name="a947" text:class-names="" text:cond-style-name=""><text:span text:style-name="a945" text:class-names=""><text:page-number style:num-format="1" text:fixed="false"/></text:span><text:span text:style-name="a946" text:class-names=""/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951">
      <draw:frame draw:id="id61" presentation:style-name="a954" draw:name="PlaceHolder 1" svg:x="0.55118in" svg:y="0.88583in" svg:width="9.92087in" svg:height="1.41732in" presentation:class="titl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62" presentation:style-name="a958" draw:name="PlaceHolder 2" svg:x="0.55118in" svg:y="2.59843in" svg:width="4.84134in" svg:height="1.43661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/></text:p>
            </text:list-item>
          </text:list>
        </draw:text-box>
        <svg:title/>
        <svg:desc/>
      </draw:frame>
      <draw:frame draw:id="id63" presentation:style-name="a962" draw:name="PlaceHolder 3" svg:x="5.63504in" svg:y="2.59843in" svg:width="4.84134in" svg:height="3.01181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/></text:p>
            </text:list-item>
          </text:list>
        </draw:text-box>
        <svg:title/>
        <svg:desc/>
      </draw:frame>
      <draw:frame draw:id="id64" presentation:style-name="a966" draw:name="PlaceHolder 4" svg:x="0.55118in" svg:y="4.17205in" svg:width="4.84134in" svg:height="1.43661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/></text:p>
            </text:list-item>
          </text:list>
        </draw:text-box>
        <svg:title/>
        <svg:desc/>
      </draw:frame>
      <presentation:notes style:page-layout-name="pageLayout2" draw:style-name="a999">
        <draw:frame draw:id="id5" presentation:style-name="a969" draw:name="頁首版面配置區 1" svg:x="0in" svg:y="0in" svg:width="3.58333in" svg:height="0.58681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6" presentation:style-name="a974" draw:name="日期版面配置區 2" svg:x="4.68229in" svg:y="0in" svg:width="3.58333in" svg:height="0.58681in" presentation:class="date-time" presentation:placeholder="false">
          <draw:text-box>
            <text:p text:style-name="a973" text:class-names="" text:cond-style-name=""><text:span text:style-name="a970" text:class-names=""><text:date text:fixed="false" style:data-style-name="a971"/></text:span><text:span text:style-name="a97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975" draw:name="投影片圖像版面配置區 3">
          <svg:title/>
          <svg:desc/>
        </draw:page-thumbnail>
        <draw:frame draw:id="id8" presentation:style-name="a991" draw:name="備忘稿版面配置區 4" svg:x="0.82639in" svg:y="5.62674in" svg:width="6.61458in" svg:height="4.60417in" presentation:class="notes" presentation:placeholder="false">
          <draw:text-box>
            <text:p text:style-name="a977" text:class-names="" text:cond-style-name=""><text:span text:style-name="a976" text:class-names="">編輯母片文字樣式</text:span></text:p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第二層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p text:style-name="a982" text:class-names="" text:cond-style-name=""><text:span text:style-name="a98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p text:style-name="a985" text:class-names="" text:cond-style-name=""><text:span text:style-name="a98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7" text:class-names="">第五層</text:span><text:span text:style-name="a9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4" draw:name="頁尾版面配置區 5" svg:x="0in" svg:y="11.1059in" svg:width="3.58333in" svg:height="0.58681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0" presentation:style-name="a998" draw:name="投影片編號版面配置區 6" svg:x="4.68229in" svg:y="11.1059in" svg:width="3.58333in" svg:height="0.58681in" presentation:class="page-number" presentation:placeholder="false">
          <draw:text-box>
  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1001">
      <draw:frame draw:id="id65" presentation:style-name="a1004" draw:name="PlaceHolder 1" svg:x="0.55118in" svg:y="0.88583in" svg:width="9.92087in" svg:height="1.41732in" presentation:class="title" presentation:placeholder="false">
        <draw:text-box>
          <text:p text:style-name="a1003" text:class-names="" text:cond-style-name=""><text:span text:style-name="a1002" text:class-names=""/></text:p>
        </draw:text-box>
        <svg:title/>
        <svg:desc/>
      </draw:frame>
      <draw:frame draw:id="id66" presentation:style-name="a1008" draw:name="PlaceHolder 2" svg:x="0.55118in" svg:y="2.59843in" svg:width="4.84134in" svg:height="3.01181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/></text:p>
            </text:list-item>
          </text:list>
        </draw:text-box>
        <svg:title/>
        <svg:desc/>
      </draw:frame>
      <draw:frame draw:id="id67" presentation:style-name="a1012" draw:name="PlaceHolder 3" svg:x="5.63504in" svg:y="2.59843in" svg:width="4.84134in" svg:height="1.43661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/></text:p>
            </text:list-item>
          </text:list>
        </draw:text-box>
        <svg:title/>
        <svg:desc/>
      </draw:frame>
      <draw:frame draw:id="id68" presentation:style-name="a1016" draw:name="PlaceHolder 4" svg:x="5.63504in" svg:y="4.17205in" svg:width="4.84134in" svg:height="1.43661in" presentation:class="outline" presentation:placeholder="false">
        <draw:text-box>
          <text:list text:style-name="a1015">
            <text:list-item>
              <text:p text:style-name="a1014" text:class-names="" text:cond-style-name=""><text:span text:style-name="a1013" text:class-names=""/></text:p>
            </text:list-item>
          </text:list>
        </draw:text-box>
        <svg:title/>
        <svg:desc/>
      </draw:frame>
      <presentation:notes style:page-layout-name="pageLayout2" draw:style-name="a1049">
        <draw:frame draw:id="id5" presentation:style-name="a1019" draw:name="頁首版面配置區 1" svg:x="0in" svg:y="0in" svg:width="3.58333in" svg:height="0.58681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6" presentation:style-name="a1024" draw:name="日期版面配置區 2" svg:x="4.68229in" svg:y="0in" svg:width="3.58333in" svg:height="0.58681in" presentation:class="date-time" presentation:placeholder="false">
          <draw:text-box>
            <text:p text:style-name="a1023" text:class-names="" text:cond-style-name=""><text:span text:style-name="a1020" text:class-names=""><text:date text:fixed="false" style:data-style-name="a1021"/></text:span><text:span text:style-name="a102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025" draw:name="投影片圖像版面配置區 3">
          <svg:title/>
          <svg:desc/>
        </draw:page-thumbnail>
        <draw:frame draw:id="id8" presentation:style-name="a1041" draw:name="備忘稿版面配置區 4" svg:x="0.82639in" svg:y="5.62674in" svg:width="6.61458in" svg:height="4.60417in" presentation:class="notes" presentation:placeholder="false">
          <draw:text-box>
            <text:p text:style-name="a1027" text:class-names="" text:cond-style-name=""><text:span text:style-name="a1026" text:class-names="">編輯母片文字樣式</text:span></text:p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第二層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p text:style-name="a1032" text:class-names="" text:cond-style-name=""><text:span text:style-name="a103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p text:style-name="a1035" text:class-names="" text:cond-style-name=""><text:span text:style-name="a103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list text:style-name="a1040">
                          <text:list-item>
                            <text:list text:style-name="a1040">
                              <text:list-item>
                                <text:p text:style-name="a1039" text:class-names="" text:cond-style-name=""><text:span text:style-name="a1037" text:class-names="">第五層</text:span><text:span text:style-name="a10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4" draw:name="頁尾版面配置區 5" svg:x="0in" svg:y="11.1059in" svg:width="3.58333in" svg:height="0.58681in" presentation:class="footer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0" presentation:style-name="a1048" draw:name="投影片編號版面配置區 6" svg:x="4.68229in" svg:y="11.1059in" svg:width="3.58333in" svg:height="0.58681in" presentation:class="page-number" presentation:placeholder="false">
          <draw:text-box>
  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1051">
      <draw:frame draw:id="id69" presentation:style-name="a1054" draw:name="PlaceHolder 1" svg:x="0.55118in" svg:y="0.88583in" svg:width="9.92087in" svg:height="1.41732in" presentation:class="titl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70" presentation:style-name="a1058" draw:name="PlaceHolder 2" svg:x="0.55118in" svg:y="2.59843in" svg:width="4.84134in" svg:height="1.43661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/></text:p>
            </text:list-item>
          </text:list>
        </draw:text-box>
        <svg:title/>
        <svg:desc/>
      </draw:frame>
      <draw:frame draw:id="id71" presentation:style-name="a1062" draw:name="PlaceHolder 3" svg:x="5.63504in" svg:y="2.59843in" svg:width="4.84134in" svg:height="1.43661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/></text:p>
            </text:list-item>
          </text:list>
        </draw:text-box>
        <svg:title/>
        <svg:desc/>
      </draw:frame>
      <draw:frame draw:id="id72" presentation:style-name="a1066" draw:name="PlaceHolder 4" svg:x="0.55118in" svg:y="4.17205in" svg:width="9.92087in" svg:height="1.43661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/></text:p>
            </text:list-item>
          </text:list>
        </draw:text-box>
        <svg:title/>
        <svg:desc/>
      </draw:frame>
      <presentation:notes style:page-layout-name="pageLayout2" draw:style-name="a1099">
        <draw:frame draw:id="id5" presentation:style-name="a1069" draw:name="頁首版面配置區 1" svg:x="0in" svg:y="0in" svg:width="3.58333in" svg:height="0.58681in" presentation:class="head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6" presentation:style-name="a1074" draw:name="日期版面配置區 2" svg:x="4.68229in" svg:y="0in" svg:width="3.58333in" svg:height="0.58681in" presentation:class="date-time" presentation:placeholder="false">
          <draw:text-box>
            <text:p text:style-name="a1073" text:class-names="" text:cond-style-name=""><text:span text:style-name="a1070" text:class-names=""><text:date text:fixed="false" style:data-style-name="a1071"/></text:span><text:span text:style-name="a107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075" draw:name="投影片圖像版面配置區 3">
          <svg:title/>
          <svg:desc/>
        </draw:page-thumbnail>
        <draw:frame draw:id="id8" presentation:style-name="a1091" draw:name="備忘稿版面配置區 4" svg:x="0.82639in" svg:y="5.62674in" svg:width="6.61458in" svg:height="4.60417in" presentation:class="notes" presentation:placeholder="false">
          <draw:text-box>
            <text:p text:style-name="a1077" text:class-names="" text:cond-style-name=""><text:span text:style-name="a1076" text:class-names="">編輯母片文字樣式</text:span></text:p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第二層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8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list text:style-name="a1086">
                          <text:list-item>
                            <text:p text:style-name="a1085" text:class-names="" text:cond-style-name=""><text:span text:style-name="a108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list text:style-name="a1090">
                          <text:list-item>
                            <text:list text:style-name="a1090">
                              <text:list-item>
                                <text:p text:style-name="a1089" text:class-names="" text:cond-style-name=""><text:span text:style-name="a1087" text:class-names="">第五層</text:span><text:span text:style-name="a10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4" draw:name="頁尾版面配置區 5" svg:x="0in" svg:y="11.1059in" svg:width="3.58333in" svg:height="0.58681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8" draw:name="投影片編號版面配置區 6" svg:x="4.68229in" svg:y="11.1059in" svg:width="3.58333in" svg:height="0.58681in" presentation:class="page-number" presentation:placeholder="false">
          <draw:text-box>
  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1101">
      <draw:frame draw:id="id73" presentation:style-name="a1104" draw:name="PlaceHolder 1" svg:x="0.55118in" svg:y="0.88583in" svg:width="9.92087in" svg:height="1.41732in" presentation:class="title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74" presentation:style-name="a1108" draw:name="PlaceHolder 2" svg:x="0.55118in" svg:y="2.59843in" svg:width="9.92087in" svg:height="1.43661in" presentation:class="outline" presentation:placeholder="false">
        <draw:text-box>
          <text:list text:style-name="a1107">
            <text:list-item>
              <text:p text:style-name="a1106" text:class-names="" text:cond-style-name=""><text:span text:style-name="a1105" text:class-names=""/></text:p>
            </text:list-item>
          </text:list>
        </draw:text-box>
        <svg:title/>
        <svg:desc/>
      </draw:frame>
      <draw:frame draw:id="id75" presentation:style-name="a1112" draw:name="PlaceHolder 3" svg:x="0.55118in" svg:y="4.17205in" svg:width="9.92087in" svg:height="1.43661in" presentation:class="outline" presentation:placeholder="false">
        <draw:text-box>
          <text:list text:style-name="a1111">
            <text:list-item>
              <text:p text:style-name="a1110" text:class-names="" text:cond-style-name=""><text:span text:style-name="a1109" text:class-names=""/></text:p>
            </text:list-item>
          </text:list>
        </draw:text-box>
        <svg:title/>
        <svg:desc/>
      </draw:frame>
      <presentation:notes style:page-layout-name="pageLayout2" draw:style-name="a1145">
        <draw:frame draw:id="id5" presentation:style-name="a1115" draw:name="頁首版面配置區 1" svg:x="0in" svg:y="0in" svg:width="3.58333in" svg:height="0.58681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6" presentation:style-name="a1120" draw:name="日期版面配置區 2" svg:x="4.68229in" svg:y="0in" svg:width="3.58333in" svg:height="0.58681in" presentation:class="date-time" presentation:placeholder="false">
          <draw:text-box>
            <text:p text:style-name="a1119" text:class-names="" text:cond-style-name=""><text:span text:style-name="a1116" text:class-names=""><text:date text:fixed="false" style:data-style-name="a1117"/></text:span><text:span text:style-name="a1118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121" draw:name="投影片圖像版面配置區 3">
          <svg:title/>
          <svg:desc/>
        </draw:page-thumbnail>
        <draw:frame draw:id="id8" presentation:style-name="a1137" draw:name="備忘稿版面配置區 4" svg:x="0.82639in" svg:y="5.62674in" svg:width="6.61458in" svg:height="4.60417in" presentation:class="notes" presentation:placeholder="false">
          <draw:text-box>
            <text:p text:style-name="a1123" text:class-names="" text:cond-style-name=""><text:span text:style-name="a1122" text:class-names="">編輯母片文字樣式</text:span></text:p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第二層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p text:style-name="a1131" text:class-names="" text:cond-style-name=""><text:span text:style-name="a113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list text:style-name="a1136">
                              <text:list-item>
                                <text:p text:style-name="a1135" text:class-names="" text:cond-style-name=""><text:span text:style-name="a1133" text:class-names="">第五層</text:span><text:span text:style-name="a11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0" draw:name="頁尾版面配置區 5" svg:x="0in" svg:y="11.1059in" svg:width="3.58333in" svg:height="0.58681in" presentation:class="footer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10" presentation:style-name="a1144" draw:name="投影片編號版面配置區 6" svg:x="4.68229in" svg:y="11.1059in" svg:width="3.58333in" svg:height="0.58681in" presentation:class="page-number" presentation:placeholder="false">
          <draw:text-box>
            <text:p text:style-name="a1143" text:class-names="" text:cond-style-name=""><text:span text:style-name="a1141" text:class-names=""><text:page-number style:num-format="1" text:fixed="false"/></text:span><text:span text:style-name="a1142" text:class-names=""/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1147">
      <draw:frame draw:id="id76" presentation:style-name="a1150" draw:name="PlaceHolder 1" svg:x="0.55118in" svg:y="0.88583in" svg:width="9.92087in" svg:height="1.41732in" presentation:class="title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77" presentation:style-name="a1154" draw:name="PlaceHolder 2" svg:x="0.55118in" svg:y="2.59843in" svg:width="4.84134in" svg:height="1.43661in" presentation:class="outline" presentation:placeholder="false">
        <draw:text-box>
          <text:list text:style-name="a1153">
            <text:list-item>
              <text:p text:style-name="a1152" text:class-names="" text:cond-style-name=""><text:span text:style-name="a1151" text:class-names=""/></text:p>
            </text:list-item>
          </text:list>
        </draw:text-box>
        <svg:title/>
        <svg:desc/>
      </draw:frame>
      <draw:frame draw:id="id78" presentation:style-name="a1158" draw:name="PlaceHolder 3" svg:x="5.63504in" svg:y="2.59843in" svg:width="4.84134in" svg:height="1.43661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/></text:p>
            </text:list-item>
          </text:list>
        </draw:text-box>
        <svg:title/>
        <svg:desc/>
      </draw:frame>
      <draw:frame draw:id="id79" presentation:style-name="a1162" draw:name="PlaceHolder 4" svg:x="0.55118in" svg:y="4.17205in" svg:width="4.84134in" svg:height="1.43661in" presentation:class="outline" presentation:placeholder="false">
        <draw:text-box>
          <text:list text:style-name="a1161">
            <text:list-item>
              <text:p text:style-name="a1160" text:class-names="" text:cond-style-name=""><text:span text:style-name="a1159" text:class-names=""/></text:p>
            </text:list-item>
          </text:list>
        </draw:text-box>
        <svg:title/>
        <svg:desc/>
      </draw:frame>
      <draw:frame draw:id="id80" presentation:style-name="a1166" draw:name="PlaceHolder 5" svg:x="5.63504in" svg:y="4.17205in" svg:width="4.84134in" svg:height="1.43661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/></text:p>
            </text:list-item>
          </text:list>
        </draw:text-box>
        <svg:title/>
        <svg:desc/>
      </draw:frame>
      <presentation:notes style:page-layout-name="pageLayout2" draw:style-name="a1199">
        <draw:frame draw:id="id5" presentation:style-name="a1169" draw:name="頁首版面配置區 1" svg:x="0in" svg:y="0in" svg:width="3.58333in" svg:height="0.58681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6" presentation:style-name="a1174" draw:name="日期版面配置區 2" svg:x="4.68229in" svg:y="0in" svg:width="3.58333in" svg:height="0.58681in" presentation:class="date-time" presentation:placeholder="false">
          <draw:text-box>
            <text:p text:style-name="a1173" text:class-names="" text:cond-style-name=""><text:span text:style-name="a1170" text:class-names=""><text:date text:fixed="false" style:data-style-name="a1171"/></text:span><text:span text:style-name="a117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175" draw:name="投影片圖像版面配置區 3">
          <svg:title/>
          <svg:desc/>
        </draw:page-thumbnail>
        <draw:frame draw:id="id8" presentation:style-name="a1191" draw:name="備忘稿版面配置區 4" svg:x="0.82639in" svg:y="5.62674in" svg:width="6.61458in" svg:height="4.60417in" presentation:class="notes" presentation:placeholder="false">
          <draw:text-box>
            <text:p text:style-name="a1177" text:class-names="" text:cond-style-name=""><text:span text:style-name="a1176" text:class-names="">編輯母片文字樣式</text:span></text:p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8" text:class-names="">第二層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p text:style-name="a1182" text:class-names="" text:cond-style-name=""><text:span text:style-name="a118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list text:style-name="a1186">
                          <text:list-item>
                            <text:p text:style-name="a1185" text:class-names="" text:cond-style-name=""><text:span text:style-name="a118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list text:style-name="a1190">
                              <text:list-item>
                                <text:p text:style-name="a1189" text:class-names="" text:cond-style-name=""><text:span text:style-name="a1187" text:class-names="">第五層</text:span><text:span text:style-name="a1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4" draw:name="頁尾版面配置區 5" svg:x="0in" svg:y="11.1059in" svg:width="3.58333in" svg:height="0.58681in" presentation:class="foot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0" presentation:style-name="a1198" draw:name="投影片編號版面配置區 6" svg:x="4.68229in" svg:y="11.1059in" svg:width="3.58333in" svg:height="0.58681in" presentation:class="page-number" presentation:placeholder="false">
          <draw:text-box>
  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1201">
      <draw:frame draw:id="id81" presentation:style-name="a1204" draw:name="PlaceHolder 1" svg:x="0.55118in" svg:y="0.88583in" svg:width="9.92087in" svg:height="1.41732in" presentation:class="title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82" presentation:style-name="a1208" draw:name="PlaceHolder 2" svg:x="0.55118in" svg:y="2.59843in" svg:width="3.19409in" svg:height="1.43661in" presentation:class="outline" presentation:placeholder="false">
        <draw:text-box>
          <text:list text:style-name="a1207">
            <text:list-item>
              <text:p text:style-name="a1206" text:class-names="" text:cond-style-name=""><text:span text:style-name="a1205" text:class-names=""/></text:p>
            </text:list-item>
          </text:list>
        </draw:text-box>
        <svg:title/>
        <svg:desc/>
      </draw:frame>
      <draw:frame draw:id="id83" presentation:style-name="a1212" draw:name="PlaceHolder 3" svg:x="3.90551in" svg:y="2.59843in" svg:width="3.19409in" svg:height="1.43661in" presentation:class="outline" presentation:placeholder="false">
        <draw:text-box>
          <text:list text:style-name="a1211">
            <text:list-item>
              <text:p text:style-name="a1210" text:class-names="" text:cond-style-name=""><text:span text:style-name="a1209" text:class-names=""/></text:p>
            </text:list-item>
          </text:list>
        </draw:text-box>
        <svg:title/>
        <svg:desc/>
      </draw:frame>
      <draw:frame draw:id="id84" presentation:style-name="a1216" draw:name="PlaceHolder 4" svg:x="7.25945in" svg:y="2.59843in" svg:width="3.19409in" svg:height="1.43661in" presentation:class="outline" presentation:placeholder="false">
        <draw:text-box>
          <text:list text:style-name="a1215">
            <text:list-item>
              <text:p text:style-name="a1214" text:class-names="" text:cond-style-name=""><text:span text:style-name="a1213" text:class-names=""/></text:p>
            </text:list-item>
          </text:list>
        </draw:text-box>
        <svg:title/>
        <svg:desc/>
      </draw:frame>
      <draw:frame draw:id="id85" presentation:style-name="a1220" draw:name="PlaceHolder 5" svg:x="0.55118in" svg:y="4.17205in" svg:width="3.19409in" svg:height="1.43661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7" text:class-names=""/></text:p>
            </text:list-item>
          </text:list>
        </draw:text-box>
        <svg:title/>
        <svg:desc/>
      </draw:frame>
      <draw:frame draw:id="id86" presentation:style-name="a1224" draw:name="PlaceHolder 6" svg:x="3.90551in" svg:y="4.17205in" svg:width="3.19409in" svg:height="1.43661in" presentation:class="outline" presentation:placeholder="false">
        <draw:text-box>
          <text:list text:style-name="a1223">
            <text:list-item>
              <text:p text:style-name="a1222" text:class-names="" text:cond-style-name=""><text:span text:style-name="a1221" text:class-names=""/></text:p>
            </text:list-item>
          </text:list>
        </draw:text-box>
        <svg:title/>
        <svg:desc/>
      </draw:frame>
      <draw:frame draw:id="id87" presentation:style-name="a1228" draw:name="PlaceHolder 7" svg:x="7.25945in" svg:y="4.17205in" svg:width="3.19409in" svg:height="1.43661in" presentation:class="outline" presentation:placeholder="false">
        <draw:text-box>
          <text:list text:style-name="a1227">
            <text:list-item>
              <text:p text:style-name="a1226" text:class-names="" text:cond-style-name=""><text:span text:style-name="a1225" text:class-names=""/></text:p>
            </text:list-item>
          </text:list>
        </draw:text-box>
        <svg:title/>
        <svg:desc/>
      </draw:frame>
      <presentation:notes style:page-layout-name="pageLayout2" draw:style-name="a1261">
        <draw:frame draw:id="id5" presentation:style-name="a1231" draw:name="頁首版面配置區 1" svg:x="0in" svg:y="0in" svg:width="3.58333in" svg:height="0.58681in" presentation:class="header" presentation:placeholder="false">
          <draw:text-box>
            <text:p text:style-name="a1230" text:class-names="" text:cond-style-name=""><text:span text:style-name="a1229" text:class-names=""/></text:p>
          </draw:text-box>
          <svg:title/>
          <svg:desc/>
        </draw:frame>
        <draw:frame draw:id="id6" presentation:style-name="a1236" draw:name="日期版面配置區 2" svg:x="4.68229in" svg:y="0in" svg:width="3.58333in" svg:height="0.58681in" presentation:class="date-time" presentation:placeholder="false">
          <draw:text-box>
            <text:p text:style-name="a1235" text:class-names="" text:cond-style-name=""><text:span text:style-name="a1232" text:class-names=""><text:date text:fixed="false" style:data-style-name="a1233"/></text:span><text:span text:style-name="a123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237" draw:name="投影片圖像版面配置區 3">
          <svg:title/>
          <svg:desc/>
        </draw:page-thumbnail>
        <draw:frame draw:id="id8" presentation:style-name="a1253" draw:name="備忘稿版面配置區 4" svg:x="0.82639in" svg:y="5.62674in" svg:width="6.61458in" svg:height="4.60417in" presentation:class="notes" presentation:placeholder="false">
          <draw:text-box>
            <text:p text:style-name="a1239" text:class-names="" text:cond-style-name=""><text:span text:style-name="a1238" text:class-names="">編輯母片文字樣式</text:span></text:p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第二層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list text:style-name="a1245">
                      <text:list-item>
                        <text:p text:style-name="a1244" text:class-names="" text:cond-style-name=""><text:span text:style-name="a124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list text:style-name="a1248">
                      <text:list-item>
                        <text:list text:style-name="a1248">
                          <text:list-item>
                            <text:p text:style-name="a1247" text:class-names="" text:cond-style-name=""><text:span text:style-name="a124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list text:style-name="a1252">
                          <text:list-item>
                            <text:list text:style-name="a1252">
                              <text:list-item>
                                <text:p text:style-name="a1251" text:class-names="" text:cond-style-name=""><text:span text:style-name="a1249" text:class-names="">第五層</text:span><text:span text:style-name="a12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6" draw:name="頁尾版面配置區 5" svg:x="0in" svg:y="11.1059in" svg:width="3.58333in" svg:height="0.58681in" presentation:class="footer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10" presentation:style-name="a1260" draw:name="投影片編號版面配置區 6" svg:x="4.68229in" svg:y="11.1059in" svg:width="3.58333in" svg:height="0.58681in" presentation:class="page-number" presentation:placeholder="false">
          <draw:text-box>
            <text:p text:style-name="a1259" text:class-names="" text:cond-style-name=""><text:span text:style-name="a1257" text:class-names=""><text:page-number style:num-format="1" text:fixed="false"/></text:span><text:span text:style-name="a1258" text:class-names=""/></text:p>
          </draw:text-box>
          <svg:title/>
          <svg:desc/>
        </draw:frame>
      </presentation:notes>
    </style:master-page>
    <style:master-page style:name="Master3-Office-Theme" style:page-layout-name="pageLayout1" draw:style-name="a1263">
      <draw:frame draw:id="id88" presentation:style-name="a1267" draw:name="PlaceHolder 1" svg:x="0.55118in" svg:y="0.88583in" svg:width="9.92087in" svg:height="1.41732in" presentation:class="title" presentation:placeholder="false">
        <draw:text-box>
          <text:p text:style-name="a1266" text:class-names="" text:cond-style-name=""><text:span text:style-name="a1264" text:class-names="">請按這裡編輯題名文字格式</text:span><text:span text:style-name="a1265" text:class-names=""/></text:p>
        </draw:text-box>
        <svg:title/>
        <svg:desc/>
      </draw:frame>
      <draw:frame draw:id="id89" presentation:style-name="a1296" draw:name="PlaceHolder 2" svg:x="0.55118in" svg:y="2.59843in" svg:width="9.92087in" svg:height="3.01181in" presentation:class="outline" presentation:placeholder="false">
        <draw:text-box>
          <text:list text:style-name="a1271">
            <text:list-item>
              <text:p text:style-name="a1270" text:class-names="" text:cond-style-name=""><text:span text:style-name="a1268" text:class-names="">請按這裡編輯大綱文字格式</text:span><text:span text:style-name="a1269" text:class-names=""/></text:p>
            </text:list-item>
          </text:list>
          <text:list text:style-name="a1275">
            <text:list-item>
              <text:list text:style-name="a1275">
                <text:list-item>
                  <text:p text:style-name="a1274" text:class-names="" text:cond-style-name=""><text:span text:style-name="a1272" text:class-names="">第二個大綱層次</text:span><text:span text:style-name="a1273" text:class-names=""/></text:p>
                </text:list-item>
              </text:list>
            </text:list-item>
          </text:list>
          <text:list text:style-name="a1279">
            <text:list-item>
              <text:list text:style-name="a1279">
                <text:list-item>
                  <text:list text:style-name="a1279">
                    <text:list-item>
                      <text:p text:style-name="a1278" text:class-names="" text:cond-style-name=""><text:span text:style-name="a1276" text:class-names="">第三個大綱層次</text:span><text:span text:style-name="a1277" text:class-names=""/></text:p>
                    </text:list-item>
                  </text:list>
                </text:list-item>
              </text:list>
            </text:list-item>
          </text:list>
          <text:list text:style-name="a1283">
            <text:list-item>
              <text:list text:style-name="a1283">
                <text:list-item>
                  <text:list text:style-name="a1283">
                    <text:list-item>
                      <text:list text:style-name="a1283">
                        <text:list-item>
                          <text:p text:style-name="a1282" text:class-names="" text:cond-style-name=""><text:span text:style-name="a1280" text:class-names="">第四個大綱層次</text:span><text:span text:style-name="a128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list text:style-name="a1287">
                        <text:list-item>
                          <text:list text:style-name="a1287">
                            <text:list-item>
                              <text:p text:style-name="a1286" text:class-names="" text:cond-style-name=""><text:span text:style-name="a1284" text:class-names="">第五個大綱層次</text:span><text:span text:style-name="a1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1">
            <text:list-item>
              <text:list text:style-name="a1291">
                <text:list-item>
                  <text:list text:style-name="a1291">
                    <text:list-item>
                      <text:list text:style-name="a1291">
                        <text:list-item>
                          <text:list text:style-name="a1291">
                            <text:list-item>
                              <text:list text:style-name="a1291">
                                <text:list-item>
                                  <text:p text:style-name="a1290" text:class-names="" text:cond-style-name=""><text:span text:style-name="a1288" text:class-names="">第六個大綱層次</text:span><text:span text:style-name="a1289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list text:style-name="a1295">
                                <text:list-item>
                                  <text:list text:style-name="a1295">
                                    <text:list-item>
                                      <text:p text:style-name="a1294" text:class-names="" text:cond-style-name=""><text:span text:style-name="a1292" text:class-names="">第七個大綱層次</text:span><text:span text:style-name="a1293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1299" draw:name="PlaceHolder 3" svg:x="0.55118in" svg:y="5.64843in" svg:width="2.56811in" svg:height="0.42717in" presentation:class="date-time" presentation:placeholder="false">
        <draw:text-box>
          <text:p text:style-name="a1298" text:class-names="" text:cond-style-name=""><text:span text:style-name="a1297" text:class-names="">&lt;日期/時間&gt;</text:span></text:p>
        </draw:text-box>
        <svg:title/>
        <svg:desc/>
      </draw:frame>
      <draw:frame draw:id="id91" presentation:style-name="a1302" draw:name="PlaceHolder 4" svg:x="3.77008in" svg:y="5.64843in" svg:width="3.49409in" svg:height="0.42717in" presentation:class="footer" presentation:placeholder="false">
        <draw:text-box>
          <text:p text:style-name="a1301" text:class-names="" text:cond-style-name=""><text:span text:style-name="a1300" text:class-names="">&lt;頁尾&gt;</text:span></text:p>
        </draw:text-box>
        <svg:title/>
        <svg:desc/>
      </draw:frame>
      <draw:frame draw:id="id92" presentation:style-name="a1305" draw:name="PlaceHolder 5" svg:x="7.90394in" svg:y="5.64843in" svg:width="2.56811in" svg:height="0.42717in" presentation:class="page-number" presentation:placeholder="false">
        <draw:text-box>
          <text:p text:style-name="a1304" text:class-names="" text:cond-style-name=""><text:span text:style-name="a130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38">
        <draw:frame draw:id="id5" presentation:style-name="a1308" draw:name="頁首版面配置區 1" svg:x="0in" svg:y="0in" svg:width="3.58333in" svg:height="0.58681in" presentation:class="header" presentation:placeholder="false">
          <draw:text-box>
            <text:p text:style-name="a1307" text:class-names="" text:cond-style-name=""><text:span text:style-name="a1306" text:class-names=""/></text:p>
          </draw:text-box>
          <svg:title/>
          <svg:desc/>
        </draw:frame>
        <draw:frame draw:id="id6" presentation:style-name="a1313" draw:name="日期版面配置區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09" text:class-names=""><text:date text:fixed="false" style:data-style-name="a1310"/></text:span><text:span text:style-name="a131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314" draw:name="投影片圖像版面配置區 3">
          <svg:title/>
          <svg:desc/>
        </draw:page-thumbnail>
        <draw:frame draw:id="id8" presentation:style-name="a1330" draw:name="備忘稿版面配置區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編輯母片文字樣式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第二層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第五層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3" draw:name="頁尾版面配置區 5" svg:x="0in" svg:y="11.1059in" svg:width="3.58333in" svg:height="0.58681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7" draw:name="投影片編號版面配置區 6" svg:x="4.68229in" svg:y="11.1059in" svg:width="3.58333in" svg:height="0.58681in" presentation:class="page-number" presentation:placeholder="false">
          <draw:text-box>
            <text:p text:style-name="a1336" text:class-names="" text:cond-style-name=""><text:span text:style-name="a1334" text:class-names=""><text:page-number style:num-format="1" text:fixed="false"/></text:span><text:span text:style-name="a1335" text:class-names=""/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1340">
      <presentation:notes style:page-layout-name="pageLayout2" draw:style-name="a1373">
        <draw:frame draw:id="id5" presentation:style-name="a1343" draw:name="頁首版面配置區 1" svg:x="0in" svg:y="0in" svg:width="3.58333in" svg:height="0.58681in" presentation:class="header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6" presentation:style-name="a1348" draw:name="日期版面配置區 2" svg:x="4.68229in" svg:y="0in" svg:width="3.58333in" svg:height="0.58681in" presentation:class="date-time" presentation:placeholder="false">
          <draw:text-box>
            <text:p text:style-name="a1347" text:class-names="" text:cond-style-name=""><text:span text:style-name="a1344" text:class-names=""><text:date text:fixed="false" style:data-style-name="a1345"/></text:span><text:span text:style-name="a1346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349" draw:name="投影片圖像版面配置區 3">
          <svg:title/>
          <svg:desc/>
        </draw:page-thumbnail>
        <draw:frame draw:id="id8" presentation:style-name="a1365" draw:name="備忘稿版面配置區 4" svg:x="0.82639in" svg:y="5.62674in" svg:width="6.61458in" svg:height="4.60417in" presentation:class="notes" presentation:placeholder="false">
          <draw:text-box>
            <text:p text:style-name="a1351" text:class-names="" text:cond-style-name=""><text:span text:style-name="a1350" text:class-names="">編輯母片文字樣式</text:span></text:p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2" text:class-names="">第二層</text:span></text:p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p text:style-name="a1356" text:class-names="" text:cond-style-name=""><text:span text:style-name="a135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list text:style-name="a1360">
                      <text:list-item>
                        <text:list text:style-name="a1360">
                          <text:list-item>
                            <text:p text:style-name="a1359" text:class-names="" text:cond-style-name=""><text:span text:style-name="a135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list text:style-name="a1364">
                      <text:list-item>
                        <text:list text:style-name="a1364">
                          <text:list-item>
                            <text:list text:style-name="a1364">
                              <text:list-item>
                                <text:p text:style-name="a1363" text:class-names="" text:cond-style-name=""><text:span text:style-name="a1361" text:class-names="">第五層</text:span><text:span text:style-name="a13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8" draw:name="頁尾版面配置區 5" svg:x="0in" svg:y="11.1059in" svg:width="3.58333in" svg:height="0.58681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2" draw:name="投影片編號版面配置區 6" svg:x="4.68229in" svg:y="11.1059in" svg:width="3.58333in" svg:height="0.58681in" presentation:class="page-number" presentation:placeholder="false">
          <draw:text-box>
            <text:p text:style-name="a1371" text:class-names="" text:cond-style-name=""><text:span text:style-name="a1369" text:class-names=""><text:page-number style:num-format="1" text:fixed="false"/></text:span><text:span text:style-name="a1370" text:class-names=""/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1375">
      <draw:frame draw:id="id93" presentation:style-name="a1378" draw:name="PlaceHolder 1" svg:x="0.55118in" svg:y="0.88583in" svg:width="9.92087in" svg:height="1.41732in" presentation:class="title" presentation:placeholder="false">
        <draw:text-box>
          <text:p text:style-name="a1377" text:class-names="" text:cond-style-name=""><text:span text:style-name="a1376" text:class-names=""/></text:p>
        </draw:text-box>
        <svg:title/>
        <svg:desc/>
      </draw:frame>
      <draw:frame draw:id="id94" presentation:style-name="a1382" draw:name="PlaceHolder 2" svg:x="0.55118in" svg:y="2.59843in" svg:width="9.92087in" svg:height="3.01181in" presentation:class="subtitl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/></text:p>
            </text:list-item>
          </text:list>
        </draw:text-box>
        <svg:title/>
        <svg:desc/>
      </draw:frame>
      <presentation:notes style:page-layout-name="pageLayout2" draw:style-name="a1415">
        <draw:frame draw:id="id5" presentation:style-name="a1385" draw:name="頁首版面配置區 1" svg:x="0in" svg:y="0in" svg:width="3.58333in" svg:height="0.58681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6" presentation:style-name="a1390" draw:name="日期版面配置區 2" svg:x="4.68229in" svg:y="0in" svg:width="3.58333in" svg:height="0.58681in" presentation:class="date-time" presentation:placeholder="false">
          <draw:text-box>
            <text:p text:style-name="a1389" text:class-names="" text:cond-style-name=""><text:span text:style-name="a1386" text:class-names=""><text:date text:fixed="false" style:data-style-name="a1387"/></text:span><text:span text:style-name="a1388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391" draw:name="投影片圖像版面配置區 3">
          <svg:title/>
          <svg:desc/>
        </draw:page-thumbnail>
        <draw:frame draw:id="id8" presentation:style-name="a1407" draw:name="備忘稿版面配置區 4" svg:x="0.82639in" svg:y="5.62674in" svg:width="6.61458in" svg:height="4.60417in" presentation:class="notes" presentation:placeholder="false">
          <draw:text-box>
            <text:p text:style-name="a1393" text:class-names="" text:cond-style-name=""><text:span text:style-name="a1392" text:class-names="">編輯母片文字樣式</text:span></text:p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第二層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p text:style-name="a1401" text:class-names="" text:cond-style-name=""><text:span text:style-name="a140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><text:span text:style-name="a1403" text:class-names="">第五層</text:span><text:span text:style-name="a1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0" draw:name="頁尾版面配置區 5" svg:x="0in" svg:y="11.1059in" svg:width="3.58333in" svg:height="0.58681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10" presentation:style-name="a1414" draw:name="投影片編號版面配置區 6" svg:x="4.68229in" svg:y="11.1059in" svg:width="3.58333in" svg:height="0.58681in" presentation:class="page-number" presentation:placeholder="false">
          <draw:text-box>
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1417">
      <draw:frame draw:id="id95" presentation:style-name="a1420" draw:name="PlaceHolder 1" svg:x="0.55118in" svg:y="0.88583in" svg:width="9.92087in" svg:height="1.41732in" presentation:class="title" presentation:placeholder="false">
        <draw:text-box>
          <text:p text:style-name="a1419" text:class-names="" text:cond-style-name=""><text:span text:style-name="a1418" text:class-names=""/></text:p>
        </draw:text-box>
        <svg:title/>
        <svg:desc/>
      </draw:frame>
      <draw:frame draw:id="id96" presentation:style-name="a1424" draw:name="PlaceHolder 2" svg:x="0.55118in" svg:y="2.59843in" svg:width="9.92087in" svg:height="3.01181in" presentation:class="outline" presentation:placeholder="false">
        <draw:text-box>
          <text:list text:style-name="a1423">
            <text:list-item>
              <text:p text:style-name="a1422" text:class-names="" text:cond-style-name=""><text:span text:style-name="a1421" text:class-names=""/></text:p>
            </text:list-item>
          </text:list>
        </draw:text-box>
        <svg:title/>
        <svg:desc/>
      </draw:frame>
      <presentation:notes style:page-layout-name="pageLayout2" draw:style-name="a1457">
        <draw:frame draw:id="id5" presentation:style-name="a1427" draw:name="頁首版面配置區 1" svg:x="0in" svg:y="0in" svg:width="3.58333in" svg:height="0.58681in" presentation:class="header" presentation:placeholder="false">
          <draw:text-box>
            <text:p text:style-name="a1426" text:class-names="" text:cond-style-name=""><text:span text:style-name="a1425" text:class-names=""/></text:p>
          </draw:text-box>
          <svg:title/>
          <svg:desc/>
        </draw:frame>
        <draw:frame draw:id="id6" presentation:style-name="a1432" draw:name="日期版面配置區 2" svg:x="4.68229in" svg:y="0in" svg:width="3.58333in" svg:height="0.58681in" presentation:class="date-time" presentation:placeholder="false">
          <draw:text-box>
            <text:p text:style-name="a1431" text:class-names="" text:cond-style-name=""><text:span text:style-name="a1428" text:class-names=""><text:date text:fixed="false" style:data-style-name="a1429"/></text:span><text:span text:style-name="a1430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433" draw:name="投影片圖像版面配置區 3">
          <svg:title/>
          <svg:desc/>
        </draw:page-thumbnail>
        <draw:frame draw:id="id8" presentation:style-name="a1449" draw:name="備忘稿版面配置區 4" svg:x="0.82639in" svg:y="5.62674in" svg:width="6.61458in" svg:height="4.60417in" presentation:class="notes" presentation:placeholder="false">
          <draw:text-box>
            <text:p text:style-name="a1435" text:class-names="" text:cond-style-name=""><text:span text:style-name="a1434" text:class-names="">編輯母片文字樣式</text:span></text:p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第二層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p text:style-name="a1440" text:class-names="" text:cond-style-name=""><text:span text:style-name="a143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list text:style-name="a1444">
                          <text:list-item>
                            <text:p text:style-name="a1443" text:class-names="" text:cond-style-name=""><text:span text:style-name="a144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list text:style-name="a1448">
                      <text:list-item>
                        <text:list text:style-name="a1448">
                          <text:list-item>
                            <text:list text:style-name="a1448">
                              <text:list-item>
                                <text:p text:style-name="a1447" text:class-names="" text:cond-style-name=""><text:span text:style-name="a1445" text:class-names="">第五層</text:span><text:span text:style-name="a14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2" draw:name="頁尾版面配置區 5" svg:x="0in" svg:y="11.1059in" svg:width="3.58333in" svg:height="0.58681in" presentation:class="footer" presentation:placeholder="false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10" presentation:style-name="a1456" draw:name="投影片編號版面配置區 6" svg:x="4.68229in" svg:y="11.1059in" svg:width="3.58333in" svg:height="0.58681in" presentation:class="page-number" presentation:placeholder="false">
          <draw:text-box>
            <text:p text:style-name="a1455" text:class-names="" text:cond-style-name=""><text:span text:style-name="a1453" text:class-names=""><text:page-number style:num-format="1" text:fixed="false"/></text:span><text:span text:style-name="a1454" text:class-names=""/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1459">
      <draw:frame draw:id="id97" presentation:style-name="a1462" draw:name="PlaceHolder 1" svg:x="0.55118in" svg:y="0.88583in" svg:width="9.92087in" svg:height="1.41732in" presentation:class="title" presentation:placeholder="false">
        <draw:text-box>
          <text:p text:style-name="a1461" text:class-names="" text:cond-style-name=""><text:span text:style-name="a1460" text:class-names=""/></text:p>
        </draw:text-box>
        <svg:title/>
        <svg:desc/>
      </draw:frame>
      <draw:frame draw:id="id98" presentation:style-name="a1466" draw:name="PlaceHolder 2" svg:x="0.55118in" svg:y="2.59843in" svg:width="4.84134in" svg:height="3.01181in" presentation:class="outline" presentation:placeholder="false">
        <draw:text-box>
          <text:list text:style-name="a1465">
            <text:list-item>
              <text:p text:style-name="a1464" text:class-names="" text:cond-style-name=""><text:span text:style-name="a1463" text:class-names=""/></text:p>
            </text:list-item>
          </text:list>
        </draw:text-box>
        <svg:title/>
        <svg:desc/>
      </draw:frame>
      <draw:frame draw:id="id99" presentation:style-name="a1470" draw:name="PlaceHolder 3" svg:x="5.63504in" svg:y="2.59843in" svg:width="4.84134in" svg:height="3.01181in" presentation:class="outline" presentation:placeholder="false">
        <draw:text-box>
          <text:list text:style-name="a1469">
            <text:list-item>
              <text:p text:style-name="a1468" text:class-names="" text:cond-style-name=""><text:span text:style-name="a1467" text:class-names=""/></text:p>
            </text:list-item>
          </text:list>
        </draw:text-box>
        <svg:title/>
        <svg:desc/>
      </draw:frame>
      <presentation:notes style:page-layout-name="pageLayout2" draw:style-name="a1503">
        <draw:frame draw:id="id5" presentation:style-name="a1473" draw:name="頁首版面配置區 1" svg:x="0in" svg:y="0in" svg:width="3.58333in" svg:height="0.58681in" presentation:class="head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6" presentation:style-name="a1478" draw:name="日期版面配置區 2" svg:x="4.68229in" svg:y="0in" svg:width="3.58333in" svg:height="0.58681in" presentation:class="date-time" presentation:placeholder="false">
          <draw:text-box>
            <text:p text:style-name="a1477" text:class-names="" text:cond-style-name=""><text:span text:style-name="a1474" text:class-names=""><text:date text:fixed="false" style:data-style-name="a1475"/></text:span><text:span text:style-name="a1476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479" draw:name="投影片圖像版面配置區 3">
          <svg:title/>
          <svg:desc/>
        </draw:page-thumbnail>
        <draw:frame draw:id="id8" presentation:style-name="a1495" draw:name="備忘稿版面配置區 4" svg:x="0.82639in" svg:y="5.62674in" svg:width="6.61458in" svg:height="4.60417in" presentation:class="notes" presentation:placeholder="false">
          <draw:text-box>
            <text:p text:style-name="a1481" text:class-names="" text:cond-style-name=""><text:span text:style-name="a1480" text:class-names="">編輯母片文字樣式</text:span></text:p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2" text:class-names="">第二層</text:span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list text:style-name="a1487">
                      <text:list-item>
                        <text:p text:style-name="a1486" text:class-names="" text:cond-style-name=""><text:span text:style-name="a148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list text:style-name="a1490">
                          <text:list-item>
                            <text:p text:style-name="a1489" text:class-names="" text:cond-style-name=""><text:span text:style-name="a148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list text:style-name="a1494">
                          <text:list-item>
                            <text:list text:style-name="a1494">
                              <text:list-item>
                                <text:p text:style-name="a1493" text:class-names="" text:cond-style-name=""><text:span text:style-name="a1491" text:class-names="">第五層</text:span><text:span text:style-name="a14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8" draw:name="頁尾版面配置區 5" svg:x="0in" svg:y="11.1059in" svg:width="3.58333in" svg:height="0.58681in" presentation:class="footer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10" presentation:style-name="a1502" draw:name="投影片編號版面配置區 6" svg:x="4.68229in" svg:y="11.1059in" svg:width="3.58333in" svg:height="0.58681in" presentation:class="page-number" presentation:placeholder="false">
          <draw:text-box>
            <text:p text:style-name="a1501" text:class-names="" text:cond-style-name=""><text:span text:style-name="a1499" text:class-names=""><text:page-number style:num-format="1" text:fixed="false"/></text:span><text:span text:style-name="a1500" text:class-names=""/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1505">
      <draw:frame draw:id="id100" presentation:style-name="a1508" draw:name="PlaceHolder 1" svg:x="0.55118in" svg:y="0.88583in" svg:width="9.92087in" svg:height="1.41732in" presentation:class="title" presentation:placeholder="false">
        <draw:text-box>
          <text:p text:style-name="a1507" text:class-names="" text:cond-style-name=""><text:span text:style-name="a1506" text:class-names=""/></text:p>
        </draw:text-box>
        <svg:title/>
        <svg:desc/>
      </draw:frame>
      <presentation:notes style:page-layout-name="pageLayout2" draw:style-name="a1541">
        <draw:frame draw:id="id5" presentation:style-name="a1511" draw:name="頁首版面配置區 1" svg:x="0in" svg:y="0in" svg:width="3.58333in" svg:height="0.58681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6" presentation:style-name="a1516" draw:name="日期版面配置區 2" svg:x="4.68229in" svg:y="0in" svg:width="3.58333in" svg:height="0.58681in" presentation:class="date-time" presentation:placeholder="false">
          <draw:text-box>
            <text:p text:style-name="a1515" text:class-names="" text:cond-style-name=""><text:span text:style-name="a1512" text:class-names=""><text:date text:fixed="false" style:data-style-name="a1513"/></text:span><text:span text:style-name="a151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517" draw:name="投影片圖像版面配置區 3">
          <svg:title/>
          <svg:desc/>
        </draw:page-thumbnail>
        <draw:frame draw:id="id8" presentation:style-name="a1533" draw:name="備忘稿版面配置區 4" svg:x="0.82639in" svg:y="5.62674in" svg:width="6.61458in" svg:height="4.60417in" presentation:class="notes" presentation:placeholder="false">
          <draw:text-box>
            <text:p text:style-name="a1519" text:class-names="" text:cond-style-name=""><text:span text:style-name="a1518" text:class-names="">編輯母片文字樣式</text:span></text:p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>第二層</text:span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list text:style-name="a1525">
                      <text:list-item>
                        <text:p text:style-name="a1524" text:class-names="" text:cond-style-name=""><text:span text:style-name="a152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list text:style-name="a1528">
                      <text:list-item>
                        <text:list text:style-name="a1528">
                          <text:list-item>
                            <text:p text:style-name="a1527" text:class-names="" text:cond-style-name=""><text:span text:style-name="a152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list text:style-name="a1532">
                      <text:list-item>
                        <text:list text:style-name="a1532">
                          <text:list-item>
                            <text:list text:style-name="a1532">
                              <text:list-item>
                                <text:p text:style-name="a1531" text:class-names="" text:cond-style-name=""><text:span text:style-name="a1529" text:class-names="">第五層</text:span><text:span text:style-name="a15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36" draw:name="頁尾版面配置區 5" svg:x="0in" svg:y="11.1059in" svg:width="3.58333in" svg:height="0.58681in" presentation:class="foot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10" presentation:style-name="a1540" draw:name="投影片編號版面配置區 6" svg:x="4.68229in" svg:y="11.1059in" svg:width="3.58333in" svg:height="0.58681in" presentation:class="page-number" presentation:placeholder="false">
          <draw:text-box>
            <text:p text:style-name="a1539" text:class-names="" text:cond-style-name=""><text:span text:style-name="a1537" text:class-names=""><text:page-number style:num-format="1" text:fixed="false"/></text:span><text:span text:style-name="a1538" text:class-names=""/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1543">
      <draw:frame draw:id="id101" presentation:style-name="a1547" draw:name="PlaceHolder 1" svg:x="0.55118in" svg:y="0.88583in" svg:width="9.92087in" svg:height="6.57126in" presentation:class="subtitle" presentation:placeholder="false">
        <draw:text-box>
          <text:list text:style-name="a1546">
            <text:list-item>
              <text:p text:style-name="a1545" text:class-names="" text:cond-style-name=""><text:span text:style-name="a1544" text:class-names=""/></text:p>
            </text:list-item>
          </text:list>
        </draw:text-box>
        <svg:title/>
        <svg:desc/>
      </draw:frame>
      <presentation:notes style:page-layout-name="pageLayout2" draw:style-name="a1580">
        <draw:frame draw:id="id5" presentation:style-name="a1550" draw:name="頁首版面配置區 1" svg:x="0in" svg:y="0in" svg:width="3.58333in" svg:height="0.58681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6" presentation:style-name="a1555" draw:name="日期版面配置區 2" svg:x="4.68229in" svg:y="0in" svg:width="3.58333in" svg:height="0.58681in" presentation:class="date-time" presentation:placeholder="false">
          <draw:text-box>
            <text:p text:style-name="a1554" text:class-names="" text:cond-style-name=""><text:span text:style-name="a1551" text:class-names=""><text:date text:fixed="false" style:data-style-name="a1552"/></text:span><text:span text:style-name="a155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556" draw:name="投影片圖像版面配置區 3">
          <svg:title/>
          <svg:desc/>
        </draw:page-thumbnail>
        <draw:frame draw:id="id8" presentation:style-name="a1572" draw:name="備忘稿版面配置區 4" svg:x="0.82639in" svg:y="5.62674in" svg:width="6.61458in" svg:height="4.60417in" presentation:class="notes" presentation:placeholder="false">
          <draw:text-box>
            <text:p text:style-name="a1558" text:class-names="" text:cond-style-name=""><text:span text:style-name="a1557" text:class-names="">編輯母片文字樣式</text:span></text:p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9" text:class-names="">第二層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list text:style-name="a1564">
                      <text:list-item>
                        <text:p text:style-name="a1563" text:class-names="" text:cond-style-name=""><text:span text:style-name="a156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567">
              <text:list-item>
                <text:list text:style-name="a1567">
                  <text:list-item>
                    <text:list text:style-name="a1567">
                      <text:list-item>
                        <text:list text:style-name="a1567">
                          <text:list-item>
                            <text:p text:style-name="a1566" text:class-names="" text:cond-style-name=""><text:span text:style-name="a156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list text:style-name="a1571">
                          <text:list-item>
                            <text:list text:style-name="a1571">
                              <text:list-item>
                                <text:p text:style-name="a1570" text:class-names="" text:cond-style-name=""><text:span text:style-name="a1568" text:class-names="">第五層</text:span><text:span text:style-name="a15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75" draw:name="頁尾版面配置區 5" svg:x="0in" svg:y="11.1059in" svg:width="3.58333in" svg:height="0.58681in" presentation:class="footer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10" presentation:style-name="a1579" draw:name="投影片編號版面配置區 6" svg:x="4.68229in" svg:y="11.1059in" svg:width="3.58333in" svg:height="0.58681in" presentation:class="page-number" presentation:placeholder="false">
          <draw:text-box>
            <text:p text:style-name="a1578" text:class-names="" text:cond-style-name=""><text:span text:style-name="a1576" text:class-names=""><text:page-number style:num-format="1" text:fixed="false"/></text:span><text:span text:style-name="a1577" text:class-names=""/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1582">
      <draw:frame draw:id="id102" presentation:style-name="a1585" draw:name="PlaceHolder 1" svg:x="0.55118in" svg:y="0.88583in" svg:width="9.92087in" svg:height="1.41732in" presentation:class="title" presentation:placeholder="false">
        <draw:text-box>
          <text:p text:style-name="a1584" text:class-names="" text:cond-style-name=""><text:span text:style-name="a1583" text:class-names=""/></text:p>
        </draw:text-box>
        <svg:title/>
        <svg:desc/>
      </draw:frame>
      <draw:frame draw:id="id103" presentation:style-name="a1589" draw:name="PlaceHolder 2" svg:x="0.55118in" svg:y="2.59843in" svg:width="4.84134in" svg:height="1.43661in" presentation:class="outline" presentation:placeholder="false">
        <draw:text-box>
          <text:list text:style-name="a1588">
            <text:list-item>
              <text:p text:style-name="a1587" text:class-names="" text:cond-style-name=""><text:span text:style-name="a1586" text:class-names=""/></text:p>
            </text:list-item>
          </text:list>
        </draw:text-box>
        <svg:title/>
        <svg:desc/>
      </draw:frame>
      <draw:frame draw:id="id104" presentation:style-name="a1593" draw:name="PlaceHolder 3" svg:x="5.63504in" svg:y="2.59843in" svg:width="4.84134in" svg:height="3.01181in" presentation:class="outline" presentation:placeholder="false">
        <draw:text-box>
          <text:list text:style-name="a1592">
            <text:list-item>
              <text:p text:style-name="a1591" text:class-names="" text:cond-style-name=""><text:span text:style-name="a1590" text:class-names=""/></text:p>
            </text:list-item>
          </text:list>
        </draw:text-box>
        <svg:title/>
        <svg:desc/>
      </draw:frame>
      <draw:frame draw:id="id105" presentation:style-name="a1597" draw:name="PlaceHolder 4" svg:x="0.55118in" svg:y="4.17205in" svg:width="4.84134in" svg:height="1.43661in" presentation:class="outline" presentation:placeholder="false">
        <draw:text-box>
          <text:list text:style-name="a1596">
            <text:list-item>
              <text:p text:style-name="a1595" text:class-names="" text:cond-style-name=""><text:span text:style-name="a1594" text:class-names=""/></text:p>
            </text:list-item>
          </text:list>
        </draw:text-box>
        <svg:title/>
        <svg:desc/>
      </draw:frame>
      <presentation:notes style:page-layout-name="pageLayout2" draw:style-name="a1630">
        <draw:frame draw:id="id5" presentation:style-name="a1600" draw:name="頁首版面配置區 1" svg:x="0in" svg:y="0in" svg:width="3.58333in" svg:height="0.58681in" presentation:class="header" presentation:placeholder="false">
          <draw:text-box>
            <text:p text:style-name="a1599" text:class-names="" text:cond-style-name=""><text:span text:style-name="a1598" text:class-names=""/></text:p>
          </draw:text-box>
          <svg:title/>
          <svg:desc/>
        </draw:frame>
        <draw:frame draw:id="id6" presentation:style-name="a1605" draw:name="日期版面配置區 2" svg:x="4.68229in" svg:y="0in" svg:width="3.58333in" svg:height="0.58681in" presentation:class="date-time" presentation:placeholder="false">
          <draw:text-box>
            <text:p text:style-name="a1604" text:class-names="" text:cond-style-name=""><text:span text:style-name="a1601" text:class-names=""><text:date text:fixed="false" style:data-style-name="a1602"/></text:span><text:span text:style-name="a160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606" draw:name="投影片圖像版面配置區 3">
          <svg:title/>
          <svg:desc/>
        </draw:page-thumbnail>
        <draw:frame draw:id="id8" presentation:style-name="a1622" draw:name="備忘稿版面配置區 4" svg:x="0.82639in" svg:y="5.62674in" svg:width="6.61458in" svg:height="4.60417in" presentation:class="notes" presentation:placeholder="false">
          <draw:text-box>
            <text:p text:style-name="a1608" text:class-names="" text:cond-style-name=""><text:span text:style-name="a1607" text:class-names="">編輯母片文字樣式</text:span></text:p>
            <text:list text:style-name="a1611">
              <text:list-item>
                <text:list text:style-name="a1611">
                  <text:list-item>
                    <text:p text:style-name="a1610" text:class-names="" text:cond-style-name=""><text:span text:style-name="a1609" text:class-names="">第二層</text:span></text:p>
                  </text:list-item>
                </text:list>
              </text:list-item>
            </text:list>
            <text:list text:style-name="a1614">
              <text:list-item>
                <text:list text:style-name="a1614">
                  <text:list-item>
                    <text:list text:style-name="a1614">
                      <text:list-item>
                        <text:p text:style-name="a1613" text:class-names="" text:cond-style-name=""><text:span text:style-name="a161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617">
              <text:list-item>
                <text:list text:style-name="a1617">
                  <text:list-item>
                    <text:list text:style-name="a1617">
                      <text:list-item>
                        <text:list text:style-name="a1617">
                          <text:list-item>
                            <text:p text:style-name="a1616" text:class-names="" text:cond-style-name=""><text:span text:style-name="a161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list text:style-name="a1621">
                          <text:list-item>
                            <text:list text:style-name="a1621">
                              <text:list-item>
                                <text:p text:style-name="a1620" text:class-names="" text:cond-style-name=""><text:span text:style-name="a1618" text:class-names="">第五層</text:span><text:span text:style-name="a16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5" draw:name="頁尾版面配置區 5" svg:x="0in" svg:y="11.1059in" svg:width="3.58333in" svg:height="0.58681in" presentation:class="foot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10" presentation:style-name="a1629" draw:name="投影片編號版面配置區 6" svg:x="4.68229in" svg:y="11.1059in" svg:width="3.58333in" svg:height="0.58681in" presentation:class="page-number" presentation:placeholder="false">
          <draw:text-box>
            <text:p text:style-name="a1628" text:class-names="" text:cond-style-name=""><text:span text:style-name="a1626" text:class-names=""><text:page-number style:num-format="1" text:fixed="false"/></text:span><text:span text:style-name="a1627" text:class-names=""/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632">
      <draw:frame draw:id="id106" presentation:style-name="a1635" draw:name="PlaceHolder 1" svg:x="0.55118in" svg:y="0.88583in" svg:width="9.92087in" svg:height="1.41732in" presentation:class="titl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07" presentation:style-name="a1639" draw:name="PlaceHolder 2" svg:x="0.55118in" svg:y="2.59843in" svg:width="4.84134in" svg:height="3.01181in" presentation:class="outline" presentation:placeholder="false">
        <draw:text-box>
          <text:list text:style-name="a1638">
            <text:list-item>
              <text:p text:style-name="a1637" text:class-names="" text:cond-style-name=""><text:span text:style-name="a1636" text:class-names=""/></text:p>
            </text:list-item>
          </text:list>
        </draw:text-box>
        <svg:title/>
        <svg:desc/>
      </draw:frame>
      <draw:frame draw:id="id108" presentation:style-name="a1643" draw:name="PlaceHolder 3" svg:x="5.63504in" svg:y="2.59843in" svg:width="4.84134in" svg:height="1.43661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/></text:p>
            </text:list-item>
          </text:list>
        </draw:text-box>
        <svg:title/>
        <svg:desc/>
      </draw:frame>
      <draw:frame draw:id="id109" presentation:style-name="a1647" draw:name="PlaceHolder 4" svg:x="5.63504in" svg:y="4.17205in" svg:width="4.84134in" svg:height="1.43661in" presentation:class="outline" presentation:placeholder="false">
        <draw:text-box>
          <text:list text:style-name="a1646">
            <text:list-item>
              <text:p text:style-name="a1645" text:class-names="" text:cond-style-name=""><text:span text:style-name="a1644" text:class-names=""/></text:p>
            </text:list-item>
          </text:list>
        </draw:text-box>
        <svg:title/>
        <svg:desc/>
      </draw:frame>
      <presentation:notes style:page-layout-name="pageLayout2" draw:style-name="a1680">
        <draw:frame draw:id="id5" presentation:style-name="a1650" draw:name="頁首版面配置區 1" svg:x="0in" svg:y="0in" svg:width="3.58333in" svg:height="0.58681in" presentation:class="header" presentation:placeholder="false">
          <draw:text-box>
            <text:p text:style-name="a1649" text:class-names="" text:cond-style-name=""><text:span text:style-name="a1648" text:class-names=""/></text:p>
          </draw:text-box>
          <svg:title/>
          <svg:desc/>
        </draw:frame>
        <draw:frame draw:id="id6" presentation:style-name="a1655" draw:name="日期版面配置區 2" svg:x="4.68229in" svg:y="0in" svg:width="3.58333in" svg:height="0.58681in" presentation:class="date-time" presentation:placeholder="false">
          <draw:text-box>
            <text:p text:style-name="a1654" text:class-names="" text:cond-style-name=""><text:span text:style-name="a1651" text:class-names=""><text:date text:fixed="false" style:data-style-name="a1652"/></text:span><text:span text:style-name="a165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656" draw:name="投影片圖像版面配置區 3">
          <svg:title/>
          <svg:desc/>
        </draw:page-thumbnail>
        <draw:frame draw:id="id8" presentation:style-name="a1672" draw:name="備忘稿版面配置區 4" svg:x="0.82639in" svg:y="5.62674in" svg:width="6.61458in" svg:height="4.60417in" presentation:class="notes" presentation:placeholder="false">
          <draw:text-box>
            <text:p text:style-name="a1658" text:class-names="" text:cond-style-name=""><text:span text:style-name="a1657" text:class-names="">編輯母片文字樣式</text:span></text:p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>第二層</text:span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list text:style-name="a1664">
                      <text:list-item>
                        <text:p text:style-name="a1663" text:class-names="" text:cond-style-name=""><text:span text:style-name="a166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list text:style-name="a1667">
                      <text:list-item>
                        <text:list text:style-name="a1667">
                          <text:list-item>
                            <text:p text:style-name="a1666" text:class-names="" text:cond-style-name=""><text:span text:style-name="a166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list text:style-name="a1671">
                      <text:list-item>
                        <text:list text:style-name="a1671">
                          <text:list-item>
                            <text:list text:style-name="a1671">
                              <text:list-item>
                                <text:p text:style-name="a1670" text:class-names="" text:cond-style-name=""><text:span text:style-name="a1668" text:class-names="">第五層</text:span><text:span text:style-name="a16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75" draw:name="頁尾版面配置區 5" svg:x="0in" svg:y="11.1059in" svg:width="3.58333in" svg:height="0.58681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9" draw:name="投影片編號版面配置區 6" svg:x="4.68229in" svg:y="11.1059in" svg:width="3.58333in" svg:height="0.58681in" presentation:class="page-number" presentation:placeholder="false">
          <draw:text-box>
            <text:p text:style-name="a1678" text:class-names="" text:cond-style-name=""><text:span text:style-name="a1676" text:class-names=""><text:page-number style:num-format="1" text:fixed="false"/></text:span><text:span text:style-name="a1677" text:class-names=""/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682">
      <draw:frame draw:id="id110" presentation:style-name="a1685" draw:name="PlaceHolder 1" svg:x="0.55118in" svg:y="0.88583in" svg:width="9.92087in" svg:height="1.41732in" presentation:class="title" presentation:placeholder="false">
        <draw:text-box>
          <text:p text:style-name="a1684" text:class-names="" text:cond-style-name=""><text:span text:style-name="a1683" text:class-names=""/></text:p>
        </draw:text-box>
        <svg:title/>
        <svg:desc/>
      </draw:frame>
      <draw:frame draw:id="id111" presentation:style-name="a1689" draw:name="PlaceHolder 2" svg:x="0.55118in" svg:y="2.59843in" svg:width="4.84134in" svg:height="1.43661in" presentation:class="outline" presentation:placeholder="false">
        <draw:text-box>
          <text:list text:style-name="a1688">
            <text:list-item>
              <text:p text:style-name="a1687" text:class-names="" text:cond-style-name=""><text:span text:style-name="a1686" text:class-names=""/></text:p>
            </text:list-item>
          </text:list>
        </draw:text-box>
        <svg:title/>
        <svg:desc/>
      </draw:frame>
      <draw:frame draw:id="id112" presentation:style-name="a1693" draw:name="PlaceHolder 3" svg:x="5.63504in" svg:y="2.59843in" svg:width="4.84134in" svg:height="1.43661in" presentation:class="outline" presentation:placeholder="false">
        <draw:text-box>
          <text:list text:style-name="a1692">
            <text:list-item>
              <text:p text:style-name="a1691" text:class-names="" text:cond-style-name=""><text:span text:style-name="a1690" text:class-names=""/></text:p>
            </text:list-item>
          </text:list>
        </draw:text-box>
        <svg:title/>
        <svg:desc/>
      </draw:frame>
      <draw:frame draw:id="id113" presentation:style-name="a1697" draw:name="PlaceHolder 4" svg:x="0.55118in" svg:y="4.17205in" svg:width="9.92087in" svg:height="1.43661in" presentation:class="outline" presentation:placeholder="false">
        <draw:text-box>
          <text:list text:style-name="a1696">
            <text:list-item>
              <text:p text:style-name="a1695" text:class-names="" text:cond-style-name=""><text:span text:style-name="a1694" text:class-names=""/></text:p>
            </text:list-item>
          </text:list>
        </draw:text-box>
        <svg:title/>
        <svg:desc/>
      </draw:frame>
      <presentation:notes style:page-layout-name="pageLayout2" draw:style-name="a1730">
        <draw:frame draw:id="id5" presentation:style-name="a1700" draw:name="頁首版面配置區 1" svg:x="0in" svg:y="0in" svg:width="3.58333in" svg:height="0.58681in" presentation:class="header" presentation:placeholder="false">
          <draw:text-box>
            <text:p text:style-name="a1699" text:class-names="" text:cond-style-name=""><text:span text:style-name="a1698" text:class-names=""/></text:p>
          </draw:text-box>
          <svg:title/>
          <svg:desc/>
        </draw:frame>
        <draw:frame draw:id="id6" presentation:style-name="a1705" draw:name="日期版面配置區 2" svg:x="4.68229in" svg:y="0in" svg:width="3.58333in" svg:height="0.58681in" presentation:class="date-time" presentation:placeholder="false">
          <draw:text-box>
            <text:p text:style-name="a1704" text:class-names="" text:cond-style-name=""><text:span text:style-name="a1701" text:class-names=""><text:date text:fixed="false" style:data-style-name="a1702"/></text:span><text:span text:style-name="a170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06" draw:name="投影片圖像版面配置區 3">
          <svg:title/>
          <svg:desc/>
        </draw:page-thumbnail>
        <draw:frame draw:id="id8" presentation:style-name="a1722" draw:name="備忘稿版面配置區 4" svg:x="0.82639in" svg:y="5.62674in" svg:width="6.61458in" svg:height="4.60417in" presentation:class="notes" presentation:placeholder="false">
          <draw:text-box>
            <text:p text:style-name="a1708" text:class-names="" text:cond-style-name=""><text:span text:style-name="a1707" text:class-names="">編輯母片文字樣式</text:span></text:p>
            <text:list text:style-name="a1711">
              <text:list-item>
                <text:list text:style-name="a1711">
                  <text:list-item>
                    <text:p text:style-name="a1710" text:class-names="" text:cond-style-name=""><text:span text:style-name="a1709" text:class-names="">第二層</text:span></text:p>
                  </text:list-item>
                </text:list>
              </text:list-item>
            </text:list>
            <text:list text:style-name="a1714">
              <text:list-item>
                <text:list text:style-name="a1714">
                  <text:list-item>
                    <text:list text:style-name="a1714">
                      <text:list-item>
                        <text:p text:style-name="a1713" text:class-names="" text:cond-style-name=""><text:span text:style-name="a171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list text:style-name="a1717">
                      <text:list-item>
                        <text:list text:style-name="a1717">
                          <text:list-item>
                            <text:p text:style-name="a1716" text:class-names="" text:cond-style-name=""><text:span text:style-name="a171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list text:style-name="a1721">
                      <text:list-item>
                        <text:list text:style-name="a1721">
                          <text:list-item>
                            <text:list text:style-name="a1721">
                              <text:list-item>
                                <text:p text:style-name="a1720" text:class-names="" text:cond-style-name=""><text:span text:style-name="a1718" text:class-names="">第五層</text:span><text:span text:style-name="a1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25" draw:name="頁尾版面配置區 5" svg:x="0in" svg:y="11.1059in" svg:width="3.58333in" svg:height="0.58681in" presentation:class="footer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10" presentation:style-name="a1729" draw:name="投影片編號版面配置區 6" svg:x="4.68229in" svg:y="11.1059in" svg:width="3.58333in" svg:height="0.58681in" presentation:class="page-number" presentation:placeholder="false">
          <draw:text-box>
            <text:p text:style-name="a1728" text:class-names="" text:cond-style-name=""><text:span text:style-name="a1726" text:class-names=""><text:page-number style:num-format="1" text:fixed="false"/></text:span><text:span text:style-name="a1727" text:class-names=""/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732">
      <draw:frame draw:id="id114" presentation:style-name="a1735" draw:name="PlaceHolder 1" svg:x="0.55118in" svg:y="0.88583in" svg:width="9.92087in" svg:height="1.41732in" presentation:class="title" presentation:placeholder="false">
        <draw:text-box>
          <text:p text:style-name="a1734" text:class-names="" text:cond-style-name=""><text:span text:style-name="a1733" text:class-names=""/></text:p>
        </draw:text-box>
        <svg:title/>
        <svg:desc/>
      </draw:frame>
      <draw:frame draw:id="id115" presentation:style-name="a1739" draw:name="PlaceHolder 2" svg:x="0.55118in" svg:y="2.59843in" svg:width="9.92087in" svg:height="1.43661in" presentation:class="outline" presentation:placeholder="false">
        <draw:text-box>
          <text:list text:style-name="a1738">
            <text:list-item>
              <text:p text:style-name="a1737" text:class-names="" text:cond-style-name=""><text:span text:style-name="a1736" text:class-names=""/></text:p>
            </text:list-item>
          </text:list>
        </draw:text-box>
        <svg:title/>
        <svg:desc/>
      </draw:frame>
      <draw:frame draw:id="id116" presentation:style-name="a1743" draw:name="PlaceHolder 3" svg:x="0.55118in" svg:y="4.17205in" svg:width="9.92087in" svg:height="1.43661in" presentation:class="outline" presentation:placeholder="false">
        <draw:text-box>
          <text:list text:style-name="a1742">
            <text:list-item>
              <text:p text:style-name="a1741" text:class-names="" text:cond-style-name=""><text:span text:style-name="a1740" text:class-names=""/></text:p>
            </text:list-item>
          </text:list>
        </draw:text-box>
        <svg:title/>
        <svg:desc/>
      </draw:frame>
      <presentation:notes style:page-layout-name="pageLayout2" draw:style-name="a1776">
        <draw:frame draw:id="id5" presentation:style-name="a1746" draw:name="頁首版面配置區 1" svg:x="0in" svg:y="0in" svg:width="3.58333in" svg:height="0.58681in" presentation:class="header" presentation:placeholder="false">
          <draw:text-box>
            <text:p text:style-name="a1745" text:class-names="" text:cond-style-name=""><text:span text:style-name="a1744" text:class-names=""/></text:p>
          </draw:text-box>
          <svg:title/>
          <svg:desc/>
        </draw:frame>
        <draw:frame draw:id="id6" presentation:style-name="a1751" draw:name="日期版面配置區 2" svg:x="4.68229in" svg:y="0in" svg:width="3.58333in" svg:height="0.58681in" presentation:class="date-time" presentation:placeholder="false">
          <draw:text-box>
            <text:p text:style-name="a1750" text:class-names="" text:cond-style-name=""><text:span text:style-name="a1747" text:class-names=""><text:date text:fixed="false" style:data-style-name="a1748"/></text:span><text:span text:style-name="a1749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52" draw:name="投影片圖像版面配置區 3">
          <svg:title/>
          <svg:desc/>
        </draw:page-thumbnail>
        <draw:frame draw:id="id8" presentation:style-name="a1768" draw:name="備忘稿版面配置區 4" svg:x="0.82639in" svg:y="5.62674in" svg:width="6.61458in" svg:height="4.60417in" presentation:class="notes" presentation:placeholder="false">
          <draw:text-box>
            <text:p text:style-name="a1754" text:class-names="" text:cond-style-name=""><text:span text:style-name="a1753" text:class-names="">編輯母片文字樣式</text:span></text:p>
            <text:list text:style-name="a1757">
              <text:list-item>
                <text:list text:style-name="a1757">
                  <text:list-item>
                    <text:p text:style-name="a1756" text:class-names="" text:cond-style-name=""><text:span text:style-name="a1755" text:class-names="">第二層</text:span></text:p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list text:style-name="a1760">
                      <text:list-item>
                        <text:p text:style-name="a1759" text:class-names="" text:cond-style-name=""><text:span text:style-name="a175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763">
              <text:list-item>
                <text:list text:style-name="a1763">
                  <text:list-item>
                    <text:list text:style-name="a1763">
                      <text:list-item>
                        <text:list text:style-name="a1763">
                          <text:list-item>
                            <text:p text:style-name="a1762" text:class-names="" text:cond-style-name=""><text:span text:style-name="a176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list text:style-name="a1767">
                      <text:list-item>
                        <text:list text:style-name="a1767">
                          <text:list-item>
                            <text:list text:style-name="a1767">
                              <text:list-item>
                                <text:p text:style-name="a1766" text:class-names="" text:cond-style-name=""><text:span text:style-name="a1764" text:class-names="">第五層</text:span><text:span text:style-name="a1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1" draw:name="頁尾版面配置區 5" svg:x="0in" svg:y="11.1059in" svg:width="3.58333in" svg:height="0.58681in" presentation:class="footer" presentation:placeholder="false">
          <draw:text-box>
            <text:p text:style-name="a1770" text:class-names="" text:cond-style-name=""><text:span text:style-name="a1769" text:class-names=""/></text:p>
          </draw:text-box>
          <svg:title/>
          <svg:desc/>
        </draw:frame>
        <draw:frame draw:id="id10" presentation:style-name="a1775" draw:name="投影片編號版面配置區 6" svg:x="4.68229in" svg:y="11.1059in" svg:width="3.58333in" svg:height="0.58681in" presentation:class="page-number" presentation:placeholder="false">
          <draw:text-box>
            <text:p text:style-name="a1774" text:class-names="" text:cond-style-name=""><text:span text:style-name="a1772" text:class-names=""><text:page-number style:num-format="1" text:fixed="false"/></text:span><text:span text:style-name="a1773" text:class-names=""/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778">
      <draw:frame draw:id="id117" presentation:style-name="a1781" draw:name="PlaceHolder 1" svg:x="0.55118in" svg:y="0.88583in" svg:width="9.92087in" svg:height="1.41732in" presentation:class="title" presentation:placeholder="false">
        <draw:text-box>
          <text:p text:style-name="a1780" text:class-names="" text:cond-style-name=""><text:span text:style-name="a1779" text:class-names=""/></text:p>
        </draw:text-box>
        <svg:title/>
        <svg:desc/>
      </draw:frame>
      <draw:frame draw:id="id118" presentation:style-name="a1785" draw:name="PlaceHolder 2" svg:x="0.55118in" svg:y="2.59843in" svg:width="4.84134in" svg:height="1.43661in" presentation:class="outline" presentation:placeholder="false">
        <draw:text-box>
          <text:list text:style-name="a1784">
            <text:list-item>
              <text:p text:style-name="a1783" text:class-names="" text:cond-style-name=""><text:span text:style-name="a1782" text:class-names=""/></text:p>
            </text:list-item>
          </text:list>
        </draw:text-box>
        <svg:title/>
        <svg:desc/>
      </draw:frame>
      <draw:frame draw:id="id119" presentation:style-name="a1789" draw:name="PlaceHolder 3" svg:x="5.63504in" svg:y="2.59843in" svg:width="4.84134in" svg:height="1.43661in" presentation:class="outline" presentation:placeholder="false">
        <draw:text-box>
          <text:list text:style-name="a1788">
            <text:list-item>
              <text:p text:style-name="a1787" text:class-names="" text:cond-style-name=""><text:span text:style-name="a1786" text:class-names=""/></text:p>
            </text:list-item>
          </text:list>
        </draw:text-box>
        <svg:title/>
        <svg:desc/>
      </draw:frame>
      <draw:frame draw:id="id120" presentation:style-name="a1793" draw:name="PlaceHolder 4" svg:x="0.55118in" svg:y="4.17205in" svg:width="4.84134in" svg:height="1.43661in" presentation:class="outline" presentation:placeholder="false">
        <draw:text-box>
          <text:list text:style-name="a1792">
            <text:list-item>
              <text:p text:style-name="a1791" text:class-names="" text:cond-style-name=""><text:span text:style-name="a1790" text:class-names=""/></text:p>
            </text:list-item>
          </text:list>
        </draw:text-box>
        <svg:title/>
        <svg:desc/>
      </draw:frame>
      <draw:frame draw:id="id121" presentation:style-name="a1797" draw:name="PlaceHolder 5" svg:x="5.63504in" svg:y="4.17205in" svg:width="4.84134in" svg:height="1.43661in" presentation:class="outline" presentation:placeholder="false">
        <draw:text-box>
          <text:list text:style-name="a1796">
            <text:list-item>
              <text:p text:style-name="a1795" text:class-names="" text:cond-style-name=""><text:span text:style-name="a1794" text:class-names=""/></text:p>
            </text:list-item>
          </text:list>
        </draw:text-box>
        <svg:title/>
        <svg:desc/>
      </draw:frame>
      <presentation:notes style:page-layout-name="pageLayout2" draw:style-name="a1830">
        <draw:frame draw:id="id5" presentation:style-name="a1800" draw:name="頁首版面配置區 1" svg:x="0in" svg:y="0in" svg:width="3.58333in" svg:height="0.58681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6" presentation:style-name="a1805" draw:name="日期版面配置區 2" svg:x="4.68229in" svg:y="0in" svg:width="3.58333in" svg:height="0.58681in" presentation:class="date-time" presentation:placeholder="false">
          <draw:text-box>
            <text:p text:style-name="a1804" text:class-names="" text:cond-style-name=""><text:span text:style-name="a1801" text:class-names=""><text:date text:fixed="false" style:data-style-name="a1802"/></text:span><text:span text:style-name="a1803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806" draw:name="投影片圖像版面配置區 3">
          <svg:title/>
          <svg:desc/>
        </draw:page-thumbnail>
        <draw:frame draw:id="id8" presentation:style-name="a1822" draw:name="備忘稿版面配置區 4" svg:x="0.82639in" svg:y="5.62674in" svg:width="6.61458in" svg:height="4.60417in" presentation:class="notes" presentation:placeholder="false">
          <draw:text-box>
            <text:p text:style-name="a1808" text:class-names="" text:cond-style-name=""><text:span text:style-name="a1807" text:class-names="">編輯母片文字樣式</text:span></text:p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9" text:class-names="">第二層</text:span></text:p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list text:style-name="a1814">
                      <text:list-item>
                        <text:p text:style-name="a1813" text:class-names="" text:cond-style-name=""><text:span text:style-name="a181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list text:style-name="a1817">
                      <text:list-item>
                        <text:list text:style-name="a1817">
                          <text:list-item>
                            <text:p text:style-name="a1816" text:class-names="" text:cond-style-name=""><text:span text:style-name="a181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list text:style-name="a1821">
                      <text:list-item>
                        <text:list text:style-name="a1821">
                          <text:list-item>
                            <text:list text:style-name="a1821">
                              <text:list-item>
                                <text:p text:style-name="a1820" text:class-names="" text:cond-style-name=""><text:span text:style-name="a1818" text:class-names="">第五層</text:span><text:span text:style-name="a18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5" draw:name="頁尾版面配置區 5" svg:x="0in" svg:y="11.1059in" svg:width="3.58333in" svg:height="0.58681in" presentation:class="footer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10" presentation:style-name="a1829" draw:name="投影片編號版面配置區 6" svg:x="4.68229in" svg:y="11.1059in" svg:width="3.58333in" svg:height="0.58681in" presentation:class="page-number" presentation:placeholder="false">
          <draw:text-box>
            <text:p text:style-name="a1828" text:class-names="" text:cond-style-name=""><text:span text:style-name="a1826" text:class-names=""><text:page-number style:num-format="1" text:fixed="false"/></text:span><text:span text:style-name="a1827" text:class-names=""/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832">
      <draw:frame draw:id="id122" presentation:style-name="a1835" draw:name="PlaceHolder 1" svg:x="0.55118in" svg:y="0.88583in" svg:width="9.92087in" svg:height="1.41732in" presentation:class="title" presentation:placeholder="false">
        <draw:text-box>
          <text:p text:style-name="a1834" text:class-names="" text:cond-style-name=""><text:span text:style-name="a1833" text:class-names=""/></text:p>
        </draw:text-box>
        <svg:title/>
        <svg:desc/>
      </draw:frame>
      <draw:frame draw:id="id123" presentation:style-name="a1839" draw:name="PlaceHolder 2" svg:x="0.55118in" svg:y="2.59843in" svg:width="3.19409in" svg:height="1.43661in" presentation:class="outline" presentation:placeholder="false">
        <draw:text-box>
          <text:list text:style-name="a1838">
            <text:list-item>
              <text:p text:style-name="a1837" text:class-names="" text:cond-style-name=""><text:span text:style-name="a1836" text:class-names=""/></text:p>
            </text:list-item>
          </text:list>
        </draw:text-box>
        <svg:title/>
        <svg:desc/>
      </draw:frame>
      <draw:frame draw:id="id124" presentation:style-name="a1843" draw:name="PlaceHolder 3" svg:x="3.90551in" svg:y="2.59843in" svg:width="3.19409in" svg:height="1.43661in" presentation:class="outline" presentation:placeholder="false">
        <draw:text-box>
          <text:list text:style-name="a1842">
            <text:list-item>
              <text:p text:style-name="a1841" text:class-names="" text:cond-style-name=""><text:span text:style-name="a1840" text:class-names=""/></text:p>
            </text:list-item>
          </text:list>
        </draw:text-box>
        <svg:title/>
        <svg:desc/>
      </draw:frame>
      <draw:frame draw:id="id125" presentation:style-name="a1847" draw:name="PlaceHolder 4" svg:x="7.25945in" svg:y="2.59843in" svg:width="3.19409in" svg:height="1.43661in" presentation:class="outline" presentation:placeholder="false">
        <draw:text-box>
          <text:list text:style-name="a1846">
            <text:list-item>
              <text:p text:style-name="a1845" text:class-names="" text:cond-style-name=""><text:span text:style-name="a1844" text:class-names=""/></text:p>
            </text:list-item>
          </text:list>
        </draw:text-box>
        <svg:title/>
        <svg:desc/>
      </draw:frame>
      <draw:frame draw:id="id126" presentation:style-name="a1851" draw:name="PlaceHolder 5" svg:x="0.55118in" svg:y="4.17205in" svg:width="3.19409in" svg:height="1.43661in" presentation:class="outline" presentation:placeholder="false">
        <draw:text-box>
          <text:list text:style-name="a1850">
            <text:list-item>
              <text:p text:style-name="a1849" text:class-names="" text:cond-style-name=""><text:span text:style-name="a1848" text:class-names=""/></text:p>
            </text:list-item>
          </text:list>
        </draw:text-box>
        <svg:title/>
        <svg:desc/>
      </draw:frame>
      <draw:frame draw:id="id127" presentation:style-name="a1855" draw:name="PlaceHolder 6" svg:x="3.90551in" svg:y="4.17205in" svg:width="3.19409in" svg:height="1.43661in" presentation:class="outline" presentation:placeholder="false">
        <draw:text-box>
          <text:list text:style-name="a1854">
            <text:list-item>
              <text:p text:style-name="a1853" text:class-names="" text:cond-style-name=""><text:span text:style-name="a1852" text:class-names=""/></text:p>
            </text:list-item>
          </text:list>
        </draw:text-box>
        <svg:title/>
        <svg:desc/>
      </draw:frame>
      <draw:frame draw:id="id128" presentation:style-name="a1859" draw:name="PlaceHolder 7" svg:x="7.25945in" svg:y="4.17205in" svg:width="3.19409in" svg:height="1.43661in" presentation:class="outline" presentation:placeholder="false">
        <draw:text-box>
          <text:list text:style-name="a1858">
            <text:list-item>
              <text:p text:style-name="a1857" text:class-names="" text:cond-style-name=""><text:span text:style-name="a1856" text:class-names=""/></text:p>
            </text:list-item>
          </text:list>
        </draw:text-box>
        <svg:title/>
        <svg:desc/>
      </draw:frame>
      <presentation:notes style:page-layout-name="pageLayout2" draw:style-name="a1892">
        <draw:frame draw:id="id5" presentation:style-name="a1862" draw:name="頁首版面配置區 1" svg:x="0in" svg:y="0in" svg:width="3.58333in" svg:height="0.58681in" presentation:class="header" presentation:placeholder="false">
          <draw:text-box>
            <text:p text:style-name="a1861" text:class-names="" text:cond-style-name=""><text:span text:style-name="a1860" text:class-names=""/></text:p>
          </draw:text-box>
          <svg:title/>
          <svg:desc/>
        </draw:frame>
        <draw:frame draw:id="id6" presentation:style-name="a1867" draw:name="日期版面配置區 2" svg:x="4.68229in" svg:y="0in" svg:width="3.58333in" svg:height="0.58681in" presentation:class="date-time" presentation:placeholder="false">
          <draw:text-box>
            <text:p text:style-name="a1866" text:class-names="" text:cond-style-name=""><text:span text:style-name="a1863" text:class-names=""><text:date text:fixed="false" style:data-style-name="a1864"/></text:span><text:span text:style-name="a1865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868" draw:name="投影片圖像版面配置區 3">
          <svg:title/>
          <svg:desc/>
        </draw:page-thumbnail>
        <draw:frame draw:id="id8" presentation:style-name="a1884" draw:name="備忘稿版面配置區 4" svg:x="0.82639in" svg:y="5.62674in" svg:width="6.61458in" svg:height="4.60417in" presentation:class="notes" presentation:placeholder="false">
          <draw:text-box>
            <text:p text:style-name="a1870" text:class-names="" text:cond-style-name=""><text:span text:style-name="a1869" text:class-names="">編輯母片文字樣式</text:span></text:p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第二層</text:span></text:p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p text:style-name="a1875" text:class-names="" text:cond-style-name=""><text:span text:style-name="a187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p text:style-name="a1878" text:class-names="" text:cond-style-name=""><text:span text:style-name="a187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3">
              <text:list-item>
                <text:list text:style-name="a1883">
                  <text:list-item>
                    <text:list text:style-name="a1883">
                      <text:list-item>
                        <text:list text:style-name="a1883">
                          <text:list-item>
                            <text:list text:style-name="a1883">
                              <text:list-item>
                                <text:p text:style-name="a1882" text:class-names="" text:cond-style-name=""><text:span text:style-name="a1880" text:class-names="">第五層</text:span><text:span text:style-name="a18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7" draw:name="頁尾版面配置區 5" svg:x="0in" svg:y="11.1059in" svg:width="3.58333in" svg:height="0.58681in" presentation:class="footer" presentation:placeholder="false">
          <draw:text-box>
            <text:p text:style-name="a1886" text:class-names="" text:cond-style-name=""><text:span text:style-name="a1885" text:class-names=""/></text:p>
          </draw:text-box>
          <svg:title/>
          <svg:desc/>
        </draw:frame>
        <draw:frame draw:id="id10" presentation:style-name="a1891" draw:name="投影片編號版面配置區 6" svg:x="4.68229in" svg:y="11.1059in" svg:width="3.58333in" svg:height="0.58681in" presentation:class="page-number" presentation:placeholder="false">
          <draw:text-box>
            <text:p text:style-name="a1890" text:class-names="" text:cond-style-name=""><text:span text:style-name="a1888" text:class-names=""><text:page-number style:num-format="1" text:fixed="false"/></text:span><text:span text:style-name="a1889" text:class-names=""/></text:p>
          </draw:text-box>
          <svg:title/>
          <svg:desc/>
        </draw:frame>
      </presentation:notes>
    </style:master-page>
    <style:master-page style:name="Master4-Office-Theme" style:page-layout-name="pageLayout1" draw:style-name="a1894">
      <draw:frame draw:id="id129" presentation:style-name="a1898" draw:name="PlaceHolder 1" svg:x="0.55118in" svg:y="0.24685in" svg:width="9.92087in" svg:height="1.03543in" presentation:class="title" presentation:placeholder="false">
        <draw:text-box>
          <text:p text:style-name="a1897" text:class-names="" text:cond-style-name=""><text:span text:style-name="a1895" text:class-names="">請按這裡編輯題名文字格式</text:span><text:span text:style-name="a1896" text:class-names=""/></text:p>
        </draw:text-box>
        <svg:title/>
        <svg:desc/>
      </draw:frame>
      <draw:frame draw:id="id130" presentation:style-name="a1927" draw:name="PlaceHolder 2" svg:x="0.55118in" svg:y="1.45079in" svg:width="9.92087in" svg:height="3.59606in" presentation:class="outline" presentation:placeholder="false">
        <draw:text-box>
          <text:list text:style-name="a1902">
            <text:list-item>
              <text:p text:style-name="a1901" text:class-names="" text:cond-style-name=""><text:span text:style-name="a1899" text:class-names="">請按這裡編輯大綱文字格式</text:span><text:span text:style-name="a1900" text:class-names=""/></text:p>
            </text:list-item>
          </text:list>
          <text:list text:style-name="a1906">
            <text:list-item>
              <text:list text:style-name="a1906">
                <text:list-item>
                  <text:p text:style-name="a1905" text:class-names="" text:cond-style-name=""><text:span text:style-name="a1903" text:class-names="">第二個大綱層次</text:span><text:span text:style-name="a1904" text:class-names=""/></text:p>
                </text:list-item>
              </text:list>
            </text:list-item>
          </text:list>
          <text:list text:style-name="a1910">
            <text:list-item>
              <text:list text:style-name="a1910">
                <text:list-item>
                  <text:list text:style-name="a1910">
                    <text:list-item>
                      <text:p text:style-name="a1909" text:class-names="" text:cond-style-name=""><text:span text:style-name="a1907" text:class-names="">第三個大綱層次</text:span><text:span text:style-name="a1908" text:class-names=""/></text:p>
                    </text:list-item>
                  </text:list>
                </text:list-item>
              </text:list>
            </text:list-item>
          </text:list>
          <text:list text:style-name="a1914">
            <text:list-item>
              <text:list text:style-name="a1914">
                <text:list-item>
                  <text:list text:style-name="a1914">
                    <text:list-item>
                      <text:list text:style-name="a1914">
                        <text:list-item>
                          <text:p text:style-name="a1913" text:class-names="" text:cond-style-name=""><text:span text:style-name="a1911" text:class-names="">第四個大綱層次</text:span><text:span text:style-name="a191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8">
            <text:list-item>
              <text:list text:style-name="a1918">
                <text:list-item>
                  <text:list text:style-name="a1918">
                    <text:list-item>
                      <text:list text:style-name="a1918">
                        <text:list-item>
                          <text:list text:style-name="a1918">
                            <text:list-item>
                              <text:p text:style-name="a1917" text:class-names="" text:cond-style-name=""><text:span text:style-name="a1915" text:class-names="">第五個大綱層次</text:span><text:span text:style-name="a19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2">
            <text:list-item>
              <text:list text:style-name="a1922">
                <text:list-item>
                  <text:list text:style-name="a1922">
                    <text:list-item>
                      <text:list text:style-name="a1922">
                        <text:list-item>
                          <text:list text:style-name="a1922">
                            <text:list-item>
                              <text:list text:style-name="a1922">
                                <text:list-item>
                                  <text:p text:style-name="a1921" text:class-names="" text:cond-style-name=""><text:span text:style-name="a1919" text:class-names="">第六個大綱層次</text:span><text:span text:style-name="a1920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6">
            <text:list-item>
              <text:list text:style-name="a1926">
                <text:list-item>
                  <text:list text:style-name="a1926">
                    <text:list-item>
                      <text:list text:style-name="a1926">
                        <text:list-item>
                          <text:list text:style-name="a1926">
                            <text:list-item>
                              <text:list text:style-name="a1926">
                                <text:list-item>
                                  <text:list text:style-name="a1926">
                                    <text:list-item>
                                      <text:p text:style-name="a1925" text:class-names="" text:cond-style-name=""><text:span text:style-name="a1923" text:class-names="">第七個大綱層次</text:span><text:span text:style-name="a1924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930" draw:name="PlaceHolder 3" svg:x="0.55118in" svg:y="5.64882in" svg:width="2.56811in" svg:height="0.42756in" presentation:class="date-time" presentation:placeholder="false">
        <draw:text-box>
          <text:p text:style-name="a1929" text:class-names="" text:cond-style-name=""><text:span text:style-name="a1928" text:class-names="">&lt;日期/時間&gt;</text:span></text:p>
        </draw:text-box>
        <svg:title/>
        <svg:desc/>
      </draw:frame>
      <draw:frame draw:id="id132" presentation:style-name="a1933" draw:name="PlaceHolder 4" svg:x="3.77008in" svg:y="5.64882in" svg:width="3.49409in" svg:height="0.42756in" presentation:class="footer" presentation:placeholder="false">
        <draw:text-box>
          <text:p text:style-name="a1932" text:class-names="" text:cond-style-name=""><text:span text:style-name="a1931" text:class-names="">&lt;頁尾&gt;</text:span></text:p>
        </draw:text-box>
        <svg:title/>
        <svg:desc/>
      </draw:frame>
      <draw:frame draw:id="id133" presentation:style-name="a1936" draw:name="PlaceHolder 5" svg:x="7.90394in" svg:y="5.64882in" svg:width="2.56811in" svg:height="0.42756in" presentation:class="page-number" presentation:placeholder="false">
        <draw:text-box>
          <text:p text:style-name="a1935" text:class-names="" text:cond-style-name=""><text:span text:style-name="a19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69">
        <draw:frame draw:id="id5" presentation:style-name="a1939" draw:name="頁首版面配置區 1" svg:x="0in" svg:y="0in" svg:width="3.58333in" svg:height="0.58681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6" presentation:style-name="a1944" draw:name="日期版面配置區 2" svg:x="4.68229in" svg:y="0in" svg:width="3.58333in" svg:height="0.58681in" presentation:class="date-time" presentation:placeholder="false">
          <draw:text-box>
            <text:p text:style-name="a1943" text:class-names="" text:cond-style-name=""><text:span text:style-name="a1940" text:class-names=""><text:date text:fixed="false" style:data-style-name="a1941"/></text:span><text:span text:style-name="a1942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945" draw:name="投影片圖像版面配置區 3">
          <svg:title/>
          <svg:desc/>
        </draw:page-thumbnail>
        <draw:frame draw:id="id8" presentation:style-name="a1961" draw:name="備忘稿版面配置區 4" svg:x="0.82639in" svg:y="5.62674in" svg:width="6.61458in" svg:height="4.60417in" presentation:class="notes" presentation:placeholder="false">
          <draw:text-box>
            <text:p text:style-name="a1947" text:class-names="" text:cond-style-name=""><text:span text:style-name="a1946" text:class-names="">編輯母片文字樣式</text:span></text:p>
            <text:list text:style-name="a1950">
              <text:list-item>
                <text:list text:style-name="a1950">
                  <text:list-item>
                    <text:p text:style-name="a1949" text:class-names="" text:cond-style-name=""><text:span text:style-name="a1948" text:class-names="">第二層</text:span></text:p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p text:style-name="a1952" text:class-names="" text:cond-style-name=""><text:span text:style-name="a195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956">
              <text:list-item>
                <text:list text:style-name="a1956">
                  <text:list-item>
                    <text:list text:style-name="a1956">
                      <text:list-item>
                        <text:list text:style-name="a1956">
                          <text:list-item>
                            <text:p text:style-name="a1955" text:class-names="" text:cond-style-name=""><text:span text:style-name="a195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0">
              <text:list-item>
                <text:list text:style-name="a1960">
                  <text:list-item>
                    <text:list text:style-name="a1960">
                      <text:list-item>
                        <text:list text:style-name="a1960">
                          <text:list-item>
                            <text:list text:style-name="a1960">
                              <text:list-item>
                                <text:p text:style-name="a1959" text:class-names="" text:cond-style-name=""><text:span text:style-name="a1957" text:class-names="">第五層</text:span><text:span text:style-name="a19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64" draw:name="頁尾版面配置區 5" svg:x="0in" svg:y="11.1059in" svg:width="3.58333in" svg:height="0.58681in" presentation:class="footer" presentation:placeholder="false">
          <draw:text-box>
            <text:p text:style-name="a1963" text:class-names="" text:cond-style-name=""><text:span text:style-name="a1962" text:class-names=""/></text:p>
          </draw:text-box>
          <svg:title/>
          <svg:desc/>
        </draw:frame>
        <draw:frame draw:id="id10" presentation:style-name="a1968" draw:name="投影片編號版面配置區 6" svg:x="4.68229in" svg:y="11.1059in" svg:width="3.58333in" svg:height="0.58681in" presentation:class="page-number" presentation:placeholder="false">
          <draw:text-box>
            <text:p text:style-name="a1967" text:class-names="" text:cond-style-name=""><text:span text:style-name="a1965" text:class-names=""><text:page-number style:num-format="1" text:fixed="false"/></text:span><text:span text:style-name="a1966" text:class-names=""/></text:p>
          </draw:text-box>
          <svg:title/>
          <svg:desc/>
        </draw:frame>
      </presentation:notes>
    </style:master-page>
    <style:master-page style:name="Master4-Layout1-blank-Blank-Slide" style:page-layout-name="pageLayout1" draw:style-name="a1971">
      <presentation:notes style:page-layout-name="pageLayout2" draw:style-name="a2004">
        <draw:frame draw:id="id5" presentation:style-name="a1974" draw:name="頁首版面配置區 1" svg:x="0in" svg:y="0in" svg:width="3.58333in" svg:height="0.58681in" presentation:class="header" presentation:placeholder="false">
          <draw:text-box>
            <text:p text:style-name="a1973" text:class-names="" text:cond-style-name=""><text:span text:style-name="a1972" text:class-names=""/></text:p>
          </draw:text-box>
          <svg:title/>
          <svg:desc/>
        </draw:frame>
        <draw:frame draw:id="id6" presentation:style-name="a1979" draw:name="日期版面配置區 2" svg:x="4.68229in" svg:y="0in" svg:width="3.58333in" svg:height="0.58681in" presentation:class="date-time" presentation:placeholder="false">
          <draw:text-box>
            <text:p text:style-name="a1978" text:class-names="" text:cond-style-name=""><text:span text:style-name="a1975" text:class-names=""><text:date text:fixed="false" style:data-style-name="a1976"/></text:span><text:span text:style-name="a1977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980" draw:name="投影片圖像版面配置區 3">
          <svg:title/>
          <svg:desc/>
        </draw:page-thumbnail>
        <draw:frame draw:id="id8" presentation:style-name="a1996" draw:name="備忘稿版面配置區 4" svg:x="0.82639in" svg:y="5.62674in" svg:width="6.61458in" svg:height="4.60417in" presentation:class="notes" presentation:placeholder="false">
          <draw:text-box>
            <text:p text:style-name="a1982" text:class-names="" text:cond-style-name=""><text:span text:style-name="a1981" text:class-names="">編輯母片文字樣式</text:span></text:p>
            <text:list text:style-name="a1985">
              <text:list-item>
                <text:list text:style-name="a1985">
                  <text:list-item>
                    <text:p text:style-name="a1984" text:class-names="" text:cond-style-name=""><text:span text:style-name="a1983" text:class-names="">第二層</text:span></text:p>
                  </text:list-item>
                </text:list>
              </text:list-item>
            </text:list>
            <text:list text:style-name="a1988">
              <text:list-item>
                <text:list text:style-name="a1988">
                  <text:list-item>
                    <text:list text:style-name="a1988">
                      <text:list-item>
                        <text:p text:style-name="a1987" text:class-names="" text:cond-style-name=""><text:span text:style-name="a198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991">
              <text:list-item>
                <text:list text:style-name="a1991">
                  <text:list-item>
                    <text:list text:style-name="a1991">
                      <text:list-item>
                        <text:list text:style-name="a1991">
                          <text:list-item>
                            <text:p text:style-name="a1990" text:class-names="" text:cond-style-name=""><text:span text:style-name="a198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5">
              <text:list-item>
                <text:list text:style-name="a1995">
                  <text:list-item>
                    <text:list text:style-name="a1995">
                      <text:list-item>
                        <text:list text:style-name="a1995">
                          <text:list-item>
                            <text:list text:style-name="a1995">
                              <text:list-item>
                                <text:p text:style-name="a1994" text:class-names="" text:cond-style-name=""><text:span text:style-name="a1992" text:class-names="">第五層</text:span><text:span text:style-name="a19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9" draw:name="頁尾版面配置區 5" svg:x="0in" svg:y="11.1059in" svg:width="3.58333in" svg:height="0.58681in" presentation:class="footer" presentation:placeholder="false">
          <draw:text-box>
            <text:p text:style-name="a1998" text:class-names="" text:cond-style-name=""><text:span text:style-name="a1997" text:class-names=""/></text:p>
          </draw:text-box>
          <svg:title/>
          <svg:desc/>
        </draw:frame>
        <draw:frame draw:id="id10" presentation:style-name="a2003" draw:name="投影片編號版面配置區 6" svg:x="4.68229in" svg:y="11.1059in" svg:width="3.58333in" svg:height="0.58681in" presentation:class="page-number" presentation:placeholder="false">
          <draw:text-box>
            <text:p text:style-name="a2002" text:class-names="" text:cond-style-name=""><text:span text:style-name="a2000" text:class-names=""><text:page-number style:num-format="1" text:fixed="false"/></text:span><text:span text:style-name="a2001" text:class-names=""/></text:p>
          </draw:text-box>
          <svg:title/>
          <svg:desc/>
        </draw:frame>
      </presentation:notes>
    </style:master-page>
    <style:master-page style:name="Master4-Layout2-tx-Title-Slide" style:page-layout-name="pageLayout1" draw:style-name="a2006">
      <draw:frame draw:id="id134" presentation:style-name="a2009" draw:name="PlaceHolder 1" svg:x="0.55118in" svg:y="0.88583in" svg:width="9.92087in" svg:height="1.41732in" presentation:class="titl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135" presentation:style-name="a2013" draw:name="PlaceHolder 2" svg:x="0.55118in" svg:y="2.59843in" svg:width="9.92087in" svg:height="3.01181in" presentation:class="subtitle" presentation:placeholder="false">
        <draw:text-box>
          <text:list text:style-name="a2012">
            <text:list-item>
              <text:p text:style-name="a2011" text:class-names="" text:cond-style-name=""><text:span text:style-name="a2010" text:class-names=""/></text:p>
            </text:list-item>
          </text:list>
        </draw:text-box>
        <svg:title/>
        <svg:desc/>
      </draw:frame>
      <presentation:notes style:page-layout-name="pageLayout2" draw:style-name="a2046">
        <draw:frame draw:id="id5" presentation:style-name="a2016" draw:name="頁首版面配置區 1" svg:x="0in" svg:y="0in" svg:width="3.58333in" svg:height="0.58681in" presentation:class="header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6" presentation:style-name="a2021" draw:name="日期版面配置區 2" svg:x="4.68229in" svg:y="0in" svg:width="3.58333in" svg:height="0.58681in" presentation:class="date-time" presentation:placeholder="false">
          <draw:text-box>
            <text:p text:style-name="a2020" text:class-names="" text:cond-style-name=""><text:span text:style-name="a2017" text:class-names=""><text:date text:fixed="false" style:data-style-name="a2018"/></text:span><text:span text:style-name="a2019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022" draw:name="投影片圖像版面配置區 3">
          <svg:title/>
          <svg:desc/>
        </draw:page-thumbnail>
        <draw:frame draw:id="id8" presentation:style-name="a2038" draw:name="備忘稿版面配置區 4" svg:x="0.82639in" svg:y="5.62674in" svg:width="6.61458in" svg:height="4.60417in" presentation:class="notes" presentation:placeholder="false">
          <draw:text-box>
            <text:p text:style-name="a2024" text:class-names="" text:cond-style-name=""><text:span text:style-name="a2023" text:class-names="">編輯母片文字樣式</text:span></text:p>
            <text:list text:style-name="a2027">
              <text:list-item>
                <text:list text:style-name="a2027">
                  <text:list-item>
                    <text:p text:style-name="a2026" text:class-names="" text:cond-style-name=""><text:span text:style-name="a2025" text:class-names="">第二層</text:span></text:p>
                  </text:list-item>
                </text:list>
              </text:list-item>
            </text:list>
            <text:list text:style-name="a2030">
              <text:list-item>
                <text:list text:style-name="a2030">
                  <text:list-item>
                    <text:list text:style-name="a2030">
                      <text:list-item>
                        <text:p text:style-name="a2029" text:class-names="" text:cond-style-name=""><text:span text:style-name="a202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033">
              <text:list-item>
                <text:list text:style-name="a2033">
                  <text:list-item>
                    <text:list text:style-name="a2033">
                      <text:list-item>
                        <text:list text:style-name="a2033">
                          <text:list-item>
                            <text:p text:style-name="a2032" text:class-names="" text:cond-style-name=""><text:span text:style-name="a203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7">
              <text:list-item>
                <text:list text:style-name="a2037">
                  <text:list-item>
                    <text:list text:style-name="a2037">
                      <text:list-item>
                        <text:list text:style-name="a2037">
                          <text:list-item>
                            <text:list text:style-name="a2037">
                              <text:list-item>
                                <text:p text:style-name="a2036" text:class-names="" text:cond-style-name=""><text:span text:style-name="a2034" text:class-names="">第五層</text:span><text:span text:style-name="a20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1" draw:name="頁尾版面配置區 5" svg:x="0in" svg:y="11.1059in" svg:width="3.58333in" svg:height="0.58681in" presentation:class="footer" presentation:placeholder="false">
          <draw:text-box>
            <text:p text:style-name="a2040" text:class-names="" text:cond-style-name=""><text:span text:style-name="a2039" text:class-names=""/></text:p>
          </draw:text-box>
          <svg:title/>
          <svg:desc/>
        </draw:frame>
        <draw:frame draw:id="id10" presentation:style-name="a2045" draw:name="投影片編號版面配置區 6" svg:x="4.68229in" svg:y="11.1059in" svg:width="3.58333in" svg:height="0.58681in" presentation:class="page-number" presentation:placeholder="false">
          <draw:text-box>
  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  </draw:text-box>
          <svg:title/>
          <svg:desc/>
        </draw:frame>
      </presentation:notes>
    </style:master-page>
    <style:master-page style:name="Master4-Layout3-obj-Title,-Content" style:page-layout-name="pageLayout1" draw:style-name="a2048">
      <draw:frame draw:id="id136" presentation:style-name="a2051" draw:name="PlaceHolder 1" svg:x="0.55118in" svg:y="0.88583in" svg:width="9.92087in" svg:height="1.41732in" presentation:class="titl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137" presentation:style-name="a2055" draw:name="PlaceHolder 2" svg:x="0.55118in" svg:y="2.59843in" svg:width="9.92087in" svg:height="3.01181in" presentation:class="outline" presentation:placeholder="false">
        <draw:text-box>
          <text:list text:style-name="a2054">
            <text:list-item>
              <text:p text:style-name="a2053" text:class-names="" text:cond-style-name=""><text:span text:style-name="a2052" text:class-names=""/></text:p>
            </text:list-item>
          </text:list>
        </draw:text-box>
        <svg:title/>
        <svg:desc/>
      </draw:frame>
      <presentation:notes style:page-layout-name="pageLayout2" draw:style-name="a2088">
        <draw:frame draw:id="id5" presentation:style-name="a2058" draw:name="頁首版面配置區 1" svg:x="0in" svg:y="0in" svg:width="3.58333in" svg:height="0.58681in" presentation:class="head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6" presentation:style-name="a2063" draw:name="日期版面配置區 2" svg:x="4.68229in" svg:y="0in" svg:width="3.58333in" svg:height="0.58681in" presentation:class="date-time" presentation:placeholder="false">
          <draw:text-box>
            <text:p text:style-name="a2062" text:class-names="" text:cond-style-name=""><text:span text:style-name="a2059" text:class-names=""><text:date text:fixed="false" style:data-style-name="a2060"/></text:span><text:span text:style-name="a2061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064" draw:name="投影片圖像版面配置區 3">
          <svg:title/>
          <svg:desc/>
        </draw:page-thumbnail>
        <draw:frame draw:id="id8" presentation:style-name="a2080" draw:name="備忘稿版面配置區 4" svg:x="0.82639in" svg:y="5.62674in" svg:width="6.61458in" svg:height="4.60417in" presentation:class="notes" presentation:placeholder="false">
          <draw:text-box>
            <text:p text:style-name="a2066" text:class-names="" text:cond-style-name=""><text:span text:style-name="a2065" text:class-names="">編輯母片文字樣式</text:span></text:p>
            <text:list text:style-name="a2069">
              <text:list-item>
                <text:list text:style-name="a2069">
                  <text:list-item>
                    <text:p text:style-name="a2068" text:class-names="" text:cond-style-name=""><text:span text:style-name="a2067" text:class-names="">第二層</text:span></text:p>
                  </text:list-item>
                </text:list>
              </text:list-item>
            </text:list>
            <text:list text:style-name="a2072">
              <text:list-item>
                <text:list text:style-name="a2072">
                  <text:list-item>
                    <text:list text:style-name="a2072">
                      <text:list-item>
                        <text:p text:style-name="a2071" text:class-names="" text:cond-style-name=""><text:span text:style-name="a207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075">
              <text:list-item>
                <text:list text:style-name="a2075">
                  <text:list-item>
                    <text:list text:style-name="a2075">
                      <text:list-item>
                        <text:list text:style-name="a2075">
                          <text:list-item>
                            <text:p text:style-name="a2074" text:class-names="" text:cond-style-name=""><text:span text:style-name="a207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list text:style-name="a2079">
                      <text:list-item>
                        <text:list text:style-name="a2079">
                          <text:list-item>
                            <text:list text:style-name="a2079">
                              <text:list-item>
                                <text:p text:style-name="a2078" text:class-names="" text:cond-style-name=""><text:span text:style-name="a2076" text:class-names="">第五層</text:span><text:span text:style-name="a20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83" draw:name="頁尾版面配置區 5" svg:x="0in" svg:y="11.1059in" svg:width="3.58333in" svg:height="0.58681in" presentation:class="footer" presentation:placeholder="false">
          <draw:text-box>
            <text:p text:style-name="a2082" text:class-names="" text:cond-style-name=""><text:span text:style-name="a2081" text:class-names=""/></text:p>
          </draw:text-box>
          <svg:title/>
          <svg:desc/>
        </draw:frame>
        <draw:frame draw:id="id10" presentation:style-name="a2087" draw:name="投影片編號版面配置區 6" svg:x="4.68229in" svg:y="11.1059in" svg:width="3.58333in" svg:height="0.58681in" presentation:class="page-number" presentation:placeholder="false">
          <draw:text-box>
            <text:p text:style-name="a2086" text:class-names="" text:cond-style-name=""><text:span text:style-name="a2084" text:class-names=""><text:page-number style:num-format="1" text:fixed="false"/></text:span><text:span text:style-name="a2085" text:class-names=""/></text:p>
          </draw:text-box>
          <svg:title/>
          <svg:desc/>
        </draw:frame>
      </presentation:notes>
    </style:master-page>
    <style:master-page style:name="Master4-Layout4-twoObj-Title,-2-Content" style:page-layout-name="pageLayout1" draw:style-name="a2090">
      <draw:frame draw:id="id138" presentation:style-name="a2093" draw:name="PlaceHolder 1" svg:x="0.55118in" svg:y="0.88583in" svg:width="9.92087in" svg:height="1.41732in" presentation:class="title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139" presentation:style-name="a2097" draw:name="PlaceHolder 2" svg:x="0.55118in" svg:y="2.59843in" svg:width="4.84134in" svg:height="3.01181in" presentation:class="outline" presentation:placeholder="false">
        <draw:text-box>
          <text:list text:style-name="a2096">
            <text:list-item>
              <text:p text:style-name="a2095" text:class-names="" text:cond-style-name=""><text:span text:style-name="a2094" text:class-names=""/></text:p>
            </text:list-item>
          </text:list>
        </draw:text-box>
        <svg:title/>
        <svg:desc/>
      </draw:frame>
      <draw:frame draw:id="id140" presentation:style-name="a2101" draw:name="PlaceHolder 3" svg:x="5.63504in" svg:y="2.59843in" svg:width="4.84134in" svg:height="3.01181in" presentation:class="outline" presentation:placeholder="false">
        <draw:text-box>
          <text:list text:style-name="a2100">
            <text:list-item>
              <text:p text:style-name="a2099" text:class-names="" text:cond-style-name=""><text:span text:style-name="a2098" text:class-names=""/></text:p>
            </text:list-item>
          </text:list>
        </draw:text-box>
        <svg:title/>
        <svg:desc/>
      </draw:frame>
      <presentation:notes style:page-layout-name="pageLayout2" draw:style-name="a2134">
        <draw:frame draw:id="id5" presentation:style-name="a2104" draw:name="頁首版面配置區 1" svg:x="0in" svg:y="0in" svg:width="3.58333in" svg:height="0.58681in" presentation:class="header" presentation:placeholder="false">
          <draw:text-box>
            <text:p text:style-name="a2103" text:class-names="" text:cond-style-name=""><text:span text:style-name="a2102" text:class-names=""/></text:p>
          </draw:text-box>
          <svg:title/>
          <svg:desc/>
        </draw:frame>
        <draw:frame draw:id="id6" presentation:style-name="a2109" draw:name="日期版面配置區 2" svg:x="4.68229in" svg:y="0in" svg:width="3.58333in" svg:height="0.58681in" presentation:class="date-time" presentation:placeholder="false">
          <draw:text-box>
            <text:p text:style-name="a2108" text:class-names="" text:cond-style-name=""><text:span text:style-name="a2105" text:class-names=""><text:date text:fixed="false" style:data-style-name="a2106"/></text:span><text:span text:style-name="a2107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110" draw:name="投影片圖像版面配置區 3">
          <svg:title/>
          <svg:desc/>
        </draw:page-thumbnail>
        <draw:frame draw:id="id8" presentation:style-name="a2126" draw:name="備忘稿版面配置區 4" svg:x="0.82639in" svg:y="5.62674in" svg:width="6.61458in" svg:height="4.60417in" presentation:class="notes" presentation:placeholder="false">
          <draw:text-box>
            <text:p text:style-name="a2112" text:class-names="" text:cond-style-name=""><text:span text:style-name="a2111" text:class-names="">編輯母片文字樣式</text:span></text:p>
            <text:list text:style-name="a2115">
              <text:list-item>
                <text:list text:style-name="a2115">
                  <text:list-item>
                    <text:p text:style-name="a2114" text:class-names="" text:cond-style-name=""><text:span text:style-name="a2113" text:class-names="">第二層</text:span></text:p>
                  </text:list-item>
                </text:list>
              </text:list-item>
            </text:list>
            <text:list text:style-name="a2118">
              <text:list-item>
                <text:list text:style-name="a2118">
                  <text:list-item>
                    <text:list text:style-name="a2118">
                      <text:list-item>
                        <text:p text:style-name="a2117" text:class-names="" text:cond-style-name=""><text:span text:style-name="a211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21">
              <text:list-item>
                <text:list text:style-name="a2121">
                  <text:list-item>
                    <text:list text:style-name="a2121">
                      <text:list-item>
                        <text:list text:style-name="a2121">
                          <text:list-item>
                            <text:p text:style-name="a2120" text:class-names="" text:cond-style-name=""><text:span text:style-name="a211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5">
              <text:list-item>
                <text:list text:style-name="a2125">
                  <text:list-item>
                    <text:list text:style-name="a2125">
                      <text:list-item>
                        <text:list text:style-name="a2125">
                          <text:list-item>
                            <text:list text:style-name="a2125">
                              <text:list-item>
                                <text:p text:style-name="a2124" text:class-names="" text:cond-style-name=""><text:span text:style-name="a2122" text:class-names="">第五層</text:span><text:span text:style-name="a2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29" draw:name="頁尾版面配置區 5" svg:x="0in" svg:y="11.1059in" svg:width="3.58333in" svg:height="0.58681in" presentation:class="footer" presentation:placeholder="false">
          <draw:text-box>
            <text:p text:style-name="a2128" text:class-names="" text:cond-style-name=""><text:span text:style-name="a2127" text:class-names=""/></text:p>
          </draw:text-box>
          <svg:title/>
          <svg:desc/>
        </draw:frame>
        <draw:frame draw:id="id10" presentation:style-name="a2133" draw:name="投影片編號版面配置區 6" svg:x="4.68229in" svg:y="11.1059in" svg:width="3.58333in" svg:height="0.58681in" presentation:class="page-number" presentation:placeholder="false">
          <draw:text-box>
            <text:p text:style-name="a2132" text:class-names="" text:cond-style-name=""><text:span text:style-name="a2130" text:class-names=""><text:page-number style:num-format="1" text:fixed="false"/></text:span><text:span text:style-name="a2131" text:class-names=""/></text:p>
          </draw:text-box>
          <svg:title/>
          <svg:desc/>
        </draw:frame>
      </presentation:notes>
    </style:master-page>
    <style:master-page style:name="Master4-Layout5-titleOnly-Title-Only" style:page-layout-name="pageLayout1" draw:style-name="a2136">
      <draw:frame draw:id="id141" presentation:style-name="a2139" draw:name="PlaceHolder 1" svg:x="0.55118in" svg:y="0.88583in" svg:width="9.92087in" svg:height="1.41732in" presentation:class="titl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presentation:notes style:page-layout-name="pageLayout2" draw:style-name="a2172">
        <draw:frame draw:id="id5" presentation:style-name="a2142" draw:name="頁首版面配置區 1" svg:x="0in" svg:y="0in" svg:width="3.58333in" svg:height="0.58681in" presentation:class="header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6" presentation:style-name="a2147" draw:name="日期版面配置區 2" svg:x="4.68229in" svg:y="0in" svg:width="3.58333in" svg:height="0.58681in" presentation:class="date-time" presentation:placeholder="false">
          <draw:text-box>
            <text:p text:style-name="a2146" text:class-names="" text:cond-style-name=""><text:span text:style-name="a2143" text:class-names=""><text:date text:fixed="false" style:data-style-name="a2144"/></text:span><text:span text:style-name="a2145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148" draw:name="投影片圖像版面配置區 3">
          <svg:title/>
          <svg:desc/>
        </draw:page-thumbnail>
        <draw:frame draw:id="id8" presentation:style-name="a2164" draw:name="備忘稿版面配置區 4" svg:x="0.82639in" svg:y="5.62674in" svg:width="6.61458in" svg:height="4.60417in" presentation:class="notes" presentation:placeholder="false">
          <draw:text-box>
            <text:p text:style-name="a2150" text:class-names="" text:cond-style-name=""><text:span text:style-name="a2149" text:class-names="">編輯母片文字樣式</text:span></text:p>
            <text:list text:style-name="a2153">
              <text:list-item>
                <text:list text:style-name="a2153">
                  <text:list-item>
                    <text:p text:style-name="a2152" text:class-names="" text:cond-style-name=""><text:span text:style-name="a2151" text:class-names="">第二層</text:span></text:p>
                  </text:list-item>
                </text:list>
              </text:list-item>
            </text:list>
            <text:list text:style-name="a2156">
              <text:list-item>
                <text:list text:style-name="a2156">
                  <text:list-item>
                    <text:list text:style-name="a2156">
                      <text:list-item>
                        <text:p text:style-name="a2155" text:class-names="" text:cond-style-name=""><text:span text:style-name="a215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59">
              <text:list-item>
                <text:list text:style-name="a2159">
                  <text:list-item>
                    <text:list text:style-name="a2159">
                      <text:list-item>
                        <text:list text:style-name="a2159">
                          <text:list-item>
                            <text:p text:style-name="a2158" text:class-names="" text:cond-style-name=""><text:span text:style-name="a215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63">
              <text:list-item>
                <text:list text:style-name="a2163">
                  <text:list-item>
                    <text:list text:style-name="a2163">
                      <text:list-item>
                        <text:list text:style-name="a2163">
                          <text:list-item>
                            <text:list text:style-name="a2163">
                              <text:list-item>
                                <text:p text:style-name="a2162" text:class-names="" text:cond-style-name=""><text:span text:style-name="a2160" text:class-names="">第五層</text:span><text:span text:style-name="a21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67" draw:name="頁尾版面配置區 5" svg:x="0in" svg:y="11.1059in" svg:width="3.58333in" svg:height="0.58681in" presentation:class="footer" presentation:placeholder="false">
          <draw:text-box>
            <text:p text:style-name="a2166" text:class-names="" text:cond-style-name=""><text:span text:style-name="a2165" text:class-names=""/></text:p>
          </draw:text-box>
          <svg:title/>
          <svg:desc/>
        </draw:frame>
        <draw:frame draw:id="id10" presentation:style-name="a2171" draw:name="投影片編號版面配置區 6" svg:x="4.68229in" svg:y="11.1059in" svg:width="3.58333in" svg:height="0.58681in" presentation:class="page-number" presentation:placeholder="false">
          <draw:text-box>
            <text:p text:style-name="a2170" text:class-names="" text:cond-style-name=""><text:span text:style-name="a2168" text:class-names=""><text:page-number style:num-format="1" text:fixed="false"/></text:span><text:span text:style-name="a2169" text:class-names=""/></text:p>
          </draw:text-box>
          <svg:title/>
          <svg:desc/>
        </draw:frame>
      </presentation:notes>
    </style:master-page>
    <style:master-page style:name="Master4-Layout6-objOnly-Centered-Text" style:page-layout-name="pageLayout1" draw:style-name="a2174">
      <draw:frame draw:id="id142" presentation:style-name="a2178" draw:name="PlaceHolder 1" svg:x="0.55118in" svg:y="0.88583in" svg:width="9.92087in" svg:height="6.57126in" presentation:class="subtitle" presentation:placeholder="false">
        <draw:text-box>
          <text:list text:style-name="a2177">
            <text:list-item>
              <text:p text:style-name="a2176" text:class-names="" text:cond-style-name=""><text:span text:style-name="a2175" text:class-names=""/></text:p>
            </text:list-item>
          </text:list>
        </draw:text-box>
        <svg:title/>
        <svg:desc/>
      </draw:frame>
      <presentation:notes style:page-layout-name="pageLayout2" draw:style-name="a2211">
        <draw:frame draw:id="id5" presentation:style-name="a2181" draw:name="頁首版面配置區 1" svg:x="0in" svg:y="0in" svg:width="3.58333in" svg:height="0.58681in" presentation:class="header" presentation:placeholder="false">
          <draw:text-box>
            <text:p text:style-name="a2180" text:class-names="" text:cond-style-name=""><text:span text:style-name="a2179" text:class-names=""/></text:p>
          </draw:text-box>
          <svg:title/>
          <svg:desc/>
        </draw:frame>
        <draw:frame draw:id="id6" presentation:style-name="a2186" draw:name="日期版面配置區 2" svg:x="4.68229in" svg:y="0in" svg:width="3.58333in" svg:height="0.58681in" presentation:class="date-time" presentation:placeholder="false">
          <draw:text-box>
            <text:p text:style-name="a2185" text:class-names="" text:cond-style-name=""><text:span text:style-name="a2182" text:class-names=""><text:date text:fixed="false" style:data-style-name="a2183"/></text:span><text:span text:style-name="a218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187" draw:name="投影片圖像版面配置區 3">
          <svg:title/>
          <svg:desc/>
        </draw:page-thumbnail>
        <draw:frame draw:id="id8" presentation:style-name="a2203" draw:name="備忘稿版面配置區 4" svg:x="0.82639in" svg:y="5.62674in" svg:width="6.61458in" svg:height="4.60417in" presentation:class="notes" presentation:placeholder="false">
          <draw:text-box>
            <text:p text:style-name="a2189" text:class-names="" text:cond-style-name=""><text:span text:style-name="a2188" text:class-names="">編輯母片文字樣式</text:span></text:p>
            <text:list text:style-name="a2192">
              <text:list-item>
                <text:list text:style-name="a2192">
                  <text:list-item>
                    <text:p text:style-name="a2191" text:class-names="" text:cond-style-name=""><text:span text:style-name="a2190" text:class-names="">第二層</text:span></text:p>
                  </text:list-item>
                </text:list>
              </text:list-item>
            </text:list>
            <text:list text:style-name="a2195">
              <text:list-item>
                <text:list text:style-name="a2195">
                  <text:list-item>
                    <text:list text:style-name="a2195">
                      <text:list-item>
                        <text:p text:style-name="a2194" text:class-names="" text:cond-style-name=""><text:span text:style-name="a219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98">
              <text:list-item>
                <text:list text:style-name="a2198">
                  <text:list-item>
                    <text:list text:style-name="a2198">
                      <text:list-item>
                        <text:list text:style-name="a2198">
                          <text:list-item>
                            <text:p text:style-name="a2197" text:class-names="" text:cond-style-name=""><text:span text:style-name="a219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2">
              <text:list-item>
                <text:list text:style-name="a2202">
                  <text:list-item>
                    <text:list text:style-name="a2202">
                      <text:list-item>
                        <text:list text:style-name="a2202">
                          <text:list-item>
                            <text:list text:style-name="a2202">
                              <text:list-item>
                                <text:p text:style-name="a2201" text:class-names="" text:cond-style-name=""><text:span text:style-name="a2199" text:class-names="">第五層</text:span><text:span text:style-name="a2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06" draw:name="頁尾版面配置區 5" svg:x="0in" svg:y="11.1059in" svg:width="3.58333in" svg:height="0.58681in" presentation:class="footer" presentation:placeholder="false">
          <draw:text-box>
            <text:p text:style-name="a2205" text:class-names="" text:cond-style-name=""><text:span text:style-name="a2204" text:class-names=""/></text:p>
          </draw:text-box>
          <svg:title/>
          <svg:desc/>
        </draw:frame>
        <draw:frame draw:id="id10" presentation:style-name="a2210" draw:name="投影片編號版面配置區 6" svg:x="4.68229in" svg:y="11.1059in" svg:width="3.58333in" svg:height="0.58681in" presentation:class="page-number" presentation:placeholder="false">
          <draw:text-box>
            <text:p text:style-name="a2209" text:class-names="" text:cond-style-name=""><text:span text:style-name="a2207" text:class-names=""><text:page-number style:num-format="1" text:fixed="false"/></text:span><text:span text:style-name="a2208" text:class-names=""/></text:p>
          </draw:text-box>
          <svg:title/>
          <svg:desc/>
        </draw:frame>
      </presentation:notes>
    </style:master-page>
    <style:master-page style:name="Master4-Layout7-twoObjAndObj-Title,-2-Content-and-Content" style:page-layout-name="pageLayout1" draw:style-name="a2213">
      <draw:frame draw:id="id143" presentation:style-name="a2216" draw:name="PlaceHolder 1" svg:x="0.55118in" svg:y="0.88583in" svg:width="9.92087in" svg:height="1.41732in" presentation:class="title" presentation:placeholder="false">
        <draw:text-box>
          <text:p text:style-name="a2215" text:class-names="" text:cond-style-name=""><text:span text:style-name="a2214" text:class-names=""/></text:p>
        </draw:text-box>
        <svg:title/>
        <svg:desc/>
      </draw:frame>
      <draw:frame draw:id="id144" presentation:style-name="a2220" draw:name="PlaceHolder 2" svg:x="0.55118in" svg:y="2.59843in" svg:width="4.84134in" svg:height="1.43661in" presentation:class="outline" presentation:placeholder="false">
        <draw:text-box>
          <text:list text:style-name="a2219">
            <text:list-item>
              <text:p text:style-name="a2218" text:class-names="" text:cond-style-name=""><text:span text:style-name="a2217" text:class-names=""/></text:p>
            </text:list-item>
          </text:list>
        </draw:text-box>
        <svg:title/>
        <svg:desc/>
      </draw:frame>
      <draw:frame draw:id="id145" presentation:style-name="a2224" draw:name="PlaceHolder 3" svg:x="5.63504in" svg:y="2.59843in" svg:width="4.84134in" svg:height="3.01181in" presentation:class="outline" presentation:placeholder="false">
        <draw:text-box>
          <text:list text:style-name="a2223">
            <text:list-item>
              <text:p text:style-name="a2222" text:class-names="" text:cond-style-name=""><text:span text:style-name="a2221" text:class-names=""/></text:p>
            </text:list-item>
          </text:list>
        </draw:text-box>
        <svg:title/>
        <svg:desc/>
      </draw:frame>
      <draw:frame draw:id="id146" presentation:style-name="a2228" draw:name="PlaceHolder 4" svg:x="0.55118in" svg:y="4.17205in" svg:width="4.84134in" svg:height="1.43661in" presentation:class="outline" presentation:placeholder="false">
        <draw:text-box>
          <text:list text:style-name="a2227">
            <text:list-item>
              <text:p text:style-name="a2226" text:class-names="" text:cond-style-name=""><text:span text:style-name="a2225" text:class-names=""/></text:p>
            </text:list-item>
          </text:list>
        </draw:text-box>
        <svg:title/>
        <svg:desc/>
      </draw:frame>
      <presentation:notes style:page-layout-name="pageLayout2" draw:style-name="a2261">
        <draw:frame draw:id="id5" presentation:style-name="a2231" draw:name="頁首版面配置區 1" svg:x="0in" svg:y="0in" svg:width="3.58333in" svg:height="0.58681in" presentation:class="header" presentation:placeholder="false">
          <draw:text-box>
            <text:p text:style-name="a2230" text:class-names="" text:cond-style-name=""><text:span text:style-name="a2229" text:class-names=""/></text:p>
          </draw:text-box>
          <svg:title/>
          <svg:desc/>
        </draw:frame>
        <draw:frame draw:id="id6" presentation:style-name="a2236" draw:name="日期版面配置區 2" svg:x="4.68229in" svg:y="0in" svg:width="3.58333in" svg:height="0.58681in" presentation:class="date-time" presentation:placeholder="false">
          <draw:text-box>
            <text:p text:style-name="a2235" text:class-names="" text:cond-style-name=""><text:span text:style-name="a2232" text:class-names=""><text:date text:fixed="false" style:data-style-name="a2233"/></text:span><text:span text:style-name="a223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237" draw:name="投影片圖像版面配置區 3">
          <svg:title/>
          <svg:desc/>
        </draw:page-thumbnail>
        <draw:frame draw:id="id8" presentation:style-name="a2253" draw:name="備忘稿版面配置區 4" svg:x="0.82639in" svg:y="5.62674in" svg:width="6.61458in" svg:height="4.60417in" presentation:class="notes" presentation:placeholder="false">
          <draw:text-box>
            <text:p text:style-name="a2239" text:class-names="" text:cond-style-name=""><text:span text:style-name="a2238" text:class-names="">編輯母片文字樣式</text:span></text:p>
            <text:list text:style-name="a2242">
              <text:list-item>
                <text:list text:style-name="a2242">
                  <text:list-item>
                    <text:p text:style-name="a2241" text:class-names="" text:cond-style-name=""><text:span text:style-name="a2240" text:class-names="">第二層</text:span></text:p>
                  </text:list-item>
                </text:list>
              </text:list-item>
            </text:list>
            <text:list text:style-name="a2245">
              <text:list-item>
                <text:list text:style-name="a2245">
                  <text:list-item>
                    <text:list text:style-name="a2245">
                      <text:list-item>
                        <text:p text:style-name="a2244" text:class-names="" text:cond-style-name=""><text:span text:style-name="a224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248">
              <text:list-item>
                <text:list text:style-name="a2248">
                  <text:list-item>
                    <text:list text:style-name="a2248">
                      <text:list-item>
                        <text:list text:style-name="a2248">
                          <text:list-item>
                            <text:p text:style-name="a2247" text:class-names="" text:cond-style-name=""><text:span text:style-name="a224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2">
              <text:list-item>
                <text:list text:style-name="a2252">
                  <text:list-item>
                    <text:list text:style-name="a2252">
                      <text:list-item>
                        <text:list text:style-name="a2252">
                          <text:list-item>
                            <text:list text:style-name="a2252">
                              <text:list-item>
                                <text:p text:style-name="a2251" text:class-names="" text:cond-style-name=""><text:span text:style-name="a2249" text:class-names="">第五層</text:span><text:span text:style-name="a22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6" draw:name="頁尾版面配置區 5" svg:x="0in" svg:y="11.1059in" svg:width="3.58333in" svg:height="0.58681in" presentation:class="footer" presentation:placeholder="false">
          <draw:text-box>
            <text:p text:style-name="a2255" text:class-names="" text:cond-style-name=""><text:span text:style-name="a2254" text:class-names=""/></text:p>
          </draw:text-box>
          <svg:title/>
          <svg:desc/>
        </draw:frame>
        <draw:frame draw:id="id10" presentation:style-name="a2260" draw:name="投影片編號版面配置區 6" svg:x="4.68229in" svg:y="11.1059in" svg:width="3.58333in" svg:height="0.58681in" presentation:class="page-number" presentation:placeholder="false">
          <draw:text-box>
            <text:p text:style-name="a2259" text:class-names="" text:cond-style-name=""><text:span text:style-name="a2257" text:class-names=""><text:page-number style:num-format="1" text:fixed="false"/></text:span><text:span text:style-name="a2258" text:class-names=""/></text:p>
          </draw:text-box>
          <svg:title/>
          <svg:desc/>
        </draw:frame>
      </presentation:notes>
    </style:master-page>
    <style:master-page style:name="Master4-Layout8-objAndTwoObj-Title-Content-and-2-Content" style:page-layout-name="pageLayout1" draw:style-name="a2263">
      <draw:frame draw:id="id147" presentation:style-name="a2266" draw:name="PlaceHolder 1" svg:x="0.55118in" svg:y="0.88583in" svg:width="9.92087in" svg:height="1.41732in" presentation:class="title" presentation:placeholder="false">
        <draw:text-box>
          <text:p text:style-name="a2265" text:class-names="" text:cond-style-name=""><text:span text:style-name="a2264" text:class-names=""/></text:p>
        </draw:text-box>
        <svg:title/>
        <svg:desc/>
      </draw:frame>
      <draw:frame draw:id="id148" presentation:style-name="a2270" draw:name="PlaceHolder 2" svg:x="0.55118in" svg:y="2.59843in" svg:width="4.84134in" svg:height="3.01181in" presentation:class="outline" presentation:placeholder="false">
        <draw:text-box>
          <text:list text:style-name="a2269">
            <text:list-item>
              <text:p text:style-name="a2268" text:class-names="" text:cond-style-name=""><text:span text:style-name="a2267" text:class-names=""/></text:p>
            </text:list-item>
          </text:list>
        </draw:text-box>
        <svg:title/>
        <svg:desc/>
      </draw:frame>
      <draw:frame draw:id="id149" presentation:style-name="a2274" draw:name="PlaceHolder 3" svg:x="5.63504in" svg:y="2.59843in" svg:width="4.84134in" svg:height="1.43661in" presentation:class="outline" presentation:placeholder="false">
        <draw:text-box>
          <text:list text:style-name="a2273">
            <text:list-item>
              <text:p text:style-name="a2272" text:class-names="" text:cond-style-name=""><text:span text:style-name="a2271" text:class-names=""/></text:p>
            </text:list-item>
          </text:list>
        </draw:text-box>
        <svg:title/>
        <svg:desc/>
      </draw:frame>
      <draw:frame draw:id="id150" presentation:style-name="a2278" draw:name="PlaceHolder 4" svg:x="5.63504in" svg:y="4.17205in" svg:width="4.84134in" svg:height="1.43661in" presentation:class="outline" presentation:placeholder="false">
        <draw:text-box>
          <text:list text:style-name="a2277">
            <text:list-item>
              <text:p text:style-name="a2276" text:class-names="" text:cond-style-name=""><text:span text:style-name="a2275" text:class-names=""/></text:p>
            </text:list-item>
          </text:list>
        </draw:text-box>
        <svg:title/>
        <svg:desc/>
      </draw:frame>
      <presentation:notes style:page-layout-name="pageLayout2" draw:style-name="a2311">
        <draw:frame draw:id="id5" presentation:style-name="a2281" draw:name="頁首版面配置區 1" svg:x="0in" svg:y="0in" svg:width="3.58333in" svg:height="0.58681in" presentation:class="header" presentation:placeholder="false">
          <draw:text-box>
            <text:p text:style-name="a2280" text:class-names="" text:cond-style-name=""><text:span text:style-name="a2279" text:class-names=""/></text:p>
          </draw:text-box>
          <svg:title/>
          <svg:desc/>
        </draw:frame>
        <draw:frame draw:id="id6" presentation:style-name="a2286" draw:name="日期版面配置區 2" svg:x="4.68229in" svg:y="0in" svg:width="3.58333in" svg:height="0.58681in" presentation:class="date-time" presentation:placeholder="false">
          <draw:text-box>
            <text:p text:style-name="a2285" text:class-names="" text:cond-style-name=""><text:span text:style-name="a2282" text:class-names=""><text:date text:fixed="false" style:data-style-name="a2283"/></text:span><text:span text:style-name="a228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287" draw:name="投影片圖像版面配置區 3">
          <svg:title/>
          <svg:desc/>
        </draw:page-thumbnail>
        <draw:frame draw:id="id8" presentation:style-name="a2303" draw:name="備忘稿版面配置區 4" svg:x="0.82639in" svg:y="5.62674in" svg:width="6.61458in" svg:height="4.60417in" presentation:class="notes" presentation:placeholder="false">
          <draw:text-box>
            <text:p text:style-name="a2289" text:class-names="" text:cond-style-name=""><text:span text:style-name="a2288" text:class-names="">編輯母片文字樣式</text:span></text:p>
            <text:list text:style-name="a2292">
              <text:list-item>
                <text:list text:style-name="a2292">
                  <text:list-item>
                    <text:p text:style-name="a2291" text:class-names="" text:cond-style-name=""><text:span text:style-name="a2290" text:class-names="">第二層</text:span></text:p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list text:style-name="a2295">
                      <text:list-item>
                        <text:p text:style-name="a2294" text:class-names="" text:cond-style-name=""><text:span text:style-name="a229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298">
              <text:list-item>
                <text:list text:style-name="a2298">
                  <text:list-item>
                    <text:list text:style-name="a2298">
                      <text:list-item>
                        <text:list text:style-name="a2298">
                          <text:list-item>
                            <text:p text:style-name="a2297" text:class-names="" text:cond-style-name=""><text:span text:style-name="a229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list text:style-name="a2302">
                      <text:list-item>
                        <text:list text:style-name="a2302">
                          <text:list-item>
                            <text:list text:style-name="a2302">
                              <text:list-item>
                                <text:p text:style-name="a2301" text:class-names="" text:cond-style-name=""><text:span text:style-name="a2299" text:class-names="">第五層</text:span><text:span text:style-name="a2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6" draw:name="頁尾版面配置區 5" svg:x="0in" svg:y="11.1059in" svg:width="3.58333in" svg:height="0.58681in" presentation:class="footer" presentation:placeholder="false">
          <draw:text-box>
            <text:p text:style-name="a2305" text:class-names="" text:cond-style-name=""><text:span text:style-name="a2304" text:class-names=""/></text:p>
          </draw:text-box>
          <svg:title/>
          <svg:desc/>
        </draw:frame>
        <draw:frame draw:id="id10" presentation:style-name="a2310" draw:name="投影片編號版面配置區 6" svg:x="4.68229in" svg:y="11.1059in" svg:width="3.58333in" svg:height="0.58681in" presentation:class="page-number" presentation:placeholder="false">
          <draw:text-box>
            <text:p text:style-name="a2309" text:class-names="" text:cond-style-name=""><text:span text:style-name="a2307" text:class-names=""><text:page-number style:num-format="1" text:fixed="false"/></text:span><text:span text:style-name="a2308" text:class-names=""/></text:p>
          </draw:text-box>
          <svg:title/>
          <svg:desc/>
        </draw:frame>
      </presentation:notes>
    </style:master-page>
    <style:master-page style:name="Master4-Layout9-twoObjOverTx-Title,-2-Content-over-Content" style:page-layout-name="pageLayout1" draw:style-name="a2313">
      <draw:frame draw:id="id151" presentation:style-name="a2316" draw:name="PlaceHolder 1" svg:x="0.55118in" svg:y="0.88583in" svg:width="9.92087in" svg:height="1.41732in" presentation:class="title" presentation:placeholder="false">
        <draw:text-box>
          <text:p text:style-name="a2315" text:class-names="" text:cond-style-name=""><text:span text:style-name="a2314" text:class-names=""/></text:p>
        </draw:text-box>
        <svg:title/>
        <svg:desc/>
      </draw:frame>
      <draw:frame draw:id="id152" presentation:style-name="a2320" draw:name="PlaceHolder 2" svg:x="0.55118in" svg:y="2.59843in" svg:width="4.84134in" svg:height="1.43661in" presentation:class="outline" presentation:placeholder="false">
        <draw:text-box>
          <text:list text:style-name="a2319">
            <text:list-item>
              <text:p text:style-name="a2318" text:class-names="" text:cond-style-name=""><text:span text:style-name="a2317" text:class-names=""/></text:p>
            </text:list-item>
          </text:list>
        </draw:text-box>
        <svg:title/>
        <svg:desc/>
      </draw:frame>
      <draw:frame draw:id="id153" presentation:style-name="a2324" draw:name="PlaceHolder 3" svg:x="5.63504in" svg:y="2.59843in" svg:width="4.84134in" svg:height="1.43661in" presentation:class="outline" presentation:placeholder="false">
        <draw:text-box>
          <text:list text:style-name="a2323">
            <text:list-item>
              <text:p text:style-name="a2322" text:class-names="" text:cond-style-name=""><text:span text:style-name="a2321" text:class-names=""/></text:p>
            </text:list-item>
          </text:list>
        </draw:text-box>
        <svg:title/>
        <svg:desc/>
      </draw:frame>
      <draw:frame draw:id="id154" presentation:style-name="a2328" draw:name="PlaceHolder 4" svg:x="0.55118in" svg:y="4.17205in" svg:width="9.92087in" svg:height="1.43661in" presentation:class="outline" presentation:placeholder="false">
        <draw:text-box>
          <text:list text:style-name="a2327">
            <text:list-item>
              <text:p text:style-name="a2326" text:class-names="" text:cond-style-name=""><text:span text:style-name="a2325" text:class-names=""/></text:p>
            </text:list-item>
          </text:list>
        </draw:text-box>
        <svg:title/>
        <svg:desc/>
      </draw:frame>
      <presentation:notes style:page-layout-name="pageLayout2" draw:style-name="a2361">
        <draw:frame draw:id="id5" presentation:style-name="a2331" draw:name="頁首版面配置區 1" svg:x="0in" svg:y="0in" svg:width="3.58333in" svg:height="0.58681in" presentation:class="header" presentation:placeholder="false">
          <draw:text-box>
            <text:p text:style-name="a2330" text:class-names="" text:cond-style-name=""><text:span text:style-name="a2329" text:class-names=""/></text:p>
          </draw:text-box>
          <svg:title/>
          <svg:desc/>
        </draw:frame>
        <draw:frame draw:id="id6" presentation:style-name="a2336" draw:name="日期版面配置區 2" svg:x="4.68229in" svg:y="0in" svg:width="3.58333in" svg:height="0.58681in" presentation:class="date-time" presentation:placeholder="false">
          <draw:text-box>
            <text:p text:style-name="a2335" text:class-names="" text:cond-style-name=""><text:span text:style-name="a2332" text:class-names=""><text:date text:fixed="false" style:data-style-name="a2333"/></text:span><text:span text:style-name="a233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337" draw:name="投影片圖像版面配置區 3">
          <svg:title/>
          <svg:desc/>
        </draw:page-thumbnail>
        <draw:frame draw:id="id8" presentation:style-name="a2353" draw:name="備忘稿版面配置區 4" svg:x="0.82639in" svg:y="5.62674in" svg:width="6.61458in" svg:height="4.60417in" presentation:class="notes" presentation:placeholder="false">
          <draw:text-box>
            <text:p text:style-name="a2339" text:class-names="" text:cond-style-name=""><text:span text:style-name="a2338" text:class-names="">編輯母片文字樣式</text:span></text:p>
            <text:list text:style-name="a2342">
              <text:list-item>
                <text:list text:style-name="a2342">
                  <text:list-item>
                    <text:p text:style-name="a2341" text:class-names="" text:cond-style-name=""><text:span text:style-name="a2340" text:class-names="">第二層</text:span></text:p>
                  </text:list-item>
                </text:list>
              </text:list-item>
            </text:list>
            <text:list text:style-name="a2345">
              <text:list-item>
                <text:list text:style-name="a2345">
                  <text:list-item>
                    <text:list text:style-name="a2345">
                      <text:list-item>
                        <text:p text:style-name="a2344" text:class-names="" text:cond-style-name=""><text:span text:style-name="a234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list text:style-name="a2348">
                      <text:list-item>
                        <text:list text:style-name="a2348">
                          <text:list-item>
                            <text:p text:style-name="a2347" text:class-names="" text:cond-style-name=""><text:span text:style-name="a234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2">
              <text:list-item>
                <text:list text:style-name="a2352">
                  <text:list-item>
                    <text:list text:style-name="a2352">
                      <text:list-item>
                        <text:list text:style-name="a2352">
                          <text:list-item>
                            <text:list text:style-name="a2352">
                              <text:list-item>
                                <text:p text:style-name="a2351" text:class-names="" text:cond-style-name=""><text:span text:style-name="a2349" text:class-names="">第五層</text:span><text:span text:style-name="a23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6" draw:name="頁尾版面配置區 5" svg:x="0in" svg:y="11.1059in" svg:width="3.58333in" svg:height="0.58681in" presentation:class="footer" presentation:placeholder="false">
          <draw:text-box>
            <text:p text:style-name="a2355" text:class-names="" text:cond-style-name=""><text:span text:style-name="a2354" text:class-names=""/></text:p>
          </draw:text-box>
          <svg:title/>
          <svg:desc/>
        </draw:frame>
        <draw:frame draw:id="id10" presentation:style-name="a2360" draw:name="投影片編號版面配置區 6" svg:x="4.68229in" svg:y="11.1059in" svg:width="3.58333in" svg:height="0.58681in" presentation:class="page-number" presentation:placeholder="false">
          <draw:text-box>
            <text:p text:style-name="a2359" text:class-names="" text:cond-style-name=""><text:span text:style-name="a2357" text:class-names=""><text:page-number style:num-format="1" text:fixed="false"/></text:span><text:span text:style-name="a2358" text:class-names=""/></text:p>
          </draw:text-box>
          <svg:title/>
          <svg:desc/>
        </draw:frame>
      </presentation:notes>
    </style:master-page>
    <style:master-page style:name="Master4-Layout10-objOverTx-Title,-Content-over-Content" style:page-layout-name="pageLayout1" draw:style-name="a2363">
      <draw:frame draw:id="id155" presentation:style-name="a2366" draw:name="PlaceHolder 1" svg:x="0.55118in" svg:y="0.88583in" svg:width="9.92087in" svg:height="1.41732in" presentation:class="title" presentation:placeholder="false">
        <draw:text-box>
          <text:p text:style-name="a2365" text:class-names="" text:cond-style-name=""><text:span text:style-name="a2364" text:class-names=""/></text:p>
        </draw:text-box>
        <svg:title/>
        <svg:desc/>
      </draw:frame>
      <draw:frame draw:id="id156" presentation:style-name="a2370" draw:name="PlaceHolder 2" svg:x="0.55118in" svg:y="2.59843in" svg:width="9.92087in" svg:height="1.43661in" presentation:class="outline" presentation:placeholder="false">
        <draw:text-box>
          <text:list text:style-name="a2369">
            <text:list-item>
              <text:p text:style-name="a2368" text:class-names="" text:cond-style-name=""><text:span text:style-name="a2367" text:class-names=""/></text:p>
            </text:list-item>
          </text:list>
        </draw:text-box>
        <svg:title/>
        <svg:desc/>
      </draw:frame>
      <draw:frame draw:id="id157" presentation:style-name="a2374" draw:name="PlaceHolder 3" svg:x="0.55118in" svg:y="4.17205in" svg:width="9.92087in" svg:height="1.43661in" presentation:class="outline" presentation:placeholder="false">
        <draw:text-box>
          <text:list text:style-name="a2373">
            <text:list-item>
              <text:p text:style-name="a2372" text:class-names="" text:cond-style-name=""><text:span text:style-name="a2371" text:class-names=""/></text:p>
            </text:list-item>
          </text:list>
        </draw:text-box>
        <svg:title/>
        <svg:desc/>
      </draw:frame>
      <presentation:notes style:page-layout-name="pageLayout2" draw:style-name="a2407">
        <draw:frame draw:id="id5" presentation:style-name="a2377" draw:name="頁首版面配置區 1" svg:x="0in" svg:y="0in" svg:width="3.58333in" svg:height="0.58681in" presentation:class="header" presentation:placeholder="false">
          <draw:text-box>
            <text:p text:style-name="a2376" text:class-names="" text:cond-style-name=""><text:span text:style-name="a2375" text:class-names=""/></text:p>
          </draw:text-box>
          <svg:title/>
          <svg:desc/>
        </draw:frame>
        <draw:frame draw:id="id6" presentation:style-name="a2382" draw:name="日期版面配置區 2" svg:x="4.68229in" svg:y="0in" svg:width="3.58333in" svg:height="0.58681in" presentation:class="date-time" presentation:placeholder="false">
          <draw:text-box>
            <text:p text:style-name="a2381" text:class-names="" text:cond-style-name=""><text:span text:style-name="a2378" text:class-names=""><text:date text:fixed="false" style:data-style-name="a2379"/></text:span><text:span text:style-name="a2380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383" draw:name="投影片圖像版面配置區 3">
          <svg:title/>
          <svg:desc/>
        </draw:page-thumbnail>
        <draw:frame draw:id="id8" presentation:style-name="a2399" draw:name="備忘稿版面配置區 4" svg:x="0.82639in" svg:y="5.62674in" svg:width="6.61458in" svg:height="4.60417in" presentation:class="notes" presentation:placeholder="false">
          <draw:text-box>
            <text:p text:style-name="a2385" text:class-names="" text:cond-style-name=""><text:span text:style-name="a2384" text:class-names="">編輯母片文字樣式</text:span></text:p>
            <text:list text:style-name="a2388">
              <text:list-item>
                <text:list text:style-name="a2388">
                  <text:list-item>
                    <text:p text:style-name="a2387" text:class-names="" text:cond-style-name=""><text:span text:style-name="a2386" text:class-names="">第二層</text:span></text:p>
                  </text:list-item>
                </text:list>
              </text:list-item>
            </text:list>
            <text:list text:style-name="a2391">
              <text:list-item>
                <text:list text:style-name="a2391">
                  <text:list-item>
                    <text:list text:style-name="a2391">
                      <text:list-item>
                        <text:p text:style-name="a2390" text:class-names="" text:cond-style-name=""><text:span text:style-name="a238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394">
              <text:list-item>
                <text:list text:style-name="a2394">
                  <text:list-item>
                    <text:list text:style-name="a2394">
                      <text:list-item>
                        <text:list text:style-name="a2394">
                          <text:list-item>
                            <text:p text:style-name="a2393" text:class-names="" text:cond-style-name=""><text:span text:style-name="a239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8">
              <text:list-item>
                <text:list text:style-name="a2398">
                  <text:list-item>
                    <text:list text:style-name="a2398">
                      <text:list-item>
                        <text:list text:style-name="a2398">
                          <text:list-item>
                            <text:list text:style-name="a2398">
                              <text:list-item>
                                <text:p text:style-name="a2397" text:class-names="" text:cond-style-name=""><text:span text:style-name="a2395" text:class-names="">第五層</text:span><text:span text:style-name="a23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2" draw:name="頁尾版面配置區 5" svg:x="0in" svg:y="11.1059in" svg:width="3.58333in" svg:height="0.58681in" presentation:class="footer" presentation:placeholder="false">
          <draw:text-box>
            <text:p text:style-name="a2401" text:class-names="" text:cond-style-name=""><text:span text:style-name="a2400" text:class-names=""/></text:p>
          </draw:text-box>
          <svg:title/>
          <svg:desc/>
        </draw:frame>
        <draw:frame draw:id="id10" presentation:style-name="a2406" draw:name="投影片編號版面配置區 6" svg:x="4.68229in" svg:y="11.1059in" svg:width="3.58333in" svg:height="0.58681in" presentation:class="page-number" presentation:placeholder="false">
          <draw:text-box>
            <text:p text:style-name="a2405" text:class-names="" text:cond-style-name=""><text:span text:style-name="a2403" text:class-names=""><text:page-number style:num-format="1" text:fixed="false"/></text:span><text:span text:style-name="a2404" text:class-names=""/></text:p>
          </draw:text-box>
          <svg:title/>
          <svg:desc/>
        </draw:frame>
      </presentation:notes>
    </style:master-page>
    <style:master-page style:name="Master4-Layout11-fourObj-Title,-4-Content" style:page-layout-name="pageLayout1" draw:style-name="a2409">
      <draw:frame draw:id="id158" presentation:style-name="a2412" draw:name="PlaceHolder 1" svg:x="0.55118in" svg:y="0.88583in" svg:width="9.92087in" svg:height="1.41732in" presentation:class="title" presentation:placeholder="false">
        <draw:text-box>
          <text:p text:style-name="a2411" text:class-names="" text:cond-style-name=""><text:span text:style-name="a2410" text:class-names=""/></text:p>
        </draw:text-box>
        <svg:title/>
        <svg:desc/>
      </draw:frame>
      <draw:frame draw:id="id159" presentation:style-name="a2416" draw:name="PlaceHolder 2" svg:x="0.55118in" svg:y="2.59843in" svg:width="4.84134in" svg:height="1.43661in" presentation:class="outline" presentation:placeholder="false">
        <draw:text-box>
          <text:list text:style-name="a2415">
            <text:list-item>
              <text:p text:style-name="a2414" text:class-names="" text:cond-style-name=""><text:span text:style-name="a2413" text:class-names=""/></text:p>
            </text:list-item>
          </text:list>
        </draw:text-box>
        <svg:title/>
        <svg:desc/>
      </draw:frame>
      <draw:frame draw:id="id160" presentation:style-name="a2420" draw:name="PlaceHolder 3" svg:x="5.63504in" svg:y="2.59843in" svg:width="4.84134in" svg:height="1.43661in" presentation:class="outline" presentation:placeholder="false">
        <draw:text-box>
          <text:list text:style-name="a2419">
            <text:list-item>
              <text:p text:style-name="a2418" text:class-names="" text:cond-style-name=""><text:span text:style-name="a2417" text:class-names=""/></text:p>
            </text:list-item>
          </text:list>
        </draw:text-box>
        <svg:title/>
        <svg:desc/>
      </draw:frame>
      <draw:frame draw:id="id161" presentation:style-name="a2424" draw:name="PlaceHolder 4" svg:x="0.55118in" svg:y="4.17205in" svg:width="4.84134in" svg:height="1.43661in" presentation:class="outline" presentation:placeholder="false">
        <draw:text-box>
          <text:list text:style-name="a2423">
            <text:list-item>
              <text:p text:style-name="a2422" text:class-names="" text:cond-style-name=""><text:span text:style-name="a2421" text:class-names=""/></text:p>
            </text:list-item>
          </text:list>
        </draw:text-box>
        <svg:title/>
        <svg:desc/>
      </draw:frame>
      <draw:frame draw:id="id162" presentation:style-name="a2428" draw:name="PlaceHolder 5" svg:x="5.63504in" svg:y="4.17205in" svg:width="4.84134in" svg:height="1.43661in" presentation:class="outline" presentation:placeholder="false">
        <draw:text-box>
          <text:list text:style-name="a2427">
            <text:list-item>
              <text:p text:style-name="a2426" text:class-names="" text:cond-style-name=""><text:span text:style-name="a2425" text:class-names=""/></text:p>
            </text:list-item>
          </text:list>
        </draw:text-box>
        <svg:title/>
        <svg:desc/>
      </draw:frame>
      <presentation:notes style:page-layout-name="pageLayout2" draw:style-name="a2461">
        <draw:frame draw:id="id5" presentation:style-name="a2431" draw:name="頁首版面配置區 1" svg:x="0in" svg:y="0in" svg:width="3.58333in" svg:height="0.58681in" presentation:class="header" presentation:placeholder="false">
          <draw:text-box>
            <text:p text:style-name="a2430" text:class-names="" text:cond-style-name=""><text:span text:style-name="a2429" text:class-names=""/></text:p>
          </draw:text-box>
          <svg:title/>
          <svg:desc/>
        </draw:frame>
        <draw:frame draw:id="id6" presentation:style-name="a2436" draw:name="日期版面配置區 2" svg:x="4.68229in" svg:y="0in" svg:width="3.58333in" svg:height="0.58681in" presentation:class="date-time" presentation:placeholder="false">
          <draw:text-box>
            <text:p text:style-name="a2435" text:class-names="" text:cond-style-name=""><text:span text:style-name="a2432" text:class-names=""><text:date text:fixed="false" style:data-style-name="a2433"/></text:span><text:span text:style-name="a2434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437" draw:name="投影片圖像版面配置區 3">
          <svg:title/>
          <svg:desc/>
        </draw:page-thumbnail>
        <draw:frame draw:id="id8" presentation:style-name="a2453" draw:name="備忘稿版面配置區 4" svg:x="0.82639in" svg:y="5.62674in" svg:width="6.61458in" svg:height="4.60417in" presentation:class="notes" presentation:placeholder="false">
          <draw:text-box>
            <text:p text:style-name="a2439" text:class-names="" text:cond-style-name=""><text:span text:style-name="a2438" text:class-names="">編輯母片文字樣式</text:span></text:p>
            <text:list text:style-name="a2442">
              <text:list-item>
                <text:list text:style-name="a2442">
                  <text:list-item>
                    <text:p text:style-name="a2441" text:class-names="" text:cond-style-name=""><text:span text:style-name="a2440" text:class-names="">第二層</text:span></text:p>
                  </text:list-item>
                </text:list>
              </text:list-item>
            </text:list>
            <text:list text:style-name="a2445">
              <text:list-item>
                <text:list text:style-name="a2445">
                  <text:list-item>
                    <text:list text:style-name="a2445">
                      <text:list-item>
                        <text:p text:style-name="a2444" text:class-names="" text:cond-style-name=""><text:span text:style-name="a244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448">
              <text:list-item>
                <text:list text:style-name="a2448">
                  <text:list-item>
                    <text:list text:style-name="a2448">
                      <text:list-item>
                        <text:list text:style-name="a2448">
                          <text:list-item>
                            <text:p text:style-name="a2447" text:class-names="" text:cond-style-name=""><text:span text:style-name="a244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2">
              <text:list-item>
                <text:list text:style-name="a2452">
                  <text:list-item>
                    <text:list text:style-name="a2452">
                      <text:list-item>
                        <text:list text:style-name="a2452">
                          <text:list-item>
                            <text:list text:style-name="a2452">
                              <text:list-item>
                                <text:p text:style-name="a2451" text:class-names="" text:cond-style-name=""><text:span text:style-name="a2449" text:class-names="">第五層</text:span><text:span text:style-name="a2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56" draw:name="頁尾版面配置區 5" svg:x="0in" svg:y="11.1059in" svg:width="3.58333in" svg:height="0.58681in" presentation:class="footer" presentation:placeholder="false">
          <draw:text-box>
            <text:p text:style-name="a2455" text:class-names="" text:cond-style-name=""><text:span text:style-name="a2454" text:class-names=""/></text:p>
          </draw:text-box>
          <svg:title/>
          <svg:desc/>
        </draw:frame>
        <draw:frame draw:id="id10" presentation:style-name="a2460" draw:name="投影片編號版面配置區 6" svg:x="4.68229in" svg:y="11.1059in" svg:width="3.58333in" svg:height="0.58681in" presentation:class="page-number" presentation:placeholder="false">
          <draw:text-box>
            <text:p text:style-name="a2459" text:class-names="" text:cond-style-name=""><text:span text:style-name="a2457" text:class-names=""><text:page-number style:num-format="1" text:fixed="false"/></text:span><text:span text:style-name="a2458" text:class-names=""/></text:p>
          </draw:text-box>
          <svg:title/>
          <svg:desc/>
        </draw:frame>
      </presentation:notes>
    </style:master-page>
    <style:master-page style:name="Master4-Layout12-blank-Title,-6-Content" style:page-layout-name="pageLayout1" draw:style-name="a2463">
      <draw:frame draw:id="id163" presentation:style-name="a2466" draw:name="PlaceHolder 1" svg:x="0.55118in" svg:y="0.88583in" svg:width="9.92087in" svg:height="1.41732in" presentation:class="title" presentation:placeholder="false">
        <draw:text-box>
          <text:p text:style-name="a2465" text:class-names="" text:cond-style-name=""><text:span text:style-name="a2464" text:class-names=""/></text:p>
        </draw:text-box>
        <svg:title/>
        <svg:desc/>
      </draw:frame>
      <draw:frame draw:id="id164" presentation:style-name="a2470" draw:name="PlaceHolder 2" svg:x="0.55118in" svg:y="2.59843in" svg:width="3.19409in" svg:height="1.43661in" presentation:class="outline" presentation:placeholder="false">
        <draw:text-box>
          <text:list text:style-name="a2469">
            <text:list-item>
              <text:p text:style-name="a2468" text:class-names="" text:cond-style-name=""><text:span text:style-name="a2467" text:class-names=""/></text:p>
            </text:list-item>
          </text:list>
        </draw:text-box>
        <svg:title/>
        <svg:desc/>
      </draw:frame>
      <draw:frame draw:id="id165" presentation:style-name="a2474" draw:name="PlaceHolder 3" svg:x="3.90551in" svg:y="2.59843in" svg:width="3.19409in" svg:height="1.43661in" presentation:class="outline" presentation:placeholder="false">
        <draw:text-box>
          <text:list text:style-name="a2473">
            <text:list-item>
              <text:p text:style-name="a2472" text:class-names="" text:cond-style-name=""><text:span text:style-name="a2471" text:class-names=""/></text:p>
            </text:list-item>
          </text:list>
        </draw:text-box>
        <svg:title/>
        <svg:desc/>
      </draw:frame>
      <draw:frame draw:id="id166" presentation:style-name="a2478" draw:name="PlaceHolder 4" svg:x="7.25945in" svg:y="2.59843in" svg:width="3.19409in" svg:height="1.43661in" presentation:class="outline" presentation:placeholder="false">
        <draw:text-box>
          <text:list text:style-name="a2477">
            <text:list-item>
              <text:p text:style-name="a2476" text:class-names="" text:cond-style-name=""><text:span text:style-name="a2475" text:class-names=""/></text:p>
            </text:list-item>
          </text:list>
        </draw:text-box>
        <svg:title/>
        <svg:desc/>
      </draw:frame>
      <draw:frame draw:id="id167" presentation:style-name="a2482" draw:name="PlaceHolder 5" svg:x="0.55118in" svg:y="4.17205in" svg:width="3.19409in" svg:height="1.43661in" presentation:class="outline" presentation:placeholder="false">
        <draw:text-box>
          <text:list text:style-name="a2481">
            <text:list-item>
              <text:p text:style-name="a2480" text:class-names="" text:cond-style-name=""><text:span text:style-name="a2479" text:class-names=""/></text:p>
            </text:list-item>
          </text:list>
        </draw:text-box>
        <svg:title/>
        <svg:desc/>
      </draw:frame>
      <draw:frame draw:id="id168" presentation:style-name="a2486" draw:name="PlaceHolder 6" svg:x="3.90551in" svg:y="4.17205in" svg:width="3.19409in" svg:height="1.43661in" presentation:class="outline" presentation:placeholder="false">
        <draw:text-box>
          <text:list text:style-name="a2485">
            <text:list-item>
              <text:p text:style-name="a2484" text:class-names="" text:cond-style-name=""><text:span text:style-name="a2483" text:class-names=""/></text:p>
            </text:list-item>
          </text:list>
        </draw:text-box>
        <svg:title/>
        <svg:desc/>
      </draw:frame>
      <draw:frame draw:id="id169" presentation:style-name="a2490" draw:name="PlaceHolder 7" svg:x="7.25945in" svg:y="4.17205in" svg:width="3.19409in" svg:height="1.43661in" presentation:class="outline" presentation:placeholder="false">
        <draw:text-box>
          <text:list text:style-name="a2489">
            <text:list-item>
              <text:p text:style-name="a2488" text:class-names="" text:cond-style-name=""><text:span text:style-name="a2487" text:class-names=""/></text:p>
            </text:list-item>
          </text:list>
        </draw:text-box>
        <svg:title/>
        <svg:desc/>
      </draw:frame>
      <presentation:notes style:page-layout-name="pageLayout2" draw:style-name="a2523">
        <draw:frame draw:id="id5" presentation:style-name="a2493" draw:name="頁首版面配置區 1" svg:x="0in" svg:y="0in" svg:width="3.58333in" svg:height="0.58681in" presentation:class="header" presentation:placeholder="false">
          <draw:text-box>
            <text:p text:style-name="a2492" text:class-names="" text:cond-style-name=""><text:span text:style-name="a2491" text:class-names=""/></text:p>
          </draw:text-box>
          <svg:title/>
          <svg:desc/>
        </draw:frame>
        <draw:frame draw:id="id6" presentation:style-name="a2498" draw:name="日期版面配置區 2" svg:x="4.68229in" svg:y="0in" svg:width="3.58333in" svg:height="0.58681in" presentation:class="date-time" presentation:placeholder="false">
          <draw:text-box>
            <text:p text:style-name="a2497" text:class-names="" text:cond-style-name=""><text:span text:style-name="a2494" text:class-names=""><text:date text:fixed="false" style:data-style-name="a2495"/></text:span><text:span text:style-name="a2496" text:class-names=""/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499" draw:name="投影片圖像版面配置區 3">
          <svg:title/>
          <svg:desc/>
        </draw:page-thumbnail>
        <draw:frame draw:id="id8" presentation:style-name="a2515" draw:name="備忘稿版面配置區 4" svg:x="0.82639in" svg:y="5.62674in" svg:width="6.61458in" svg:height="4.60417in" presentation:class="notes" presentation:placeholder="false">
          <draw:text-box>
            <text:p text:style-name="a2501" text:class-names="" text:cond-style-name=""><text:span text:style-name="a2500" text:class-names="">編輯母片文字樣式</text:span></text:p>
            <text:list text:style-name="a2504">
              <text:list-item>
                <text:list text:style-name="a2504">
                  <text:list-item>
                    <text:p text:style-name="a2503" text:class-names="" text:cond-style-name=""><text:span text:style-name="a2502" text:class-names="">第二層</text:span></text:p>
                  </text:list-item>
                </text:list>
              </text:list-item>
            </text:list>
            <text:list text:style-name="a2507">
              <text:list-item>
                <text:list text:style-name="a2507">
                  <text:list-item>
                    <text:list text:style-name="a2507">
                      <text:list-item>
                        <text:p text:style-name="a2506" text:class-names="" text:cond-style-name=""><text:span text:style-name="a250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510">
              <text:list-item>
                <text:list text:style-name="a2510">
                  <text:list-item>
                    <text:list text:style-name="a2510">
                      <text:list-item>
                        <text:list text:style-name="a2510">
                          <text:list-item>
                            <text:p text:style-name="a2509" text:class-names="" text:cond-style-name=""><text:span text:style-name="a250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4">
              <text:list-item>
                <text:list text:style-name="a2514">
                  <text:list-item>
                    <text:list text:style-name="a2514">
                      <text:list-item>
                        <text:list text:style-name="a2514">
                          <text:list-item>
                            <text:list text:style-name="a2514">
                              <text:list-item>
                                <text:p text:style-name="a2513" text:class-names="" text:cond-style-name=""><text:span text:style-name="a2511" text:class-names="">第五層</text:span><text:span text:style-name="a2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18" draw:name="頁尾版面配置區 5" svg:x="0in" svg:y="11.1059in" svg:width="3.58333in" svg:height="0.58681in" presentation:class="footer" presentation:placeholder="false">
          <draw:text-box>
            <text:p text:style-name="a2517" text:class-names="" text:cond-style-name=""><text:span text:style-name="a2516" text:class-names=""/></text:p>
          </draw:text-box>
          <svg:title/>
          <svg:desc/>
        </draw:frame>
        <draw:frame draw:id="id10" presentation:style-name="a2522" draw:name="投影片編號版面配置區 6" svg:x="4.68229in" svg:y="11.1059in" svg:width="3.58333in" svg:height="0.58681in" presentation:class="page-number" presentation:placeholder="false">
          <draw:text-box>
            <text:p text:style-name="a2521" text:class-names="" text:cond-style-name=""><text:span text:style-name="a2519" text:class-names=""><text:page-number style:num-format="1" text:fixed="false"/></text:span><text:span text:style-name="a252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description/>
    <dc:subject/>
    <meta:initial-creator>Peter Wolf</meta:initial-creator>
    <dc:creator>Yang</dc:creator>
    <meta:creation-date>2020-12-15T13:38:10Z</meta:creation-date>
    <dc:date>2020-12-28T18:22:16Z</dc:date>
    <meta:template xlink:href="" xlink:type="simple"/>
    <meta:editing-cycles>14</meta:editing-cycles>
    <meta:editing-duration>PT6962S</meta:editing-duration>
    <meta:document-statistic meta:paragraph-count="61" meta:word-count="422"/>
  </office:meta>
</office:document-meta>
</file>